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1.2591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4098in"/>
    </style:style>
    <style:style style:name="co6" style:family="table-column">
      <style:table-column-properties fo:break-before="auto" style:column-width="1.5602in"/>
    </style:style>
    <style:style style:name="co7" style:family="table-column">
      <style:table-column-properties fo:break-before="auto" style:column-width="1.3339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1.226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File</text:p>
          </table:table-cell>
          <table:table-cell office:value-type="string">
            <text:p>nltk sentence</text:p>
          </table:table-cell>
          <table:table-cell office:value-type="string">
            <text:p>length by '.'</text:p>
          </table:table-cell>
          <table:table-cell office:value-type="string">
            <text:p>% capitalized after '.'</text:p>
          </table:table-cell>
          <table:table-cell office:value-type="string">
            <text:p>length by ','</text:p>
          </table:table-cell>
          <table:table-cell office:value-type="string">
            <text:p>% capitalized after ','</text:p>
          </table:table-cell>
          <table:table-cell office:value-type="string">
            <text:p>. or , followed capital</text:p>
          </table:table-cell>
          <table:table-cell office:value-type="string">
            <text:p>length by capitals</text:p>
          </table:table-cell>
          <table:table-cell office:value-type="string">
            <text:p>length by tab</text:p>
          </table:table-cell>
          <table:table-cell office:value-type="string">
            <text:p>paragraph length</text:p>
          </table:table-cell>
          <table:table-cell office:value-type="string">
            <text:p>total length</text:p>
          </table:table-cell>
        </table:table-row>
        <table:table-row table:style-name="ro1">
          <table:table-cell office:value-type="string">
            <text:p>Troja.xml</text:p>
          </table:table-cell>
          <table:table-cell table:number-columns-repeated="2" office:value-type="float" office:value="45775">
            <text:p>45775</text:p>
          </table:table-cell>
          <table:table-cell office:value-type="float" office:value="1">
            <text:p>1</text:p>
          </table:table-cell>
          <table:table-cell office:value-type="float" office:value="31.3312799452">
            <text:p>31.3312799452</text:p>
          </table:table-cell>
          <table:table-cell office:value-type="float" office:value="0.220396988364">
            <text:p>0.2203969884</text:p>
          </table:table-cell>
          <table:table-cell office:value-type="float" office:value="147.186495177">
            <text:p>147.186495177</text:p>
          </table:table-cell>
          <table:table-cell office:value-type="float" office:value="20.9209323583">
            <text:p>20.9209323583</text:p>
          </table:table-cell>
          <table:table-cell office:value-type="float" office:value="111.125301205">
            <text:p>111.125301205</text:p>
          </table:table-cell>
          <table:table-cell office:value-type="float" office:value="36.1001577287">
            <text:p>36.1001577287</text:p>
          </table:table-cell>
          <table:table-cell office:value-type="float" office:value="45775">
            <text:p>45775</text:p>
          </table:table-cell>
        </table:table-row>
        <table:table-row table:style-name="ro1">
          <table:table-cell office:value-type="string">
            <text:p>Karl.xml</text:p>
          </table:table-cell>
          <table:table-cell office:value-type="float" office:value="28875">
            <text:p>28875</text:p>
          </table:table-cell>
          <table:table-cell office:value-type="float" office:value="57750">
            <text:p>57750</text:p>
          </table:table-cell>
          <table:table-cell office:value-type="float" office:value="1">
            <text:p>1</text:p>
          </table:table-cell>
          <table:table-cell office:value-type="float" office:value="28875">
            <text:p>28875</text:p>
          </table:table-cell>
          <table:table-cell office:value-type="float" office:value="0.5">
            <text:p>0.5</text:p>
          </table:table-cell>
          <table:table-cell office:value-type="float" office:value="57750">
            <text:p>57750</text:p>
          </table:table-cell>
          <table:table-cell office:value-type="float" office:value="49.8274374461">
            <text:p>49.8274374461</text:p>
          </table:table-cell>
          <table:table-cell office:value-type="float" office:value="57750">
            <text:p>57750</text:p>
          </table:table-cell>
          <table:table-cell office:value-type="float" office:value="10.756379214">
            <text:p>10.756379214</text:p>
          </table:table-cell>
          <table:table-cell office:value-type="float" office:value="57750">
            <text:p>57750</text:p>
          </table:table-cell>
        </table:table-row>
        <table:table-row table:style-name="ro1">
          <table:table-cell office:value-type="string">
            <text:p>Erik-A.xml</text:p>
          </table:table-cell>
          <table:table-cell table:number-columns-repeated="2"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19.6930134086">
            <text:p>19.6930134086</text:p>
          </table:table-cell>
          <table:table-cell office:value-type="float" office:value="27905">
            <text:p>27905</text:p>
          </table:table-cell>
          <table:table-cell office:value-type="float" office:value="39.3582510578">
            <text:p>39.3582510578</text:p>
          </table:table-cell>
          <table:table-cell office:value-type="float" office:value="27905">
            <text:p>27905</text:p>
          </table:table-cell>
        </table:table-row>
        <table:table-row table:style-name="ro1">
          <table:table-cell office:value-type="string">
            <text:p>EmAnna.xml</text:p>
          </table:table-cell>
          <table:table-cell table:number-columns-repeated="2" office:value-type="float" office:value="17614.5">
            <text:p>17614.5</text:p>
          </table:table-cell>
          <table:table-cell office:value-type="float" office:value="0">
            <text:p>0</text:p>
          </table:table-cell>
          <table:table-cell office:value-type="float" office:value="9.36692369051">
            <text:p>9.3669236905</text:p>
          </table:table-cell>
          <table:table-cell office:value-type="float" office:value="0.140388194629">
            <text:p>0.1403881946</text:p>
          </table:table-cell>
          <table:table-cell office:value-type="float" office:value="66.3446327684">
            <text:p>66.3446327684</text:p>
          </table:table-cell>
          <table:table-cell office:value-type="float" office:value="43.6002475248">
            <text:p>43.6002475248</text:p>
          </table:table-cell>
          <table:table-cell office:value-type="float" office:value="800.659090909">
            <text:p>800.659090909</text:p>
          </table:table-cell>
          <table:table-cell office:value-type="float" office:value="72.487654321">
            <text:p>72.487654321</text:p>
          </table:table-cell>
          <table:table-cell office:value-type="float" office:value="35229">
            <text:p>35229</text:p>
          </table:table-cell>
        </table:table-row>
        <table:table-row table:style-name="ro1">
          <table:table-cell office:value-type="string">
            <text:p>Birg7-C61.xml</text:p>
          </table:table-cell>
          <table:table-cell table:number-columns-repeated="2" office:value-type="float" office:value="14895">
            <text:p>14895</text:p>
          </table:table-cell>
          <table:table-cell office:value-type="float" office:value="0">
            <text:p>0</text:p>
          </table:table-cell>
          <table:table-cell office:value-type="float" office:value="14895">
            <text:p>14895</text:p>
          </table:table-cell>
          <table:table-cell office:value-type="float" office:value="0">
            <text:p>0</text:p>
          </table:table-cell>
          <table:table-cell office:value-type="float" office:value="677.045454545">
            <text:p>677.045454545</text:p>
          </table:table-cell>
          <table:table-cell office:value-type="float" office:value="20.7451253482">
            <text:p>20.7451253482</text:p>
          </table:table-cell>
          <table:table-cell office:value-type="float" office:value="620.625">
            <text:p>620.625</text:p>
          </table:table-cell>
          <table:table-cell office:value-type="float" office:value="40.1482479784">
            <text:p>40.1482479784</text:p>
          </table:table-cell>
          <table:table-cell office:value-type="float" office:value="14895">
            <text:p>14895</text:p>
          </table:table-cell>
        </table:table-row>
        <table:table-row table:style-name="ro1">
          <table:table-cell office:value-type="string">
            <text:p>MariaOe.xml</text:p>
          </table:table-cell>
          <table:table-cell table:number-columns-repeated="2" office:value-type="float" office:value="9740">
            <text:p>9740</text:p>
          </table:table-cell>
          <table:table-cell office:value-type="float" office:value="1">
            <text:p>1</text:p>
          </table:table-cell>
          <table:table-cell office:value-type="float" office:value="8.25423728814">
            <text:p>8.2542372881</text:p>
          </table:table-cell>
          <table:table-cell office:value-type="float" office:value="0.0957627118644">
            <text:p>0.0957627119</text:p>
          </table:table-cell>
          <table:table-cell office:value-type="float" office:value="57.9761904762">
            <text:p>57.9761904762</text:p>
          </table:table-cell>
          <table:table-cell office:value-type="float" office:value="48.9447236181">
            <text:p>48.9447236181</text:p>
          </table:table-cell>
          <table:table-cell office:value-type="float" office:value="1623.33333333">
            <text:p>1623.33333333</text:p>
          </table:table-cell>
          <table:table-cell office:value-type="float" office:value="94.572815534">
            <text:p>94.572815534</text:p>
          </table:table-cell>
          <table:table-cell office:value-type="float" office:value="9740">
            <text:p>9740</text:p>
          </table:table-cell>
        </table:table-row>
        <table:table-row table:style-name="ro1">
          <table:table-cell office:value-type="string">
            <text:p>Amalberga.xml</text:p>
          </table:table-cell>
          <table:table-cell table:number-columns-repeated="2" office:value-type="float" office:value="9734">
            <text:p>9734</text:p>
          </table:table-cell>
          <table:table-cell office:value-type="float" office:value="0">
            <text:p>0</text:p>
          </table:table-cell>
          <table:table-cell office:value-type="float" office:value="8.73004484305">
            <text:p>8.7300448431</text:p>
          </table:table-cell>
          <table:table-cell office:value-type="float" office:value="0.123766816143">
            <text:p>0.1237668161</text:p>
          </table:table-cell>
          <table:table-cell office:value-type="float" office:value="46.5789473684">
            <text:p>46.5789473684</text:p>
          </table:table-cell>
          <table:table-cell office:value-type="float" office:value="39.7306122449">
            <text:p>39.7306122449</text:p>
          </table:table-cell>
          <table:table-cell office:value-type="float" office:value="3244.66666667">
            <text:p>3244.66666667</text:p>
          </table:table-cell>
          <table:table-cell office:value-type="float" office:value="75.1737451737">
            <text:p>75.1737451737</text:p>
          </table:table-cell>
          <table:table-cell office:value-type="float" office:value="9734">
            <text:p>9734</text:p>
          </table:table-cell>
        </table:table-row>
        <table:table-row table:style-name="ro1">
          <table:table-cell office:value-type="string">
            <text:p>Ordsprak.xml</text:p>
          </table:table-cell>
          <table:table-cell office:value-type="float" office:value="9451">
            <text:p>9451</text:p>
          </table:table-cell>
          <table:table-cell office:value-type="float" office:value="1050.11111111">
            <text:p>1050.11111111</text:p>
          </table:table-cell>
          <table:table-cell office:value-type="float" office:value="0">
            <text:p>0</text:p>
          </table:table-cell>
          <table:table-cell office:value-type="float" office:value="787.583333333">
            <text:p>787.583333333</text:p>
          </table:table-cell>
          <table:table-cell office:value-type="float" office:value="0">
            <text:p>0</text:p>
          </table:table-cell>
          <table:table-cell office:value-type="float" office:value="9451">
            <text:p>9451</text:p>
          </table:table-cell>
          <table:table-cell office:value-type="float" office:value="225.023809524">
            <text:p>225.023809524</text:p>
          </table:table-cell>
          <table:table-cell office:value-type="float" office:value="8.70257826888">
            <text:p>8.7025782689</text:p>
          </table:table-cell>
          <table:table-cell office:value-type="float" office:value="16.7570921986">
            <text:p>16.7570921986</text:p>
          </table:table-cell>
          <table:table-cell office:value-type="float" office:value="9451">
            <text:p>9451</text:p>
          </table:table-cell>
        </table:table-row>
        <table:table-row table:style-name="ro1">
          <table:table-cell office:value-type="string">
            <text:p>SK.xml</text:p>
          </table:table-cell>
          <table:table-cell table:number-columns-repeated="2" office:value-type="float" office:value="8423">
            <text:p>8423</text:p>
          </table:table-cell>
          <table:table-cell office:value-type="float" office:value="0.333333333333">
            <text:p>0.3333333333</text:p>
          </table:table-cell>
          <table:table-cell office:value-type="float" office:value="6.72942743009">
            <text:p>6.7294274301</text:p>
          </table:table-cell>
          <table:table-cell office:value-type="float" office:value="0.201864181092">
            <text:p>0.2018641811</text:p>
          </table:table-cell>
          <table:table-cell office:value-type="float" office:value="32.0266159696">
            <text:p>32.0266159696</text:p>
          </table:table-cell>
          <table:table-cell office:value-type="float" office:value="25.2942942943">
            <text:p>25.2942942943</text:p>
          </table:table-cell>
          <table:table-cell office:value-type="float" office:value="12634.5">
            <text:p>12634.5</text:p>
          </table:table-cell>
          <table:table-cell office:value-type="float" office:value="48.6410009625">
            <text:p>48.6410009625</text:p>
          </table:table-cell>
          <table:table-cell office:value-type="float" office:value="25269">
            <text:p>25269</text:p>
          </table:table-cell>
        </table:table-row>
        <table:table-row table:style-name="ro1">
          <table:table-cell office:value-type="string">
            <text:p>Trost.xml</text:p>
          </table:table-cell>
          <table:table-cell table:number-columns-repeated="2" office:value-type="float" office:value="7615.68421053">
            <text:p>7615.68421053</text:p>
          </table:table-cell>
          <table:table-cell office:value-type="float" office:value="0.0526315789474">
            <text:p>0.0526315789</text:p>
          </table:table-cell>
          <table:table-cell office:value-type="float" office:value="72349">
            <text:p>72349</text:p>
          </table:table-cell>
          <table:table-cell office:value-type="float" office:value="0">
            <text:p>0</text:p>
          </table:table-cell>
          <table:table-cell office:value-type="float" office:value="3445.19047619">
            <text:p>3445.19047619</text:p>
          </table:table-cell>
          <table:table-cell office:value-type="float" office:value="14.6782308785">
            <text:p>14.6782308785</text:p>
          </table:table-cell>
          <table:table-cell office:value-type="float" office:value="530.036630037">
            <text:p>530.036630037</text:p>
          </table:table-cell>
          <table:table-cell office:value-type="float" office:value="26.380674567">
            <text:p>26.380674567</text:p>
          </table:table-cell>
          <table:table-cell office:value-type="float" office:value="144698">
            <text:p>144698</text:p>
          </table:table-cell>
        </table:table-row>
        <table:table-row table:style-name="ro1">
          <table:table-cell office:value-type="string">
            <text:p>SVM-C.xml</text:p>
          </table:table-cell>
          <table:table-cell table:number-columns-repeated="2" office:value-type="float" office:value="6473">
            <text:p>6473</text:p>
          </table:table-cell>
          <table:table-cell office:value-type="float" office:value="0">
            <text:p>0</text:p>
          </table:table-cell>
          <table:table-cell office:value-type="float" office:value="86.3066666667">
            <text:p>86.3066666667</text:p>
          </table:table-cell>
          <table:table-cell office:value-type="float" office:value="0.08">
            <text:p>0.08</text:p>
          </table:table-cell>
          <table:table-cell office:value-type="float" office:value="924.714285714">
            <text:p>924.714285714</text:p>
          </table:table-cell>
          <table:table-cell office:value-type="float" office:value="88.6712328767">
            <text:p>88.6712328767</text:p>
          </table:table-cell>
          <table:table-cell office:value-type="float" office:value="497.923076923">
            <text:p>497.923076923</text:p>
          </table:table-cell>
          <table:table-cell office:value-type="float" office:value="150.534883721">
            <text:p>150.534883721</text:p>
          </table:table-cell>
          <table:table-cell office:value-type="float" office:value="6473">
            <text:p>6473</text:p>
          </table:table-cell>
        </table:table-row>
        <table:table-row table:style-name="ro1">
          <table:table-cell office:value-type="string">
            <text:p>Anna9.xml</text:p>
          </table:table-cell>
          <table:table-cell table:number-columns-repeated="2" office:value-type="float" office:value="6411">
            <text:p>6411</text:p>
          </table:table-cell>
          <table:table-cell office:value-type="float" office:value="0">
            <text:p>0</text:p>
          </table:table-cell>
          <table:table-cell office:value-type="float" office:value="6.47575757576">
            <text:p>6.4757575758</text:p>
          </table:table-cell>
          <table:table-cell office:value-type="float" office:value="0.119191919192">
            <text:p>0.1191919192</text:p>
          </table:table-cell>
          <table:table-cell office:value-type="float" office:value="54.3305084746">
            <text:p>54.3305084746</text:p>
          </table:table-cell>
          <table:table-cell office:value-type="float" office:value="37.4912280702">
            <text:p>37.4912280702</text:p>
          </table:table-cell>
          <table:table-cell office:value-type="float" office:value="400.6875">
            <text:p>400.6875</text:p>
          </table:table-cell>
          <table:table-cell office:value-type="float" office:value="64.11">
            <text:p>64.11</text:p>
          </table:table-cell>
          <table:table-cell office:value-type="float" office:value="6411">
            <text:p>6411</text:p>
          </table:table-cell>
        </table:table-row>
        <table:table-row table:style-name="ro1">
          <table:table-cell office:value-type="string">
            <text:p>Macarius.xml</text:p>
          </table:table-cell>
          <table:table-cell table:number-columns-repeated="2" office:value-type="float" office:value="6237">
            <text:p>6237</text:p>
          </table:table-cell>
          <table:table-cell office:value-type="float" office:value="1">
            <text:p>1</text:p>
          </table:table-cell>
          <table:table-cell office:value-type="float" office:value="7.38981042654">
            <text:p>7.3898104265</text:p>
          </table:table-cell>
          <table:table-cell office:value-type="float" office:value="0.13981042654">
            <text:p>0.1398104265</text:p>
          </table:table-cell>
          <table:table-cell office:value-type="float" office:value="44.2340425532">
            <text:p>44.2340425532</text:p>
          </table:table-cell>
          <table:table-cell office:value-type="float" office:value="38.7391304348">
            <text:p>38.7391304348</text:p>
          </table:table-cell>
          <table:table-cell office:value-type="float" office:value="2079">
            <text:p>2079</text:p>
          </table:table-cell>
          <table:table-cell office:value-type="float" office:value="74.2619047619">
            <text:p>74.2619047619</text:p>
          </table:table-cell>
          <table:table-cell office:value-type="float" office:value="6237">
            <text:p>6237</text:p>
          </table:table-cell>
        </table:table-row>
        <table:table-row table:style-name="ro1">
          <table:table-cell office:value-type="string">
            <text:p>GregStyl.xml</text:p>
          </table:table-cell>
          <table:table-cell table:number-columns-repeated="2"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7.97313432836">
            <text:p>7.9731343284</text:p>
          </table:table-cell>
          <table:table-cell office:value-type="float" office:value="0.120895522388">
            <text:p>0.1208955224</text:p>
          </table:table-cell>
          <table:table-cell office:value-type="float" office:value="61.4022988506">
            <text:p>61.4022988506</text:p>
          </table:table-cell>
          <table:table-cell office:value-type="float" office:value="51.8640776699">
            <text:p>51.8640776699</text:p>
          </table:table-cell>
          <table:table-cell office:value-type="float" office:value="5342">
            <text:p>5342</text:p>
          </table:table-cell>
          <table:table-cell office:value-type="float" office:value="93.7192982456">
            <text:p>93.7192982456</text:p>
          </table:table-cell>
          <table:table-cell office:value-type="float" office:value="5342">
            <text:p>5342</text:p>
          </table:table-cell>
        </table:table-row>
        <table:table-row table:style-name="ro1">
          <table:table-cell office:value-type="string">
            <text:p>KatSv.xml</text:p>
          </table:table-cell>
          <table:table-cell table:number-columns-repeated="2" office:value-type="float" office:value="5141">
            <text:p>5141</text:p>
          </table:table-cell>
          <table:table-cell office:value-type="float" office:value="0">
            <text:p>0</text:p>
          </table:table-cell>
          <table:table-cell office:value-type="float" office:value="46.7363636364">
            <text:p>46.7363636364</text:p>
          </table:table-cell>
          <table:table-cell office:value-type="float" office:value="0.0909090909091">
            <text:p>0.0909090909</text:p>
          </table:table-cell>
          <table:table-cell office:value-type="float" office:value="244.80952381">
            <text:p>244.80952381</text:p>
          </table:table-cell>
          <table:table-cell office:value-type="float" office:value="27.7891891892">
            <text:p>27.7891891892</text:p>
          </table:table-cell>
          <table:table-cell office:value-type="float" office:value="185.819277108">
            <text:p>185.819277108</text:p>
          </table:table-cell>
          <table:table-cell office:value-type="float" office:value="48.5763779528">
            <text:p>48.5763779528</text:p>
          </table:table-cell>
          <table:table-cell office:value-type="float" office:value="15423">
            <text:p>15423</text:p>
          </table:table-cell>
        </table:table-row>
        <table:table-row table:style-name="ro1">
          <table:table-cell office:value-type="string">
            <text:p>JohChris.xml</text:p>
          </table:table-cell>
          <table:table-cell table:number-columns-repeated="2" office:value-type="float" office:value="4182">
            <text:p>4182</text:p>
          </table:table-cell>
          <table:table-cell office:value-type="float" office:value="0">
            <text:p>0</text:p>
          </table:table-cell>
          <table:table-cell office:value-type="float" office:value="7.63138686131">
            <text:p>7.6313868613</text:p>
          </table:table-cell>
          <table:table-cell office:value-type="float" office:value="0.166058394161">
            <text:p>0.1660583942</text:p>
          </table:table-cell>
          <table:table-cell office:value-type="float" office:value="40.2115384615">
            <text:p>40.2115384615</text:p>
          </table:table-cell>
          <table:table-cell office:value-type="float" office:value="35.4406779661">
            <text:p>35.4406779661</text:p>
          </table:table-cell>
          <table:table-cell office:value-type="float" office:value="4182">
            <text:p>4182</text:p>
          </table:table-cell>
          <table:table-cell office:value-type="float" office:value="70.2857142857">
            <text:p>70.2857142857</text:p>
          </table:table-cell>
          <table:table-cell office:value-type="float" office:value="4182">
            <text:p>4182</text:p>
          </table:table-cell>
        </table:table-row>
        <table:table-row table:style-name="ro1">
          <table:table-cell office:value-type="string">
            <text:p>Servacius.xml</text:p>
          </table:table-cell>
          <table:table-cell office:value-type="float" office:value="4003">
            <text:p>4003</text:p>
          </table:table-cell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8.22610483042">
            <text:p>8.2261048304</text:p>
          </table:table-cell>
          <table:table-cell office:value-type="float" office:value="0.0935251798561">
            <text:p>0.0935251799</text:p>
          </table:table-cell>
          <table:table-cell office:value-type="float" office:value="87">
            <text:p>87</text:p>
          </table:table-cell>
          <table:table-cell office:value-type="float" office:value="59.2888888889">
            <text:p>59.2888888889</text:p>
          </table:table-cell>
          <table:table-cell office:value-type="float" office:value="8004">
            <text:p>8004</text:p>
          </table:table-cell>
          <table:table-cell office:value-type="float" office:value="102.628205128">
            <text:p>102.628205128</text:p>
          </table:table-cell>
          <table:table-cell office:value-type="float" office:value="8004">
            <text:p>8004</text:p>
          </table:table-cell>
        </table:table-row>
        <table:table-row table:style-name="ro1">
          <table:table-cell office:value-type="string">
            <text:p>SVM-B.xml</text:p>
          </table:table-cell>
          <table:table-cell table:number-columns-repeated="2" office:value-type="float" office:value="3991.66666667">
            <text:p>3991.66666667</text:p>
          </table:table-cell>
          <table:table-cell office:value-type="float" office:value="0.666666666667">
            <text:p>0.6666666667</text:p>
          </table:table-cell>
          <table:table-cell office:value-type="float" office:value="48.4817813765">
            <text:p>48.4817813765</text:p>
          </table:table-cell>
          <table:table-cell office:value-type="float" office:value="0.323886639676">
            <text:p>0.3238866397</text:p>
          </table:table-cell>
          <table:table-cell office:value-type="float" office:value="144.277108434">
            <text:p>144.277108434</text:p>
          </table:table-cell>
          <table:table-cell office:value-type="float" office:value="24.1431451613">
            <text:p>24.1431451613</text:p>
          </table:table-cell>
          <table:table-cell office:value-type="float" office:value="362.878787879">
            <text:p>362.878787879</text:p>
          </table:table-cell>
          <table:table-cell office:value-type="float" office:value="45.2741020794">
            <text:p>45.2741020794</text:p>
          </table:table-cell>
          <table:table-cell office:value-type="float" office:value="11975">
            <text:p>11975</text:p>
          </table:table-cell>
        </table:table-row>
        <table:table-row table:style-name="ro1">
          <table:table-cell office:value-type="string">
            <text:p>ChrPina.xml</text:p>
          </table:table-cell>
          <table:table-cell table:number-columns-repeated="2" office:value-type="float" office:value="2719.33333333">
            <text:p>2719.33333333</text:p>
          </table:table-cell>
          <table:table-cell office:value-type="float" office:value="0">
            <text:p>0</text:p>
          </table:table-cell>
          <table:table-cell office:value-type="float" office:value="10.0344403444">
            <text:p>10.0344403444</text:p>
          </table:table-cell>
          <table:table-cell office:value-type="float" office:value="0.372693726937">
            <text:p>0.3726937269</text:p>
          </table:table-cell>
          <table:table-cell office:value-type="float" office:value="24.7212121212">
            <text:p>24.7212121212</text:p>
          </table:table-cell>
          <table:table-cell office:value-type="float" office:value="21.4120734908">
            <text:p>21.4120734908</text:p>
          </table:table-cell>
          <table:table-cell office:value-type="float" office:value="388.476190476">
            <text:p>388.476190476</text:p>
          </table:table-cell>
          <table:table-cell office:value-type="float" office:value="40.79">
            <text:p>40.79</text:p>
          </table:table-cell>
          <table:table-cell office:value-type="float" office:value="8158">
            <text:p>8158</text:p>
          </table:table-cell>
        </table:table-row>
        <table:table-row table:style-name="ro1">
          <table:table-cell office:value-type="string">
            <text:p>MP5.xml</text:p>
          </table:table-cell>
          <table:table-cell table:number-columns-repeated="2" office:value-type="float" office:value="2623.60869565">
            <text:p>2623.60869565</text:p>
          </table:table-cell>
          <table:table-cell office:value-type="float" office:value="0.130434782609">
            <text:p>0.1304347826</text:p>
          </table:table-cell>
          <table:table-cell office:value-type="float" office:value="8.86745040411">
            <text:p>8.8674504041</text:p>
          </table:table-cell>
          <table:table-cell office:value-type="float" office:value="0.232329169728">
            <text:p>0.2323291697</text:p>
          </table:table-cell>
          <table:table-cell office:value-type="float" office:value="39.439869281">
            <text:p>39.439869281</text:p>
          </table:table-cell>
          <table:table-cell office:value-type="float" office:value="27.7566697332">
            <text:p>27.7566697332</text:p>
          </table:table-cell>
          <table:table-cell office:value-type="float" office:value="260.099137931">
            <text:p>260.099137931</text:p>
          </table:table-cell>
          <table:table-cell office:value-type="float" office:value="49.5020508614">
            <text:p>49.5020508614</text:p>
          </table:table-cell>
          <table:table-cell office:value-type="float" office:value="60343">
            <text:p>60343</text:p>
          </table:table-cell>
        </table:table-row>
        <table:table-row table:style-name="ro1">
          <table:table-cell office:value-type="string">
            <text:p>Rakel.xml</text:p>
          </table:table-cell>
          <table:table-cell table:number-columns-repeated="2" office:value-type="float" office:value="2202">
            <text:p>2202</text:p>
          </table:table-cell>
          <table:table-cell office:value-type="float" office:value="1">
            <text:p>1</text:p>
          </table:table-cell>
          <table:table-cell office:value-type="float" office:value="7.75352112676">
            <text:p>7.7535211268</text:p>
          </table:table-cell>
          <table:table-cell office:value-type="float" office:value="0.130281690141">
            <text:p>0.1302816901</text:p>
          </table:table-cell>
          <table:table-cell office:value-type="float" office:value="53.7073170732">
            <text:p>53.7073170732</text:p>
          </table:table-cell>
          <table:table-cell office:value-type="float" office:value="44.04">
            <text:p>44.04</text:p>
          </table:table-cell>
          <table:table-cell office:value-type="float" office:value="550.5">
            <text:p>550.5</text:p>
          </table:table-cell>
          <table:table-cell office:value-type="float" office:value="78.6785714286">
            <text:p>78.6785714286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string">
            <text:p>Sjusov.xml</text:p>
          </table:table-cell>
          <table:table-cell table:number-columns-repeated="2"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8.13596491228">
            <text:p>8.1359649123</text:p>
          </table:table-cell>
          <table:table-cell office:value-type="float" office:value="0.206140350877">
            <text:p>0.2061403509</text:p>
          </table:table-cell>
          <table:table-cell office:value-type="float" office:value="37.1">
            <text:p>37.1</text:p>
          </table:table-cell>
          <table:table-cell office:value-type="float" office:value="31.4406779661">
            <text:p>31.4406779661</text:p>
          </table:table-cell>
          <table:table-cell office:value-type="float" office:value="927.5">
            <text:p>927.5</text:p>
          </table:table-cell>
          <table:table-cell office:value-type="float" office:value="58.8888888889">
            <text:p>58.8888888889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string">
            <text:p>Joakim.xml</text:p>
          </table:table-cell>
          <table:table-cell table:number-columns-repeated="2"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9.65142857143">
            <text:p>9.6514285714</text:p>
          </table:table-cell>
          <table:table-cell office:value-type="float" office:value="0.0914285714286">
            <text:p>0.0914285714</text:p>
          </table:table-cell>
          <table:table-cell office:value-type="float" office:value="99.3529411765">
            <text:p>99.3529411765</text:p>
          </table:table-cell>
          <table:table-cell office:value-type="float" office:value="21.6538461538">
            <text:p>21.6538461538</text:p>
          </table:table-cell>
          <table:table-cell office:value-type="float" office:value="422.25">
            <text:p>422.25</text:p>
          </table:table-cell>
          <table:table-cell office:value-type="float" office:value="40.7228915663">
            <text:p>40.7228915663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string">
            <text:p>Albinus.xml</text:p>
          </table:table-cell>
          <table:table-cell table:number-columns-repeated="2" office:value-type="float" office:value="1689">
            <text:p>1689</text:p>
          </table:table-cell>
          <table:table-cell office:value-type="float" office:value="1">
            <text:p>1</text:p>
          </table:table-cell>
          <table:table-cell office:value-type="float" office:value="9.0320855615">
            <text:p>9.0320855615</text:p>
          </table:table-cell>
          <table:table-cell office:value-type="float" office:value="0.101604278075">
            <text:p>0.1016042781</text:p>
          </table:table-cell>
          <table:table-cell office:value-type="float" office:value="60.3214285714">
            <text:p>60.3214285714</text:p>
          </table:table-cell>
          <table:table-cell office:value-type="float" office:value="54.4838709677">
            <text:p>54.4838709677</text:p>
          </table:table-cell>
          <table:table-cell office:value-type="float" office:value="1689">
            <text:p>1689</text:p>
          </table:table-cell>
          <table:table-cell office:value-type="float" office:value="84.5">
            <text:p>84.5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string">
            <text:p>MariaE.xml</text:p>
          </table:table-cell>
          <table:table-cell table:number-columns-repeated="2" office:value-type="float" office:value="1593">
            <text:p>1593</text:p>
          </table:table-cell>
          <table:table-cell office:value-type="float" office:value="0.5">
            <text:p>0.5</text:p>
          </table:table-cell>
          <table:table-cell office:value-type="float" office:value="9.6253776435">
            <text:p>9.6253776435</text:p>
          </table:table-cell>
          <table:table-cell office:value-type="float" office:value="0.132930513595">
            <text:p>0.1329305136</text:p>
          </table:table-cell>
          <table:table-cell office:value-type="float" office:value="69.2608695652">
            <text:p>69.2608695652</text:p>
          </table:table-cell>
          <table:table-cell office:value-type="float" office:value="18">
            <text:p>18</text:p>
          </table:table-cell>
          <table:table-cell office:value-type="float" office:value="1062">
            <text:p>1062</text:p>
          </table:table-cell>
          <table:table-cell office:value-type="float" office:value="34.8306010929">
            <text:p>34.8306010929</text:p>
          </table:table-cell>
          <table:table-cell office:value-type="float" office:value="3186">
            <text:p>3186</text:p>
          </table:table-cell>
        </table:table-row>
        <table:table-row table:style-name="ro1">
          <table:table-cell office:value-type="string">
            <text:p>BartMod.xml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8.06040268456">
            <text:p>8.0604026846</text:p>
          </table:table-cell>
          <table:table-cell office:value-type="float" office:value="0.187919463087">
            <text:p>0.1879194631</text:p>
          </table:table-cell>
          <table:table-cell office:value-type="float" office:value="44.4814814815">
            <text:p>44.4814814815</text:p>
          </table:table-cell>
          <table:table-cell office:value-type="float" office:value="27.9302325581">
            <text:p>27.9302325581</text:p>
          </table:table-cell>
          <table:table-cell office:value-type="float" office:value="1201">
            <text:p>1201</text:p>
          </table:table-cell>
          <table:table-cell office:value-type="float" office:value="52.2173913043">
            <text:p>52.2173913043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string">
            <text:p>ErikBil.xml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0">
            <text:p>0</text:p>
          </table:table-cell>
          <table:table-cell office:value-type="float" office:value="68.3529411765">
            <text:p>68.3529411765</text:p>
          </table:table-cell>
          <table:table-cell office:value-type="float" office:value="32.2777777778">
            <text:p>32.2777777778</text:p>
          </table:table-cell>
          <table:table-cell office:value-type="float" office:value="232.4">
            <text:p>232.4</text:p>
          </table:table-cell>
          <table:table-cell office:value-type="float" office:value="55.380952381">
            <text:p>55.380952381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string">
            <text:p>Laek8.xml</text:p>
          </table:table-cell>
          <table:table-cell office:value-type="float" office:value="1121.5">
            <text:p>1121.5</text:p>
          </table:table-cell>
          <table:table-cell office:value-type="float" office:value="2243">
            <text:p>2243</text:p>
          </table:table-cell>
          <table:table-cell office:value-type="float" office:value="0">
            <text:p>0</text:p>
          </table:table-cell>
          <table:table-cell office:value-type="float" office:value="86.2692307692">
            <text:p>86.2692307692</text:p>
          </table:table-cell>
          <table:table-cell office:value-type="float" office:value="0.192307692308">
            <text:p>0.1923076923</text:p>
          </table:table-cell>
          <table:table-cell office:value-type="float" office:value="373.833333333">
            <text:p>373.833333333</text:p>
          </table:table-cell>
          <table:table-cell office:value-type="float" office:value="14.7565789474">
            <text:p>14.7565789474</text:p>
          </table:table-cell>
          <table:table-cell office:value-type="float" office:value="33.4776119403">
            <text:p>33.4776119403</text:p>
          </table:table-cell>
          <table:table-cell office:value-type="float" office:value="20.4840182648">
            <text:p>20.4840182648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string">
            <text:p>MariaF.xml</text:p>
          </table:table-cell>
          <table:table-cell table:number-columns-repeated="2" office:value-type="float" office:value="1091">
            <text:p>1091</text:p>
          </table:table-cell>
          <table:table-cell office:value-type="float" office:value="0">
            <text:p>0</text:p>
          </table:table-cell>
          <table:table-cell office:value-type="float" office:value="6.65243902439">
            <text:p>6.6524390244</text:p>
          </table:table-cell>
          <table:table-cell office:value-type="float" office:value="0.15243902439">
            <text:p>0.1524390244</text:p>
          </table:table-cell>
          <table:table-cell office:value-type="float" office:value="41.9615384615">
            <text:p>41.9615384615</text:p>
          </table:table-cell>
          <table:table-cell office:value-type="float" office:value="36.3666666667">
            <text:p>36.3666666667</text:p>
          </table:table-cell>
          <table:table-cell office:value-type="float" office:value="1091">
            <text:p>1091</text:p>
          </table:table-cell>
          <table:table-cell office:value-type="float" office:value="68.25">
            <text:p>68.25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string">
            <text:p>Sigfrid.xml</text:p>
          </table:table-cell>
          <table:table-cell office:value-type="float" office:value="1065">
            <text:p>1065</text:p>
          </table:table-cell>
          <table:table-cell office:value-type="float" office:value="1597.5">
            <text:p>1597.5</text:p>
          </table:table-cell>
          <table:table-cell office:value-type="float" office:value="1">
            <text:p>1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93.9705882353">
            <text:p>93.9705882353</text:p>
          </table:table-cell>
          <table:table-cell office:value-type="float" office:value="36.724137931">
            <text:p>36.724137931</text:p>
          </table:table-cell>
          <table:table-cell office:value-type="float" office:value="199.6875">
            <text:p>199.6875</text:p>
          </table:table-cell>
          <table:table-cell office:value-type="float" office:value="60.8761904762">
            <text:p>60.8761904762</text:p>
          </table:table-cell>
          <table:table-cell office:value-type="float" office:value="3195">
            <text:p>3195</text:p>
          </table:table-cell>
        </table:table-row>
        <table:table-row table:style-name="ro1">
          <table:table-cell office:value-type="string">
            <text:p>Fara.xml</text:p>
          </table:table-cell>
          <table:table-cell table:number-columns-repeated="2" office:value-type="float" office:value="1028">
            <text:p>1028</text:p>
          </table:table-cell>
          <table:table-cell office:value-type="float" office:value="1">
            <text:p>1</text:p>
          </table:table-cell>
          <table:table-cell office:value-type="float" office:value="8.4958677686">
            <text:p>8.4958677686</text:p>
          </table:table-cell>
          <table:table-cell office:value-type="float" office:value="0.132231404959">
            <text:p>0.132231405</text:p>
          </table:table-cell>
          <table:table-cell office:value-type="float" office:value="60.4705882353">
            <text:p>60.4705882353</text:p>
          </table:table-cell>
          <table:table-cell office:value-type="float" office:value="44.6956521739">
            <text:p>44.6956521739</text:p>
          </table:table-cell>
          <table:table-cell office:value-type="float" office:value="342.666666667">
            <text:p>342.666666667</text:p>
          </table:table-cell>
          <table:table-cell office:value-type="float" office:value="79.1538461538">
            <text:p>79.1538461538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string">
            <text:p>PauloJoh.xml</text:p>
          </table:table-cell>
          <table:table-cell table:number-columns-repeated="2" office:value-type="float" office:value="982.5">
            <text:p>982.5</text:p>
          </table:table-cell>
          <table:table-cell office:value-type="float" office:value="0">
            <text:p>0</text:p>
          </table:table-cell>
          <table:table-cell office:value-type="float" office:value="982.5">
            <text:p>982.5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31.1904761905">
            <text:p>31.1904761905</text:p>
          </table:table-cell>
          <table:table-cell office:value-type="float" office:value="196.5">
            <text:p>196.5</text:p>
          </table:table-cell>
          <table:table-cell office:value-type="float" office:value="53.1081081081">
            <text:p>53.1081081081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string">
            <text:p>Laek11.xml</text:p>
          </table:table-cell>
          <table:table-cell table:number-columns-repeated="2" office:value-type="float" office:value="935">
            <text:p>935</text:p>
          </table:table-cell>
          <table:table-cell office:value-type="float" office:value="0.25">
            <text:p>0.25</text:p>
          </table:table-cell>
          <table:table-cell office:value-type="float" office:value="113.333333333">
            <text:p>113.333333333</text:p>
          </table:table-cell>
          <table:table-cell office:value-type="float" office:value="0.242424242424">
            <text:p>0.2424242424</text:p>
          </table:table-cell>
          <table:table-cell office:value-type="float" office:value="374">
            <text:p>374</text:p>
          </table:table-cell>
          <table:table-cell office:value-type="float" office:value="55">
            <text:p>55</text:p>
          </table:table-cell>
          <table:table-cell office:value-type="float" office:value="65.6140350877">
            <text:p>65.6140350877</text:p>
          </table:table-cell>
          <table:table-cell office:value-type="float" office:value="59.84">
            <text:p>59.84</text:p>
          </table:table-cell>
          <table:table-cell office:value-type="float" office:value="3740">
            <text:p>3740</text:p>
          </table:table-cell>
        </table:table-row>
        <table:table-row table:style-name="ro1">
          <table:table-cell office:value-type="string">
            <text:p>Birg4-8.xml</text:p>
          </table:table-cell>
          <table:table-cell office:value-type="float" office:value="925.231111111">
            <text:p>925.231111111</text:p>
          </table:table-cell>
          <table:table-cell office:value-type="float" office:value="885.838297872">
            <text:p>885.838297872</text:p>
          </table:table-cell>
          <table:table-cell office:value-type="float" office:value="0.425531914894">
            <text:p>0.4255319149</text:p>
          </table:table-cell>
          <table:table-cell office:value-type="float" office:value="131.50473784">
            <text:p>131.50473784</text:p>
          </table:table-cell>
          <table:table-cell office:value-type="float" office:value="0.456096020215">
            <text:p>0.4560960202</text:p>
          </table:table-cell>
          <table:table-cell office:value-type="float" office:value="252.32969697">
            <text:p>252.32969697</text:p>
          </table:table-cell>
          <table:table-cell office:value-type="float" office:value="19.6741328797">
            <text:p>19.6741328797</text:p>
          </table:table-cell>
          <table:table-cell office:value-type="float" office:value="23130.2222222">
            <text:p>23130.2222222</text:p>
          </table:table-cell>
          <table:table-cell office:value-type="float" office:value="35.8763464024">
            <text:p>35.8763464024</text:p>
          </table:table-cell>
          <table:table-cell office:value-type="float" office:value="208172">
            <text:p>208172</text:p>
          </table:table-cell>
        </table:table-row>
        <table:table-row table:style-name="ro1">
          <table:table-cell office:value-type="string">
            <text:p>Otilia.xml</text:p>
          </table:table-cell>
          <table:table-cell table:number-columns-repeated="2"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.11428571429">
            <text:p>8.1142857143</text:p>
          </table:table-cell>
          <table:table-cell office:value-type="float" office:value="0.133333333333">
            <text:p>0.1333333333</text:p>
          </table:table-cell>
          <table:table-cell office:value-type="float" office:value="40.5714285714">
            <text:p>40.5714285714</text:p>
          </table:table-cell>
          <table:table-cell office:value-type="float" office:value="35.5">
            <text:p>35.5</text:p>
          </table:table-cell>
          <table:table-cell office:value-type="float" office:value="284">
            <text:p>284</text:p>
          </table:table-cell>
          <table:table-cell office:value-type="float" office:value="58.8275862069">
            <text:p>58.8275862069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oleida.xml</text:p>
          </table:table-cell>
          <table:table-cell table:number-columns-repeated="2"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7.38596491228">
            <text:p>7.3859649123</text:p>
          </table:table-cell>
          <table:table-cell office:value-type="float" office:value="0.149122807018">
            <text:p>0.149122807</text:p>
          </table:table-cell>
          <table:table-cell office:value-type="float" office:value="42.1">
            <text:p>42.1</text:p>
          </table:table-cell>
          <table:table-cell office:value-type="float" office:value="40.0952380952">
            <text:p>40.0952380952</text:p>
          </table:table-cell>
          <table:table-cell office:value-type="float" office:value="842">
            <text:p>842</text:p>
          </table:table-cell>
          <table:table-cell office:value-type="float" office:value="70.25">
            <text:p>70.25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string">
            <text:p>Jakelina.xml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8.31914893617">
            <text:p>8.3191489362</text:p>
          </table:table-cell>
          <table:table-cell office:value-type="float" office:value="0.159574468085">
            <text:p>0.1595744681</text:p>
          </table:table-cell>
          <table:table-cell office:value-type="float" office:value="46">
            <text:p>46</text:p>
          </table:table-cell>
          <table:table-cell office:value-type="float" office:value="39.1">
            <text:p>39.1</text:p>
          </table:table-cell>
          <table:table-cell office:value-type="float" office:value="782">
            <text:p>782</text:p>
          </table:table-cell>
          <table:table-cell office:value-type="float" office:value="68.0869565217">
            <text:p>68.0869565217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Tekla.xml</text:p>
          </table:table-cell>
          <table:table-cell table:number-columns-repeated="2"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float" office:value="8.65168539326">
            <text:p>8.6516853933</text:p>
          </table:table-cell>
          <table:table-cell office:value-type="float" office:value="0.14606741573">
            <text:p>0.1460674157</text:p>
          </table:table-cell>
          <table:table-cell office:value-type="float" office:value="64.1666666667">
            <text:p>64.1666666667</text:p>
          </table:table-cell>
          <table:table-cell office:value-type="float" office:value="42.7777777778">
            <text:p>42.7777777778</text:p>
          </table:table-cell>
          <table:table-cell office:value-type="float" office:value="770">
            <text:p>770</text:p>
          </table:table-cell>
          <table:table-cell office:value-type="float" office:value="77.1">
            <text:p>77.1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Olav.xml</text:p>
          </table:table-cell>
          <table:table-cell office:value-type="float" office:value="697">
            <text:p>697</text:p>
          </table:table-cell>
          <table:table-cell office:value-type="float" office:value="557.6">
            <text:p>557.6</text:p>
          </table:table-cell>
          <table:table-cell office:value-type="float" office:value="0.2">
            <text:p>0.2</text:p>
          </table:table-cell>
          <table:table-cell office:value-type="float" office:value="2788">
            <text:p>2788</text:p>
          </table:table-cell>
          <table:table-cell office:value-type="float" office:value="1">
            <text:p>1</text:p>
          </table:table-cell>
          <table:table-cell office:value-type="float" office:value="92.9333333333">
            <text:p>92.9333333333</text:p>
          </table:table-cell>
          <table:table-cell office:value-type="float" office:value="41.6119402985">
            <text:p>41.6119402985</text:p>
          </table:table-cell>
          <table:table-cell office:value-type="float" office:value="199.142857143">
            <text:p>199.142857143</text:p>
          </table:table-cell>
          <table:table-cell office:value-type="float" office:value="67.2048192771">
            <text:p>67.2048192771</text:p>
          </table:table-cell>
          <table:table-cell office:value-type="float" office:value="2788">
            <text:p>2788</text:p>
          </table:table-cell>
        </table:table-row>
        <table:table-row table:style-name="ro1">
          <table:table-cell office:value-type="string">
            <text:p>RegS.xml</text:p>
          </table:table-cell>
          <table:table-cell office:value-type="float" office:value="692.307692308">
            <text:p>692.307692308</text:p>
          </table:table-cell>
          <table:table-cell office:value-type="float" office:value="729.72972973">
            <text:p>729.72972973</text:p>
          </table:table-cell>
          <table:table-cell office:value-type="float" office:value="0.513513513514">
            <text:p>0.5135135135</text:p>
          </table:table-cell>
          <table:table-cell office:value-type="float" office:value="12.3006833713">
            <text:p>12.3006833713</text:p>
          </table:table-cell>
          <table:table-cell office:value-type="float" office:value="0.573576309795">
            <text:p>0.5735763098</text:p>
          </table:table-cell>
          <table:table-cell office:value-type="float" office:value="20.1192250373">
            <text:p>20.1192250373</text:p>
          </table:table-cell>
          <table:table-cell office:value-type="float" office:value="10.9135004042">
            <text:p>10.9135004042</text:p>
          </table:table-cell>
          <table:table-cell office:value-type="float" office:value="9000">
            <text:p>9000</text:p>
          </table:table-cell>
          <table:table-cell office:value-type="float" office:value="20.4933586338">
            <text:p>20.4933586338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string">
            <text:p>PetriA.xml</text:p>
          </table:table-cell>
          <table:table-cell office:value-type="float" office:value="670.224299065">
            <text:p>670.224299065</text:p>
          </table:table-cell>
          <table:table-cell office:value-type="float" office:value="583.040650407">
            <text:p>583.040650407</text:p>
          </table:table-cell>
          <table:table-cell office:value-type="float" office:value="0.715447154472">
            <text:p>0.7154471545</text:p>
          </table:table-cell>
          <table:table-cell office:value-type="float" office:value="8.4161483394">
            <text:p>8.4161483394</text:p>
          </table:table-cell>
          <table:table-cell office:value-type="float" office:value="0.316394789344">
            <text:p>0.3163947893</text:p>
          </table:table-cell>
          <table:table-cell office:value-type="float" office:value="26.1539022611">
            <text:p>26.1539022611</text:p>
          </table:table-cell>
          <table:table-cell office:value-type="float" office:value="8.90304158908">
            <text:p>8.9030415891</text:p>
          </table:table-cell>
          <table:table-cell office:value-type="float" office:value="381.457446809">
            <text:p>381.457446809</text:p>
          </table:table-cell>
          <table:table-cell office:value-type="float" office:value="17.397865114">
            <text:p>17.397865114</text:p>
          </table:table-cell>
          <table:table-cell office:value-type="float" office:value="71714">
            <text:p>71714</text:p>
          </table:table-cell>
        </table:table-row>
        <table:table-row table:style-name="ro1">
          <table:table-cell office:value-type="string">
            <text:p>Magnus.xml</text:p>
          </table:table-cell>
          <table:table-cell table:number-columns-repeated="2" office:value-type="float" office:value="652.5">
            <text:p>652.5</text:p>
          </table:table-cell>
          <table:table-cell office:value-type="float" office:value="0.5">
            <text:p>0.5</text:p>
          </table:table-cell>
          <table:table-cell office:value-type="float" office:value="1305">
            <text:p>1305</text:p>
          </table:table-cell>
          <table:table-cell office:value-type="float" office:value="1">
            <text:p>1</text:p>
          </table:table-cell>
          <table:table-cell office:value-type="float" office:value="52.2">
            <text:p>52.2</text:p>
          </table:table-cell>
          <table:table-cell office:value-type="float" office:value="29">
            <text:p>29</text:p>
          </table:table-cell>
          <table:table-cell office:value-type="float" office:value="435">
            <text:p>435</text:p>
          </table:table-cell>
          <table:table-cell office:value-type="float" office:value="52.24">
            <text:p>52.24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string">
            <text:p>Petri.xml</text:p>
          </table:table-cell>
          <table:table-cell office:value-type="float" office:value="635.994117647">
            <text:p>635.994117647</text:p>
          </table:table-cell>
          <table:table-cell office:value-type="float" office:value="529.995098039">
            <text:p>529.995098039</text:p>
          </table:table-cell>
          <table:table-cell office:value-type="float" office:value="0.808823529412">
            <text:p>0.8088235294</text:p>
          </table:table-cell>
          <table:table-cell office:value-type="float" office:value="8.13169374248">
            <text:p>8.1316937425</text:p>
          </table:table-cell>
          <table:table-cell office:value-type="float" office:value="0.320547533093">
            <text:p>0.3205475331</text:p>
          </table:table-cell>
          <table:table-cell office:value-type="float" office:value="24.8321084061">
            <text:p>24.8321084061</text:p>
          </table:table-cell>
          <table:table-cell office:value-type="float" office:value="8.23826577263">
            <text:p>8.2382657726</text:p>
          </table:table-cell>
          <table:table-cell office:value-type="float" office:value="397.496323529">
            <text:p>397.496323529</text:p>
          </table:table-cell>
          <table:table-cell office:value-type="float" office:value="16.1407777861">
            <text:p>16.1407777861</text:p>
          </table:table-cell>
          <table:table-cell office:value-type="float" office:value="108119">
            <text:p>108119</text:p>
          </table:table-cell>
        </table:table-row>
        <table:table-row table:style-name="ro1">
          <table:table-cell office:value-type="string">
            <text:p>Ansgar.xml</text:p>
          </table:table-cell>
          <table:table-cell table:number-columns-repeated="2" office:value-type="float" office:value="614.810810811">
            <text:p>614.810810811</text:p>
          </table:table-cell>
          <table:table-cell office:value-type="float" office:value="0.135135135135">
            <text:p>0.1351351351</text:p>
          </table:table-cell>
          <table:table-cell office:value-type="float" office:value="23.3312820513">
            <text:p>23.3312820513</text:p>
          </table:table-cell>
          <table:table-cell office:value-type="float" office:value="0.397948717949">
            <text:p>0.3979487179</text:p>
          </table:table-cell>
          <table:table-cell office:value-type="float" office:value="56.5870646766">
            <text:p>56.5870646766</text:p>
          </table:table-cell>
          <table:table-cell office:value-type="float" office:value="15.8412256267">
            <text:p>15.8412256267</text:p>
          </table:table-cell>
          <table:table-cell office:value-type="float" office:value="372.918032787">
            <text:p>372.918032787</text:p>
          </table:table-cell>
          <table:table-cell office:value-type="float" office:value="29.8152031455">
            <text:p>29.8152031455</text:p>
          </table:table-cell>
          <table:table-cell office:value-type="float" office:value="22748">
            <text:p>22748</text:p>
          </table:table-cell>
        </table:table-row>
        <table:table-row table:style-name="ro1">
          <table:table-cell office:value-type="string">
            <text:p>FelPetr.xml</text:p>
          </table:table-cell>
          <table:table-cell table:number-columns-repeated="2" office:value-type="float" office:value="612">
            <text:p>612</text:p>
          </table:table-cell>
          <table:table-cell office:value-type="float" office:value="0.5">
            <text:p>0.5</text:p>
          </table:table-cell>
          <table:table-cell office:value-type="float" office:value="7.07514450867">
            <text:p>7.0751445087</text:p>
          </table:table-cell>
          <table:table-cell office:value-type="float" office:value="0.0924855491329">
            <text:p>0.0924855491</text:p>
          </table:table-cell>
          <table:table-cell office:value-type="float" office:value="47.0769230769">
            <text:p>47.0769230769</text:p>
          </table:table-cell>
          <table:table-cell office:value-type="float" office:value="34">
            <text:p>34</text:p>
          </table:table-cell>
          <table:table-cell office:value-type="float" office:value="612">
            <text:p>612</text:p>
          </table:table-cell>
          <table:table-cell office:value-type="float" office:value="64.4210526316">
            <text:p>64.4210526316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string">
            <text:p>PetriB.xml</text:p>
          </table:table-cell>
          <table:table-cell office:value-type="float" office:value="569.03125">
            <text:p>569.03125</text:p>
          </table:table-cell>
          <table:table-cell office:value-type="float" office:value="444.12195122">
            <text:p>444.12195122</text:p>
          </table:table-cell>
          <table:table-cell office:value-type="float" office:value="0.951219512195">
            <text:p>0.9512195122</text:p>
          </table:table-cell>
          <table:table-cell office:value-type="float" office:value="7.62520938023">
            <text:p>7.6252093802</text:p>
          </table:table-cell>
          <table:table-cell office:value-type="float" office:value="0.328098827471">
            <text:p>0.3280988275</text:p>
          </table:table-cell>
          <table:table-cell office:value-type="float" office:value="22.5778053317">
            <text:p>22.5778053317</text:p>
          </table:table-cell>
          <table:table-cell office:value-type="float" office:value="7.18162098205">
            <text:p>7.1816209821</text:p>
          </table:table-cell>
          <table:table-cell office:value-type="float" office:value="428.447058824">
            <text:p>428.447058824</text:p>
          </table:table-cell>
          <table:table-cell office:value-type="float" office:value="14.126454616">
            <text:p>14.126454616</text:p>
          </table:table-cell>
          <table:table-cell office:value-type="float" office:value="36418">
            <text:p>36418</text:p>
          </table:table-cell>
        </table:table-row>
        <table:table-row table:style-name="ro1">
          <table:table-cell office:value-type="string">
            <text:p>ElisBra.xml</text:p>
          </table:table-cell>
          <table:table-cell table:number-columns-repeated="2"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8.04347826087">
            <text:p>8.0434782609</text:p>
          </table:table-cell>
          <table:table-cell office:value-type="float" office:value="0.130434782609">
            <text:p>0.1304347826</text:p>
          </table:table-cell>
          <table:table-cell office:value-type="float" office:value="46.25">
            <text:p>46.25</text:p>
          </table:table-cell>
          <table:table-cell office:value-type="float" office:value="39.6428571429">
            <text:p>39.6428571429</text:p>
          </table:table-cell>
          <table:table-cell office:value-type="float" office:value="555">
            <text:p>555</text:p>
          </table:table-cell>
          <table:table-cell office:value-type="float" office:value="65.4117647059">
            <text:p>65.4117647059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string">
            <text:p>Stefan.xml</text:p>
          </table:table-cell>
          <table:table-cell table:number-columns-repeated="2" office:value-type="float" office:value="500.5">
            <text:p>500.5</text:p>
          </table:table-cell>
          <table:table-cell office:value-type="float" office:value="0.5">
            <text:p>0.5</text:p>
          </table:table-cell>
          <table:table-cell office:value-type="float" office:value="8.48305084746">
            <text:p>8.4830508475</text:p>
          </table:table-cell>
          <table:table-cell office:value-type="float" office:value="0.161016949153">
            <text:p>0.1610169492</text:p>
          </table:table-cell>
          <table:table-cell office:value-type="float" office:value="45.5">
            <text:p>45.5</text:p>
          </table:table-cell>
          <table:table-cell office:value-type="float" office:value="29.4411764706">
            <text:p>29.4411764706</text:p>
          </table:table-cell>
          <table:table-cell office:value-type="float" office:value="1001">
            <text:p>1001</text:p>
          </table:table-cell>
          <table:table-cell office:value-type="float" office:value="55.6111111111">
            <text:p>55.6111111111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string">
            <text:p>Luc-JB.xml</text:p>
          </table:table-cell>
          <table:table-cell office:value-type="float" office:value="482.051724138">
            <text:p>482.051724138</text:p>
          </table:table-cell>
          <table:table-cell office:value-type="float" office:value="399.414285714">
            <text:p>399.414285714</text:p>
          </table:table-cell>
          <table:table-cell office:value-type="float" office:value="0.114285714286">
            <text:p>0.1142857143</text:p>
          </table:table-cell>
          <table:table-cell office:value-type="float" office:value="64.8700696056">
            <text:p>64.8700696056</text:p>
          </table:table-cell>
          <table:table-cell office:value-type="float" office:value="0.232018561485">
            <text:p>0.2320185615</text:p>
          </table:table-cell>
          <table:table-cell office:value-type="float" office:value="232.991666667">
            <text:p>232.991666667</text:p>
          </table:table-cell>
          <table:table-cell office:value-type="float" office:value="11.4398527005">
            <text:p>11.4398527005</text:p>
          </table:table-cell>
          <table:table-cell office:value-type="float" office:value="36.6916010499">
            <text:p>36.6916010499</text:p>
          </table:table-cell>
          <table:table-cell office:value-type="float" office:value="16.9294580684">
            <text:p>16.9294580684</text:p>
          </table:table-cell>
          <table:table-cell office:value-type="float" office:value="27959">
            <text:p>27959</text:p>
          </table:table-cell>
        </table:table-row>
        <table:table-row table:style-name="ro1">
          <table:table-cell office:value-type="string">
            <text:p>Laek4.xml</text:p>
          </table:table-cell>
          <table:table-cell table:number-columns-repeated="2" office:value-type="float" office:value="481.8">
            <text:p>481.8</text:p>
          </table:table-cell>
          <table:table-cell office:value-type="float" office:value="0.2">
            <text:p>0.2</text:p>
          </table:table-cell>
          <table:table-cell office:value-type="float" office:value="27.375">
            <text:p>27.375</text:p>
          </table:table-cell>
          <table:table-cell office:value-type="float" office:value="0.159090909091">
            <text:p>0.1590909091</text:p>
          </table:table-cell>
          <table:table-cell office:value-type="float" office:value="120.45">
            <text:p>120.45</text:p>
          </table:table-cell>
          <table:table-cell office:value-type="float" office:value="21.1315789474">
            <text:p>21.1315789474</text:p>
          </table:table-cell>
          <table:table-cell office:value-type="float" office:value="120.45">
            <text:p>120.45</text:p>
          </table:table-cell>
          <table:table-cell office:value-type="float" office:value="35.9552238806">
            <text:p>35.9552238806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Birg-Ox.xml</text:p>
          </table:table-cell>
          <table:table-cell office:value-type="float" office:value="435.083333333">
            <text:p>435.083333333</text:p>
          </table:table-cell>
          <table:table-cell office:value-type="float" office:value="401.615384615">
            <text:p>401.615384615</text:p>
          </table:table-cell>
          <table:table-cell office:value-type="float" office:value="0.230769230769">
            <text:p>0.2307692308</text:p>
          </table:table-cell>
          <table:table-cell office:value-type="float" office:value="28.375">
            <text:p>28.375</text:p>
          </table:table-cell>
          <table:table-cell office:value-type="float" office:value="0.521739130435">
            <text:p>0.5217391304</text:p>
          </table:table-cell>
          <table:table-cell office:value-type="float" office:value="52.21">
            <text:p>52.21</text:p>
          </table:table-cell>
          <table:table-cell office:value-type="float" office:value="16.8419354839">
            <text:p>16.8419354839</text:p>
          </table:table-cell>
          <table:table-cell office:value-type="float" office:value="522.1">
            <text:p>522.1</text:p>
          </table:table-cell>
          <table:table-cell office:value-type="float" office:value="31.7386018237">
            <text:p>31.7386018237</text:p>
          </table:table-cell>
          <table:table-cell office:value-type="float" office:value="5221">
            <text:p>5221</text:p>
          </table:table-cell>
        </table:table-row>
        <table:table-row table:style-name="ro1">
          <table:table-cell office:value-type="string">
            <text:p>Bo63.xml</text:p>
          </table:table-cell>
          <table:table-cell table:number-columns-repeated="2"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9.74418604651">
            <text:p>9.7441860465</text:p>
          </table:table-cell>
          <table:table-cell office:value-type="float" office:value="0.220930232558">
            <text:p>0.2209302326</text:p>
          </table:table-cell>
          <table:table-cell office:value-type="float" office:value="38.0909090909">
            <text:p>38.0909090909</text:p>
          </table:table-cell>
          <table:table-cell office:value-type="float" office:value="27.9333333333">
            <text:p>27.9333333333</text:p>
          </table:table-cell>
          <table:table-cell office:value-type="float" office:value="279.333333333">
            <text:p>279.333333333</text:p>
          </table:table-cell>
          <table:table-cell office:value-type="float" office:value="49.3529411765">
            <text:p>49.3529411765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string">
            <text:p>Laek2.xml</text:p>
          </table:table-cell>
          <table:table-cell office:value-type="float" office:value="405.782608696">
            <text:p>405.782608696</text:p>
          </table:table-cell>
          <table:table-cell office:value-type="float" office:value="491">
            <text:p>491</text:p>
          </table:table-cell>
          <table:table-cell office:value-type="float" office:value="0.315789473684">
            <text:p>0.3157894737</text:p>
          </table:table-cell>
          <table:table-cell office:value-type="float" office:value="239.205128205">
            <text:p>239.205128205</text:p>
          </table:table-cell>
          <table:table-cell office:value-type="float" office:value="0.179487179487">
            <text:p>0.1794871795</text:p>
          </table:table-cell>
          <table:table-cell office:value-type="float" office:value="444.238095238">
            <text:p>444.238095238</text:p>
          </table:table-cell>
          <table:table-cell office:value-type="float" office:value="14.4635658915">
            <text:p>14.4635658915</text:p>
          </table:table-cell>
          <table:table-cell office:value-type="float" office:value="19.5576519916">
            <text:p>19.5576519916</text:p>
          </table:table-cell>
          <table:table-cell office:value-type="float" office:value="16.4969053935">
            <text:p>16.4969053935</text:p>
          </table:table-cell>
          <table:table-cell office:value-type="float" office:value="9329">
            <text:p>9329</text:p>
          </table:table-cell>
        </table:table-row>
        <table:table-row table:style-name="ro1">
          <table:table-cell office:value-type="string">
            <text:p>Moses-A.xml</text:p>
          </table:table-cell>
          <table:table-cell office:value-type="float" office:value="394.449152542">
            <text:p>394.449152542</text:p>
          </table:table-cell>
          <table:table-cell office:value-type="float" office:value="390.030726257">
            <text:p>390.030726257</text:p>
          </table:table-cell>
          <table:table-cell office:value-type="float" office:value="0.405027932961">
            <text:p>0.405027933</text:p>
          </table:table-cell>
          <table:table-cell office:value-type="float" office:value="46543.6666667">
            <text:p>46543.6666667</text:p>
          </table:table-cell>
          <table:table-cell office:value-type="float" office:value="0">
            <text:p>0</text:p>
          </table:table-cell>
          <table:table-cell office:value-type="float" office:value="355.295165394">
            <text:p>355.295165394</text:p>
          </table:table-cell>
          <table:table-cell office:value-type="float" office:value="19.1511452476">
            <text:p>19.1511452476</text:p>
          </table:table-cell>
          <table:table-cell office:value-type="float" office:value="1329.81904762">
            <text:p>1329.81904762</text:p>
          </table:table-cell>
          <table:table-cell office:value-type="float" office:value="36.9883443709">
            <text:p>36.9883443709</text:p>
          </table:table-cell>
          <table:table-cell office:value-type="float" office:value="139631">
            <text:p>139631</text:p>
          </table:table-cell>
        </table:table-row>
        <table:table-row table:style-name="ro1">
          <table:table-cell office:value-type="string">
            <text:p>StrLegBil-I.xml</text:p>
          </table:table-cell>
          <table:table-cell table:number-columns-repeated="2" office:value-type="float" office:value="383.625">
            <text:p>383.625</text:p>
          </table:table-cell>
          <table:table-cell office:value-type="float" office:value="0.125">
            <text:p>0.125</text:p>
          </table:table-cell>
          <table:table-cell office:value-type="float" office:value="61.38">
            <text:p>61.38</text:p>
          </table:table-cell>
          <table:table-cell office:value-type="float" office:value="0.1">
            <text:p>0.1</text:p>
          </table:table-cell>
          <table:table-cell office:value-type="float" office:value="109.607142857">
            <text:p>109.607142857</text:p>
          </table:table-cell>
          <table:table-cell office:value-type="float" office:value="31.6391752577">
            <text:p>31.6391752577</text:p>
          </table:table-cell>
          <table:table-cell office:value-type="float" office:value="613.8">
            <text:p>613.8</text:p>
          </table:table-cell>
          <table:table-cell office:value-type="float" office:value="57.3644859813">
            <text:p>57.3644859813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string">
            <text:p>JohDop.xml</text:p>
          </table:table-cell>
          <table:table-cell table:number-columns-repeated="2" office:value-type="float" office:value="382.6">
            <text:p>382.6</text:p>
          </table:table-cell>
          <table:table-cell office:value-type="float" office:value="0.2">
            <text:p>0.2</text:p>
          </table:table-cell>
          <table:table-cell office:value-type="float" office:value="57.9696969697">
            <text:p>57.9696969697</text:p>
          </table:table-cell>
          <table:table-cell office:value-type="float" office:value="0.0606060606061">
            <text:p>0.0606060606</text:p>
          </table:table-cell>
          <table:table-cell office:value-type="float" office:value="100.684210526">
            <text:p>100.684210526</text:p>
          </table:table-cell>
          <table:table-cell office:value-type="float" office:value="46.6585365854">
            <text:p>46.6585365854</text:p>
          </table:table-cell>
          <table:table-cell office:value-type="float" office:value="1913">
            <text:p>1913</text:p>
          </table:table-cell>
          <table:table-cell office:value-type="float" office:value="87">
            <text:p>87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Laek9.xml</text:p>
          </table:table-cell>
          <table:table-cell office:value-type="float" office:value="299.88">
            <text:p>299.88</text:p>
          </table:table-cell>
          <table:table-cell office:value-type="float" office:value="267.678571429">
            <text:p>267.678571429</text:p>
          </table:table-cell>
          <table:table-cell office:value-type="float" office:value="0.178571428571">
            <text:p>0.1785714286</text:p>
          </table:table-cell>
          <table:table-cell office:value-type="float" office:value="5.59328358209">
            <text:p>5.5932835821</text:p>
          </table:table-cell>
          <table:table-cell office:value-type="float" office:value="0.266417910448">
            <text:p>0.2664179104</text:p>
          </table:table-cell>
          <table:table-cell office:value-type="float" office:value="21.0533707865">
            <text:p>21.0533707865</text:p>
          </table:table-cell>
          <table:table-cell office:value-type="float" office:value="15.0804828974">
            <text:p>15.0804828974</text:p>
          </table:table-cell>
          <table:table-cell office:value-type="float" office:value="46.5527950311">
            <text:p>46.5527950311</text:p>
          </table:table-cell>
          <table:table-cell office:value-type="float" office:value="30.1004016064">
            <text:p>30.1004016064</text:p>
          </table:table-cell>
          <table:table-cell office:value-type="float" office:value="7495">
            <text:p>7495</text:p>
          </table:table-cell>
        </table:table-row>
        <table:table-row table:style-name="ro1">
          <table:table-cell office:value-type="string">
            <text:p>Laek1.xml</text:p>
          </table:table-cell>
          <table:table-cell table:number-columns-repeated="2" office:value-type="float" office:value="286.272727273">
            <text:p>286.272727273</text:p>
          </table:table-cell>
          <table:table-cell office:value-type="float" office:value="0.545454545455">
            <text:p>0.5454545455</text:p>
          </table:table-cell>
          <table:table-cell office:value-type="float" office:value="157.45">
            <text:p>157.45</text:p>
          </table:table-cell>
          <table:table-cell office:value-type="float" office:value="0.2">
            <text:p>0.2</text:p>
          </table:table-cell>
          <table:table-cell office:value-type="float" office:value="51.6229508197">
            <text:p>51.6229508197</text:p>
          </table:table-cell>
          <table:table-cell office:value-type="float" office:value="13.1208333333">
            <text:p>13.1208333333</text:p>
          </table:table-cell>
          <table:table-cell office:value-type="float" office:value="53.3728813559">
            <text:p>53.3728813559</text:p>
          </table:table-cell>
          <table:table-cell office:value-type="float" office:value="26.132780083">
            <text:p>26.132780083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string">
            <text:p>Laek5-6.xml</text:p>
          </table:table-cell>
          <table:table-cell office:value-type="float" office:value="252.882352941">
            <text:p>252.882352941</text:p>
          </table:table-cell>
          <table:table-cell office:value-type="float" office:value="307.071428571">
            <text:p>307.071428571</text:p>
          </table:table-cell>
          <table:table-cell office:value-type="float" office:value="0">
            <text:p>0</text:p>
          </table:table-cell>
          <table:table-cell office:value-type="float" office:value="65.1363636364">
            <text:p>65.1363636364</text:p>
          </table:table-cell>
          <table:table-cell office:value-type="float" office:value="0.0606060606061">
            <text:p>0.0606060606</text:p>
          </table:table-cell>
          <table:table-cell office:value-type="float" office:value="307.071428571">
            <text:p>307.071428571</text:p>
          </table:table-cell>
          <table:table-cell office:value-type="float" office:value="21.1773399015">
            <text:p>21.1773399015</text:p>
          </table:table-cell>
          <table:table-cell office:value-type="float" office:value="34.9512195122">
            <text:p>34.9512195122</text:p>
          </table:table-cell>
          <table:table-cell office:value-type="float" office:value="26.2134146341">
            <text:p>26.2134146341</text:p>
          </table:table-cell>
          <table:table-cell office:value-type="float" office:value="4299">
            <text:p>4299</text:p>
          </table:table-cell>
        </table:table-row>
        <table:table-row table:style-name="ro1">
          <table:table-cell office:value-type="string">
            <text:p>Laek-Benz22.xml</text:p>
          </table:table-cell>
          <table:table-cell table:number-columns-repeated="2" office:value-type="float" office:value="246.666666667">
            <text:p>246.666666667</text:p>
          </table:table-cell>
          <table:table-cell office:value-type="float" office:value="0.333333333333">
            <text:p>0.3333333333</text:p>
          </table:table-cell>
          <table:table-cell office:value-type="float" office:value="82.2222222222">
            <text:p>82.2222222222</text:p>
          </table:table-cell>
          <table:table-cell office:value-type="float" office:value="0.111111111111">
            <text:p>0.1111111111</text:p>
          </table:table-cell>
          <table:table-cell office:value-type="float" office:value="370">
            <text:p>370</text:p>
          </table:table-cell>
          <table:table-cell office:value-type="float" office:value="29.6">
            <text:p>29.6</text:p>
          </table:table-cell>
          <table:table-cell office:value-type="float" office:value="12.3333333333">
            <text:p>12.3333333333</text:p>
          </table:table-cell>
          <table:table-cell office:value-type="float" office:value="17.2325581395">
            <text:p>17.2325581395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BlasiusBil.xml</text:p>
          </table:table-cell>
          <table:table-cell table:number-columns-repeated="2" office:value-type="float" office:value="238.25">
            <text:p>238.25</text:p>
          </table:table-cell>
          <table:table-cell office:value-type="float" office:value="0.5">
            <text:p>0.5</text:p>
          </table:table-cell>
          <table:table-cell office:value-type="float" office:value="68.0714285714">
            <text:p>68.0714285714</text:p>
          </table:table-cell>
          <table:table-cell office:value-type="float" office:value="0.285714285714">
            <text:p>0.2857142857</text:p>
          </table:table-cell>
          <table:table-cell office:value-type="float" office:value="119.125">
            <text:p>119.125</text:p>
          </table:table-cell>
          <table:table-cell office:value-type="float" office:value="20.7173913043">
            <text:p>20.7173913043</text:p>
          </table:table-cell>
          <table:table-cell office:value-type="float" office:value="190.6">
            <text:p>190.6</text:p>
          </table:table-cell>
          <table:table-cell office:value-type="float" office:value="36.6923076923">
            <text:p>36.6923076923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Laek10.xml</text:p>
          </table:table-cell>
          <table:table-cell office:value-type="float" office:value="236.8">
            <text:p>236.8</text:p>
          </table:table-cell>
          <table:table-cell office:value-type="float" office:value="197.333333333">
            <text:p>197.333333333</text:p>
          </table:table-cell>
          <table:table-cell office:value-type="float" office:value="0.416666666667">
            <text:p>0.4166666667</text:p>
          </table:table-cell>
          <table:table-cell office:value-type="float" office:value="10.0338983051">
            <text:p>10.0338983051</text:p>
          </table:table-cell>
          <table:table-cell office:value-type="float" office:value="0.182203389831">
            <text:p>0.1822033898</text:p>
          </table:table-cell>
          <table:table-cell office:value-type="float" office:value="43.0545454545">
            <text:p>43.0545454545</text:p>
          </table:table-cell>
          <table:table-cell office:value-type="float" office:value="12.5957446809">
            <text:p>12.5957446809</text:p>
          </table:table-cell>
          <table:table-cell office:value-type="float" office:value="27.8588235294">
            <text:p>27.8588235294</text:p>
          </table:table-cell>
          <table:table-cell office:value-type="float" office:value="17.347985348">
            <text:p>17.347985348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string">
            <text:p>StefP.xml</text:p>
          </table:table-cell>
          <table:table-cell table:number-columns-repeated="2"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44">
            <text:p>44</text:p>
          </table:table-cell>
          <table:table-cell office:value-type="float" office:value="16.9230769231">
            <text:p>16.9230769231</text:p>
          </table:table-cell>
          <table:table-cell office:value-type="float" office:value="110">
            <text:p>110</text:p>
          </table:table-cell>
          <table:table-cell office:value-type="float" office:value="29.3333333333">
            <text:p>29.333333333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Barl.xml</text:p>
          </table:table-cell>
          <table:table-cell office:value-type="float" office:value="209.609375">
            <text:p>209.609375</text:p>
          </table:table-cell>
          <table:table-cell office:value-type="float" office:value="207.968992248">
            <text:p>207.968992248</text:p>
          </table:table-cell>
          <table:table-cell office:value-type="float" office:value="0.387596899225">
            <text:p>0.3875968992</text:p>
          </table:table-cell>
          <table:table-cell office:value-type="float" office:value="19.9168522643">
            <text:p>19.9168522643</text:p>
          </table:table-cell>
          <table:table-cell office:value-type="float" office:value="0.202672605791">
            <text:p>0.2026726058</text:p>
          </table:table-cell>
          <table:table-cell office:value-type="float" office:value="79.6083086053">
            <text:p>79.6083086053</text:p>
          </table:table-cell>
          <table:table-cell office:value-type="float" office:value="40.4036144578">
            <text:p>40.4036144578</text:p>
          </table:table-cell>
          <table:table-cell office:value-type="float" office:value="447.133333333">
            <text:p>447.133333333</text:p>
          </table:table-cell>
          <table:table-cell office:value-type="float" office:value="65.514041514">
            <text:p>65.514041514</text:p>
          </table:table-cell>
          <table:table-cell office:value-type="float" office:value="26828">
            <text:p>26828</text:p>
          </table:table-cell>
        </table:table-row>
        <table:table-row table:style-name="ro1">
          <table:table-cell office:value-type="string">
            <text:p>GermBil.xml</text:p>
          </table:table-cell>
          <table:table-cell table:number-columns-repeated="2"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39.4">
            <text:p>39.4</text:p>
          </table:table-cell>
          <table:table-cell office:value-type="float" office:value="0.4">
            <text:p>0.4</text:p>
          </table:table-cell>
          <table:table-cell office:value-type="float" office:value="65.6666666667">
            <text:p>65.6666666667</text:p>
          </table:table-cell>
          <table:table-cell office:value-type="float" office:value="28.1428571429">
            <text:p>28.1428571429</text:p>
          </table:table-cell>
          <table:table-cell office:value-type="float" office:value="197">
            <text:p>197</text:p>
          </table:table-cell>
          <table:table-cell office:value-type="float" office:value="39.6">
            <text:p>39.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Laek3.xml</text:p>
          </table:table-cell>
          <table:table-cell office:value-type="float" office:value="193.102564103">
            <text:p>193.102564103</text:p>
          </table:table-cell>
          <table:table-cell office:value-type="float" office:value="167.340740741">
            <text:p>167.340740741</text:p>
          </table:table-cell>
          <table:table-cell office:value-type="float" office:value="0.718518518519">
            <text:p>0.7185185185</text:p>
          </table:table-cell>
          <table:table-cell office:value-type="float" office:value="58.9843342037">
            <text:p>58.9843342037</text:p>
          </table:table-cell>
          <table:table-cell office:value-type="float" office:value="0.10182767624">
            <text:p>0.1018276762</text:p>
          </table:table-cell>
          <table:table-cell office:value-type="float" office:value="148.625">
            <text:p>148.625</text:p>
          </table:table-cell>
          <table:table-cell office:value-type="float" office:value="23.1228249744">
            <text:p>23.1228249744</text:p>
          </table:table-cell>
          <table:table-cell office:value-type="float" office:value="60.7284946237">
            <text:p>60.7284946237</text:p>
          </table:table-cell>
          <table:table-cell office:value-type="float" office:value="33.3200589971">
            <text:p>33.3200589971</text:p>
          </table:table-cell>
          <table:table-cell office:value-type="float" office:value="22591">
            <text:p>22591</text:p>
          </table:table-cell>
        </table:table-row>
        <table:table-row table:style-name="ro1">
          <table:table-cell office:value-type="string">
            <text:p>Mektild20.xml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1.3333333333">
            <text:p>21.3333333333</text:p>
          </table:table-cell>
          <table:table-cell office:value-type="float" office:value="192">
            <text:p>192</text:p>
          </table:table-cell>
          <table:table-cell office:value-type="float" office:value="34.9090909091">
            <text:p>34.909090909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PaulOmv.xml</text:p>
          </table:table-cell>
          <table:table-cell table:number-columns-repeated="2" office:value-type="float" office:value="190.2">
            <text:p>190.2</text:p>
          </table:table-cell>
          <table:table-cell office:value-type="float" office:value="0.2">
            <text:p>0.2</text:p>
          </table:table-cell>
          <table:table-cell office:value-type="float" office:value="86.4545454545">
            <text:p>86.4545454545</text:p>
          </table:table-cell>
          <table:table-cell office:value-type="float" office:value="0.0909090909091">
            <text:p>0.0909090909</text:p>
          </table:table-cell>
          <table:table-cell office:value-type="float" office:value="105.666666667">
            <text:p>105.666666667</text:p>
          </table:table-cell>
          <table:table-cell office:value-type="float" office:value="39.625">
            <text:p>39.625</text:p>
          </table:table-cell>
          <table:table-cell office:value-type="float" office:value="951">
            <text:p>951</text:p>
          </table:table-cell>
          <table:table-cell office:value-type="float" office:value="73.2307692308">
            <text:p>73.2307692308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string">
            <text:p>Exodus16.xml</text:p>
          </table:table-cell>
          <table:table-cell table:number-columns-repeated="2" office:value-type="float" office:value="134">
            <text:p>134</text:p>
          </table:table-cell>
          <table:table-cell office:value-type="float" office:value="0.5">
            <text:p>0.5</text:p>
          </table:table-cell>
          <table:table-cell office:value-type="float" office:value="8.64516129032">
            <text:p>8.6451612903</text:p>
          </table:table-cell>
          <table:table-cell office:value-type="float" office:value="0.258064516129">
            <text:p>0.2580645161</text:p>
          </table:table-cell>
          <table:table-cell office:value-type="float" office:value="29.7777777778">
            <text:p>29.7777777778</text:p>
          </table:table-cell>
          <table:table-cell office:value-type="float" office:value="22.3333333333">
            <text:p>22.3333333333</text:p>
          </table:table-cell>
          <table:table-cell office:value-type="float" office:value="268">
            <text:p>268</text:p>
          </table:table-cell>
          <table:table-cell office:value-type="float" office:value="35.7333333333">
            <text:p>35.7333333333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Birg-aut.xml</text:p>
          </table:table-cell>
          <table:table-cell table:number-columns-repeated="2" office:value-type="float" office:value="123.333333333">
            <text:p>123.333333333</text:p>
          </table:table-cell>
          <table:table-cell office:value-type="float" office:value="0.533333333333">
            <text:p>0.5333333333</text:p>
          </table:table-cell>
          <table:table-cell office:value-type="float" office:value="231.25">
            <text:p>231.25</text:p>
          </table:table-cell>
          <table:table-cell office:value-type="float" office:value="0.375">
            <text:p>0.375</text:p>
          </table:table-cell>
          <table:table-cell office:value-type="float" office:value="154.166666667">
            <text:p>154.166666667</text:p>
          </table:table-cell>
          <table:table-cell office:value-type="float" office:value="63.7931034483">
            <text:p>63.7931034483</text:p>
          </table:table-cell>
          <table:table-cell office:value-type="float" office:value="132.142857143">
            <text:p>132.142857143</text:p>
          </table:table-cell>
          <table:table-cell office:value-type="float" office:value="82.2222222222">
            <text:p>82.2222222222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ApG-A.xml</text:p>
          </table:table-cell>
          <table:table-cell office:value-type="float" office:value="113.990291262">
            <text:p>113.990291262</text:p>
          </table:table-cell>
          <table:table-cell office:value-type="float" office:value="113.970873786">
            <text:p>113.970873786</text:p>
          </table:table-cell>
          <table:table-cell office:value-type="float" office:value="0.553398058252">
            <text:p>0.5533980583</text:p>
          </table:table-cell>
          <table:table-cell office:value-type="float" office:value="103.884955752">
            <text:p>103.884955752</text:p>
          </table:table-cell>
          <table:table-cell office:value-type="float" office:value="0.477876106195">
            <text:p>0.4778761062</text:p>
          </table:table-cell>
          <table:table-cell office:value-type="float" office:value="110.745283019">
            <text:p>110.745283019</text:p>
          </table:table-cell>
          <table:table-cell office:value-type="float" office:value="18.7224880383">
            <text:p>18.7224880383</text:p>
          </table:table-cell>
          <table:table-cell office:value-type="float" office:value="205.947368421">
            <text:p>205.947368421</text:p>
          </table:table-cell>
          <table:table-cell office:value-type="float" office:value="37.3853503185">
            <text:p>37.3853503185</text:p>
          </table:table-cell>
          <table:table-cell office:value-type="float" office:value="11739">
            <text:p>11739</text:p>
          </table:table-cell>
        </table:table-row>
        <table:table-row table:style-name="ro1">
          <table:table-cell office:value-type="string">
            <text:p>Laek7.xml</text:p>
          </table:table-cell>
          <table:table-cell office:value-type="float" office:value="111.145496536">
            <text:p>111.145496536</text:p>
          </table:table-cell>
          <table:table-cell office:value-type="float" office:value="112.915492958">
            <text:p>112.915492958</text:p>
          </table:table-cell>
          <table:table-cell office:value-type="float" office:value="0.467136150235">
            <text:p>0.4671361502</text:p>
          </table:table-cell>
          <table:table-cell office:value-type="float" office:value="9.7431638647">
            <text:p>9.7431638647</text:p>
          </table:table-cell>
          <table:table-cell office:value-type="float" office:value="0.403078792789">
            <text:p>0.4030787928</text:p>
          </table:table-cell>
          <table:table-cell office:value-type="float" office:value="22.0651376147">
            <text:p>22.0651376147</text:p>
          </table:table-cell>
          <table:table-cell office:value-type="float" office:value="13.2841756421">
            <text:p>13.2841756421</text:p>
          </table:table-cell>
          <table:table-cell office:value-type="float" office:value="31.3981723238">
            <text:p>31.3981723238</text:p>
          </table:table-cell>
          <table:table-cell office:value-type="float" office:value="18.6658905704">
            <text:p>18.6658905704</text:p>
          </table:table-cell>
          <table:table-cell office:value-type="float" office:value="48102">
            <text:p>48102</text:p>
          </table:table-cell>
        </table:table-row>
        <table:table-row table:style-name="ro1">
          <table:table-cell office:value-type="string">
            <text:p>TreKung.xml</text:p>
          </table:table-cell>
          <table:table-cell table:number-columns-repeated="2" office:value-type="float" office:value="103">
            <text:p>103</text:p>
          </table:table-cell>
          <table:table-cell office:value-type="float" office:value="0.166666666667">
            <text:p>0.1666666667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  <table:table-cell office:value-type="float" office:value="44.1428571429">
            <text:p>44.1428571429</text:p>
          </table:table-cell>
          <table:table-cell office:value-type="float" office:value="618">
            <text:p>618</text:p>
          </table:table-cell>
          <table:table-cell office:value-type="float" office:value="72.8235294118">
            <text:p>72.8235294118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Bond.xml</text:p>
          </table:table-cell>
          <table:table-cell office:value-type="float" office:value="95.0138568129">
            <text:p>95.0138568129</text:p>
          </table:table-cell>
          <table:table-cell office:value-type="float" office:value="94.5586206897">
            <text:p>94.5586206897</text:p>
          </table:table-cell>
          <table:table-cell office:value-type="float" office:value="0.0896551724138">
            <text:p>0.0896551724</text:p>
          </table:table-cell>
          <table:table-cell office:value-type="float" office:value="15.8630929425">
            <text:p>15.8630929425</text:p>
          </table:table-cell>
          <table:table-cell office:value-type="float" office:value="0.365599691477">
            <text:p>0.3655996915</text:p>
          </table:table-cell>
          <table:table-cell office:value-type="float" office:value="42.4489164087">
            <text:p>42.4489164087</text:p>
          </table:table-cell>
          <table:table-cell office:value-type="float" office:value="24.5423627685">
            <text:p>24.5423627685</text:p>
          </table:table-cell>
          <table:table-cell office:value-type="float" office:value="131.415335463">
            <text:p>131.415335463</text:p>
          </table:table-cell>
          <table:table-cell office:value-type="float" office:value="37.3936363636">
            <text:p>37.3936363636</text:p>
          </table:table-cell>
          <table:table-cell office:value-type="float" office:value="41133">
            <text:p>41133</text:p>
          </table:table-cell>
        </table:table-row>
        <table:table-row table:style-name="ro1">
          <table:table-cell office:value-type="string">
            <text:p>Apd26SLundversion.xml</text:p>
          </table:table-cell>
          <table:table-cell office:value-type="float" office:value="91.3023255814">
            <text:p>91.3023255814</text:p>
          </table:table-cell>
          <table:table-cell office:value-type="float" office:value="89.9083969466">
            <text:p>89.9083969466</text:p>
          </table:table-cell>
          <table:table-cell office:value-type="float" office:value="0.954198473282">
            <text:p>0.9541984733</text:p>
          </table:table-cell>
          <table:table-cell office:value-type="float" office:value="7.89410187668">
            <text:p>7.8941018767</text:p>
          </table:table-cell>
          <table:table-cell office:value-type="float" office:value="0.19235924933">
            <text:p>0.1923592493</text:p>
          </table:table-cell>
          <table:table-cell office:value-type="float" office:value="29.6675062972">
            <text:p>29.6675062972</text:p>
          </table:table-cell>
          <table:table-cell office:value-type="float" office:value="19.5323383085">
            <text:p>19.5323383085</text:p>
          </table:table-cell>
          <table:table-cell office:value-type="float" office:value="113.25">
            <text:p>113.25</text:p>
          </table:table-cell>
          <table:table-cell office:value-type="float" office:value="32.401650619">
            <text:p>32.401650619</text:p>
          </table:table-cell>
          <table:table-cell office:value-type="float" office:value="11778">
            <text:p>11778</text:p>
          </table:table-cell>
        </table:table-row>
        <table:table-row table:style-name="ro1">
          <table:table-cell office:value-type="string">
            <text:p>VHF.xml</text:p>
          </table:table-cell>
          <table:table-cell office:value-type="float" office:value="83.8461538462">
            <text:p>83.8461538462</text:p>
          </table:table-cell>
          <table:table-cell office:value-type="float" office:value="83.6923076923">
            <text:p>83.6923076923</text:p>
          </table:table-cell>
          <table:table-cell office:value-type="float" office:value="0">
            <text:p>0</text:p>
          </table:table-cell>
          <table:table-cell office:value-type="float" office:value="24.1777777778">
            <text:p>24.1777777778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16.2388059701">
            <text:p>16.2388059701</text:p>
          </table:table-cell>
          <table:table-cell office:value-type="float" office:value="1088">
            <text:p>1088</text:p>
          </table:table-cell>
          <table:table-cell office:value-type="float" office:value="32">
            <text:p>32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Mar26SLundversion.xml</text:p>
          </table:table-cell>
          <table:table-cell office:value-type="float" office:value="80.8021390374">
            <text:p>80.8021390374</text:p>
          </table:table-cell>
          <table:table-cell office:value-type="float" office:value="102.789115646">
            <text:p>102.789115646</text:p>
          </table:table-cell>
          <table:table-cell office:value-type="float" office:value="0.945578231293">
            <text:p>0.9455782313</text:p>
          </table:table-cell>
          <table:table-cell office:value-type="float" office:value="7.63516927741">
            <text:p>7.6351692774</text:p>
          </table:table-cell>
          <table:table-cell office:value-type="float" office:value="0.274381000505">
            <text:p>0.2743810005</text:p>
          </table:table-cell>
          <table:table-cell office:value-type="float" office:value="22.3520710059">
            <text:p>22.3520710059</text:p>
          </table:table-cell>
          <table:table-cell office:value-type="float" office:value="14.0689013035">
            <text:p>14.0689013035</text:p>
          </table:table-cell>
          <table:table-cell office:value-type="float" office:value="111.925925926">
            <text:p>111.925925926</text:p>
          </table:table-cell>
          <table:table-cell office:value-type="float" office:value="24.7704918033">
            <text:p>24.7704918033</text:p>
          </table:table-cell>
          <table:table-cell office:value-type="float" office:value="15110">
            <text:p>15110</text:p>
          </table:table-cell>
        </table:table-row>
        <table:table-row table:style-name="ro1">
          <table:table-cell office:value-type="string">
            <text:p>MP1.xml</text:p>
          </table:table-cell>
          <table:table-cell office:value-type="float" office:value="73.6118644068">
            <text:p>73.6118644068</text:p>
          </table:table-cell>
          <table:table-cell office:value-type="float" office:value="71.1918032787">
            <text:p>71.1918032787</text:p>
          </table:table-cell>
          <table:table-cell office:value-type="float" office:value="0.252459016393">
            <text:p>0.2524590164</text:p>
          </table:table-cell>
          <table:table-cell office:value-type="float" office:value="33.6904577192">
            <text:p>33.6904577192</text:p>
          </table:table-cell>
          <table:table-cell office:value-type="float" office:value="0.077579519007">
            <text:p>0.077579519</text:p>
          </table:table-cell>
          <table:table-cell office:value-type="float" office:value="123.372159091">
            <text:p>123.372159091</text:p>
          </table:table-cell>
          <table:table-cell office:value-type="float" office:value="17.0837922895">
            <text:p>17.0837922895</text:p>
          </table:table-cell>
          <table:table-cell office:value-type="float" office:value="185.585470085">
            <text:p>185.585470085</text:p>
          </table:table-cell>
          <table:table-cell office:value-type="float" office:value="30.647141849">
            <text:p>30.647141849</text:p>
          </table:table-cell>
          <table:table-cell office:value-type="float" office:value="43427">
            <text:p>43427</text:p>
          </table:table-cell>
        </table:table-row>
        <table:table-row table:style-name="ro1">
          <table:table-cell office:value-type="string">
            <text:p>KrL.xml</text:p>
          </table:table-cell>
          <table:table-cell office:value-type="float" office:value="68.6422764228">
            <text:p>68.6422764228</text:p>
          </table:table-cell>
          <table:table-cell office:value-type="float" office:value="66.9761904762">
            <text:p>66.9761904762</text:p>
          </table:table-cell>
          <table:table-cell office:value-type="float" office:value="0.166666666667">
            <text:p>0.1666666667</text:p>
          </table:table-cell>
          <table:table-cell office:value-type="float" office:value="23.1205479452">
            <text:p>23.1205479452</text:p>
          </table:table-cell>
          <table:table-cell office:value-type="float" office:value="0.139726027397">
            <text:p>0.1397260274</text:p>
          </table:table-cell>
          <table:table-cell office:value-type="float" office:value="84.39">
            <text:p>84.39</text:p>
          </table:table-cell>
          <table:table-cell office:value-type="float" office:value="17.58125">
            <text:p>17.58125</text:p>
          </table:table-cell>
          <table:table-cell office:value-type="float" office:value="527.4375">
            <text:p>527.4375</text:p>
          </table:table-cell>
          <table:table-cell office:value-type="float" office:value="35.0893970894">
            <text:p>35.0893970894</text:p>
          </table:table-cell>
          <table:table-cell office:value-type="float" office:value="8439">
            <text:p>8439</text:p>
          </table:table-cell>
        </table:table-row>
        <table:table-row table:style-name="ro1">
          <table:table-cell office:value-type="string">
            <text:p>Judit.xml</text:p>
          </table:table-cell>
          <table:table-cell office:value-type="float" office:value="68.6260162602">
            <text:p>68.6260162602</text:p>
          </table:table-cell>
          <table:table-cell office:value-type="float" office:value="66.9603174603">
            <text:p>66.9603174603</text:p>
          </table:table-cell>
          <table:table-cell office:value-type="float" office:value="0.15873015873">
            <text:p>0.1587301587</text:p>
          </table:table-cell>
          <table:table-cell office:value-type="float" office:value="23.1150684932">
            <text:p>23.1150684932</text:p>
          </table:table-cell>
          <table:table-cell office:value-type="float" office:value="0.13698630137">
            <text:p>0.1369863014</text:p>
          </table:table-cell>
          <table:table-cell office:value-type="float" office:value="84.37">
            <text:p>84.37</text:p>
          </table:table-cell>
          <table:table-cell office:value-type="float" office:value="17.6506276151">
            <text:p>17.6506276151</text:p>
          </table:table-cell>
          <table:table-cell office:value-type="float" office:value="527.3125">
            <text:p>527.3125</text:p>
          </table:table-cell>
          <table:table-cell office:value-type="float" office:value="35.2275574113">
            <text:p>35.2275574113</text:p>
          </table:table-cell>
          <table:table-cell office:value-type="float" office:value="8437">
            <text:p>8437</text:p>
          </table:table-cell>
        </table:table-row>
        <table:table-row table:style-name="ro1">
          <table:table-cell office:value-type="string">
            <text:p>Ester.xml</text:p>
          </table:table-cell>
          <table:table-cell office:value-type="float" office:value="67.4455445545">
            <text:p>67.4455445545</text:p>
          </table:table-cell>
          <table:table-cell office:value-type="float" office:value="64.8761904762">
            <text:p>64.8761904762</text:p>
          </table:table-cell>
          <table:table-cell office:value-type="float" office:value="0.171428571429">
            <text:p>0.1714285714</text:p>
          </table:table-cell>
          <table:table-cell office:value-type="float" office:value="20.7051671733">
            <text:p>20.7051671733</text:p>
          </table:table-cell>
          <table:table-cell office:value-type="float" office:value="0.130699088146">
            <text:p>0.1306990881</text:p>
          </table:table-cell>
          <table:table-cell office:value-type="float" office:value="67.4455445545">
            <text:p>67.4455445545</text:p>
          </table:table-cell>
          <table:table-cell office:value-type="float" office:value="17.4219948849">
            <text:p>17.4219948849</text:p>
          </table:table-cell>
          <table:table-cell office:value-type="float" office:value="567.666666667">
            <text:p>567.666666667</text:p>
          </table:table-cell>
          <table:table-cell office:value-type="float" office:value="32.6714628297">
            <text:p>32.6714628297</text:p>
          </table:table-cell>
          <table:table-cell office:value-type="float" office:value="6812">
            <text:p>6812</text:p>
          </table:table-cell>
        </table:table-row>
        <table:table-row table:style-name="ro1">
          <table:table-cell office:value-type="string">
            <text:p>Ruth.xml</text:p>
          </table:table-cell>
          <table:table-cell table:number-columns-repeated="2" office:value-type="float" office:value="60.6111111111">
            <text:p>60.6111111111</text:p>
          </table:table-cell>
          <table:table-cell office:value-type="float" office:value="0.138888888889">
            <text:p>0.1388888889</text:p>
          </table:table-cell>
          <table:table-cell office:value-type="float" office:value="27.6202531646">
            <text:p>27.6202531646</text:p>
          </table:table-cell>
          <table:table-cell office:value-type="float" office:value="0.0759493670886">
            <text:p>0.0759493671</text:p>
          </table:table-cell>
          <table:table-cell office:value-type="float" office:value="114.842105263">
            <text:p>114.842105263</text:p>
          </table:table-cell>
          <table:table-cell office:value-type="float" office:value="14.4503311258">
            <text:p>14.4503311258</text:p>
          </table:table-cell>
          <table:table-cell office:value-type="float" office:value="363.666666667">
            <text:p>363.666666667</text:p>
          </table:table-cell>
          <table:table-cell office:value-type="float" office:value="27.1055900621">
            <text:p>27.1055900621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KatEgMir.xml</text:p>
          </table:table-cell>
          <table:table-cell table:number-columns-repeated="2" office:value-type="float" office:value="59.0625">
            <text:p>59.0625</text:p>
          </table:table-cell>
          <table:table-cell office:value-type="float" office:value="0.1875">
            <text:p>0.1875</text:p>
          </table:table-cell>
          <table:table-cell office:value-type="float" office:value="12.2727272727">
            <text:p>12.2727272727</text:p>
          </table:table-cell>
          <table:table-cell office:value-type="float" office:value="0.0519480519481">
            <text:p>0.0519480519</text:p>
          </table:table-cell>
          <table:table-cell office:value-type="float" office:value="118.125">
            <text:p>118.125</text:p>
          </table:table-cell>
          <table:table-cell office:value-type="float" office:value="23.625">
            <text:p>23.625</text:p>
          </table:table-cell>
          <table:table-cell office:value-type="float" office:value="945">
            <text:p>945</text:p>
          </table:table-cell>
          <table:table-cell office:value-type="float" office:value="46.1463414634">
            <text:p>46.1463414634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PatrikBil.xml</text:p>
          </table:table-cell>
          <table:table-cell office:value-type="float" office:value="55.765625">
            <text:p>55.765625</text:p>
          </table:table-cell>
          <table:table-cell office:value-type="float" office:value="54.9076923077">
            <text:p>54.9076923077</text:p>
          </table:table-cell>
          <table:table-cell office:value-type="float" office:value="0.0461538461538">
            <text:p>0.0461538462</text:p>
          </table:table-cell>
          <table:table-cell office:value-type="float" office:value="1784.5">
            <text:p>1784.5</text:p>
          </table:table-cell>
          <table:table-cell office:value-type="float" office:value="0">
            <text:p>0</text:p>
          </table:table-cell>
          <table:table-cell office:value-type="float" office:value="892.25">
            <text:p>892.25</text:p>
          </table:table-cell>
          <table:table-cell office:value-type="float" office:value="34.9901960784">
            <text:p>34.9901960784</text:p>
          </table:table-cell>
          <table:table-cell office:value-type="float" office:value="594.833333333">
            <text:p>594.833333333</text:p>
          </table:table-cell>
          <table:table-cell office:value-type="float" office:value="62.0695652174">
            <text:p>62.0695652174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string">
            <text:p>StimAm.xml</text:p>
          </table:table-cell>
          <table:table-cell office:value-type="float" office:value="55.2552301255">
            <text:p>55.2552301255</text:p>
          </table:table-cell>
          <table:table-cell office:value-type="float" office:value="53.7922606925">
            <text:p>53.7922606925</text:p>
          </table:table-cell>
          <table:table-cell office:value-type="float" office:value="0.0977596741344">
            <text:p>0.0977596741</text:p>
          </table:table-cell>
          <table:table-cell office:value-type="float" office:value="72.1639344262">
            <text:p>72.1639344262</text:p>
          </table:table-cell>
          <table:table-cell office:value-type="float" office:value="0.0382513661202">
            <text:p>0.0382513661</text:p>
          </table:table-cell>
          <table:table-cell office:value-type="float" office:value="307.11627907">
            <text:p>307.11627907</text:p>
          </table:table-cell>
          <table:table-cell office:value-type="float" office:value="12.9724950884">
            <text:p>12.9724950884</text:p>
          </table:table-cell>
          <table:table-cell office:value-type="float" office:value="628.857142857">
            <text:p>628.857142857</text:p>
          </table:table-cell>
          <table:table-cell office:value-type="float" office:value="24.7651195499">
            <text:p>24.7651195499</text:p>
          </table:table-cell>
          <table:table-cell office:value-type="float" office:value="26412">
            <text:p>26412</text:p>
          </table:table-cell>
        </table:table-row>
        <table:table-row table:style-name="ro1">
          <table:table-cell office:value-type="string">
            <text:p>MP2-fragm.xml</text:p>
          </table:table-cell>
          <table:table-cell office:value-type="float" office:value="54.5168539326">
            <text:p>54.5168539326</text:p>
          </table:table-cell>
          <table:table-cell office:value-type="float" office:value="58.4337349398">
            <text:p>58.4337349398</text:p>
          </table:table-cell>
          <table:table-cell office:value-type="float" office:value="0.626506024096">
            <text:p>0.6265060241</text:p>
          </table:table-cell>
          <table:table-cell office:value-type="float" office:value="18.4410646388">
            <text:p>18.4410646388</text:p>
          </table:table-cell>
          <table:table-cell office:value-type="float" office:value="0.342205323194">
            <text:p>0.3422053232</text:p>
          </table:table-cell>
          <table:table-cell office:value-type="float" office:value="35.1449275362">
            <text:p>35.1449275362</text:p>
          </table:table-cell>
          <table:table-cell office:value-type="float" office:value="18.6538461538">
            <text:p>18.6538461538</text:p>
          </table:table-cell>
          <table:table-cell office:value-type="float" office:value="124.358974359">
            <text:p>124.358974359</text:p>
          </table:table-cell>
          <table:table-cell office:value-type="float" office:value="31.9144736842">
            <text:p>31.9144736842</text:p>
          </table:table-cell>
          <table:table-cell office:value-type="float" office:value="4850">
            <text:p>4850</text:p>
          </table:table-cell>
        </table:table-row>
        <table:table-row table:style-name="ro1">
          <table:table-cell office:value-type="string">
            <text:p>ErikReg.xml</text:p>
          </table:table-cell>
          <table:table-cell office:value-type="float" office:value="52.7757575758">
            <text:p>52.7757575758</text:p>
          </table:table-cell>
          <table:table-cell office:value-type="float" office:value="52.6787878788">
            <text:p>52.6787878788</text:p>
          </table:table-cell>
          <table:table-cell office:value-type="float" office:value="0.90303030303">
            <text:p>0.903030303</text:p>
          </table:table-cell>
          <table:table-cell office:value-type="float" office:value="72.4333333333">
            <text:p>72.4333333333</text:p>
          </table:table-cell>
          <table:table-cell office:value-type="float" office:value="0">
            <text:p>0</text:p>
          </table:table-cell>
          <table:table-cell office:value-type="float" office:value="59.1292517007">
            <text:p>59.1292517007</text:p>
          </table:table-cell>
          <table:table-cell office:value-type="float" office:value="36.5210084034">
            <text:p>36.5210084034</text:p>
          </table:table-cell>
          <table:table-cell office:value-type="float" office:value="91.4947368421">
            <text:p>91.4947368421</text:p>
          </table:table-cell>
          <table:table-cell office:value-type="float" office:value="51.5845697329">
            <text:p>51.5845697329</text:p>
          </table:table-cell>
          <table:table-cell office:value-type="float" office:value="8692">
            <text:p>8692</text:p>
          </table:table-cell>
        </table:table-row>
        <table:table-row table:style-name="ro1">
          <table:table-cell office:value-type="string">
            <text:p>Birg1-3.xml</text:p>
          </table:table-cell>
          <table:table-cell office:value-type="float" office:value="52.3272367771">
            <text:p>52.3272367771</text:p>
          </table:table-cell>
          <table:table-cell office:value-type="float" office:value="52.2845849802">
            <text:p>52.2845849802</text:p>
          </table:table-cell>
          <table:table-cell office:value-type="float" office:value="0.243577075099">
            <text:p>0.2435770751</text:p>
          </table:table-cell>
          <table:table-cell office:value-type="float" office:value="235.688195991">
            <text:p>235.688195991</text:p>
          </table:table-cell>
          <table:table-cell office:value-type="float" office:value="0.530066815145">
            <text:p>0.5300668151</text:p>
          </table:table-cell>
          <table:table-cell office:value-type="float" office:value="148.420757363">
            <text:p>148.420757363</text:p>
          </table:table-cell>
          <table:table-cell office:value-type="float" office:value="18.8231945927">
            <text:p>18.8231945927</text:p>
          </table:table-cell>
          <table:table-cell office:value-type="float" office:value="13228">
            <text:p>13228</text:p>
          </table:table-cell>
          <table:table-cell office:value-type="float" office:value="36.1359057538">
            <text:p>36.1359057538</text:p>
          </table:table-cell>
          <table:table-cell office:value-type="float" office:value="105824">
            <text:p>105824</text:p>
          </table:table-cell>
        </table:table-row>
        <table:table-row table:style-name="ro1">
          <table:table-cell office:value-type="string">
            <text:p>Did-B.xml</text:p>
          </table:table-cell>
          <table:table-cell office:value-type="float" office:value="47.613963039">
            <text:p>47.613963039</text:p>
          </table:table-cell>
          <table:table-cell office:value-type="float" office:value="47.2179226069">
            <text:p>47.2179226069</text:p>
          </table:table-cell>
          <table:table-cell office:value-type="float" office:value="0.0753564154786">
            <text:p>0.0753564155</text:p>
          </table:table-cell>
          <table:table-cell office:value-type="float" office:value="21.8716981132">
            <text:p>21.8716981132</text:p>
          </table:table-cell>
          <table:table-cell office:value-type="float" office:value="0.0518867924528">
            <text:p>0.0518867925</text:p>
          </table:table-cell>
          <table:table-cell office:value-type="float" office:value="260.494382022">
            <text:p>260.494382022</text:p>
          </table:table-cell>
          <table:table-cell office:value-type="float" office:value="53.2965517241">
            <text:p>53.2965517241</text:p>
          </table:table-cell>
          <table:table-cell office:value-type="float" office:value="120.75">
            <text:p>120.75</text:p>
          </table:table-cell>
          <table:table-cell office:value-type="float" office:value="70.3611532625">
            <text:p>70.3611532625</text:p>
          </table:table-cell>
          <table:table-cell office:value-type="float" office:value="23184">
            <text:p>23184</text:p>
          </table:table-cell>
        </table:table-row>
        <table:table-row table:style-name="ro1">
          <table:table-cell office:value-type="string">
            <text:p>Brahe.xml</text:p>
          </table:table-cell>
          <table:table-cell office:value-type="float" office:value="45.9773123909">
            <text:p>45.9773123909</text:p>
          </table:table-cell>
          <table:table-cell office:value-type="float" office:value="43.4603960396">
            <text:p>43.4603960396</text:p>
          </table:table-cell>
          <table:table-cell office:value-type="float" office:value="0.971947194719">
            <text:p>0.9719471947</text:p>
          </table:table-cell>
          <table:table-cell office:value-type="float" office:value="11.7523427041">
            <text:p>11.7523427041</text:p>
          </table:table-cell>
          <table:table-cell office:value-type="float" office:value="0.0245426149041">
            <text:p>0.0245426149</text:p>
          </table:table-cell>
          <table:table-cell office:value-type="float" office:value="42.7548701299">
            <text:p>42.7548701299</text:p>
          </table:table-cell>
          <table:table-cell office:value-type="float" office:value="12.1987031033">
            <text:p>12.1987031033</text:p>
          </table:table-cell>
          <table:table-cell office:value-type="float" office:value="255.699029126">
            <text:p>255.699029126</text:p>
          </table:table-cell>
          <table:table-cell office:value-type="float" office:value="23.2972136223">
            <text:p>23.2972136223</text:p>
          </table:table-cell>
          <table:table-cell office:value-type="float" office:value="26337">
            <text:p>26337</text:p>
          </table:table-cell>
        </table:table-row>
        <table:table-row table:style-name="ro1">
          <table:table-cell office:value-type="string">
            <text:p>Jart.xml</text:p>
          </table:table-cell>
          <table:table-cell office:value-type="float" office:value="41.6998556999">
            <text:p>41.6998556999</text:p>
          </table:table-cell>
          <table:table-cell office:value-type="float" office:value="40.9008498584">
            <text:p>40.9008498584</text:p>
          </table:table-cell>
          <table:table-cell office:value-type="float" office:value="0.420679886686">
            <text:p>0.4206798867</text:p>
          </table:table-cell>
          <table:table-cell office:value-type="float" office:value="121.327731092">
            <text:p>121.327731092</text:p>
          </table:table-cell>
          <table:table-cell office:value-type="float" office:value="0.294117647059">
            <text:p>0.2941176471</text:p>
          </table:table-cell>
          <table:table-cell office:value-type="float" office:value="79.3296703297">
            <text:p>79.3296703297</text:p>
          </table:table-cell>
          <table:table-cell office:value-type="float" office:value="18.5817245817">
            <text:p>18.5817245817</text:p>
          </table:table-cell>
          <table:table-cell office:value-type="float" office:value="75.0025974026">
            <text:p>75.0025974026</text:p>
          </table:table-cell>
          <table:table-cell office:value-type="float" office:value="29.7690721649">
            <text:p>29.7690721649</text:p>
          </table:table-cell>
          <table:table-cell office:value-type="float" office:value="28876">
            <text:p>28876</text:p>
          </table:table-cell>
        </table:table-row>
        <table:table-row table:style-name="ro1">
          <table:table-cell office:value-type="string">
            <text:p>Gyllh.xml</text:p>
          </table:table-cell>
          <table:table-cell office:value-type="float" office:value="35.7489905787">
            <text:p>35.7489905787</text:p>
          </table:table-cell>
          <table:table-cell office:value-type="float" office:value="33.7622377622">
            <text:p>33.7622377622</text:p>
          </table:table-cell>
          <table:table-cell office:value-type="float" office:value="0.928798474253">
            <text:p>0.9287984743</text:p>
          </table:table-cell>
          <table:table-cell office:value-type="float" office:value="12.180733945">
            <text:p>12.180733945</text:p>
          </table:table-cell>
          <table:table-cell office:value-type="float" office:value="0.0185779816514">
            <text:p>0.0185779817</text:p>
          </table:table-cell>
          <table:table-cell office:value-type="float" office:value="35.8111935266">
            <text:p>35.8111935266</text:p>
          </table:table-cell>
          <table:table-cell office:value-type="float" office:value="11.5251736111">
            <text:p>11.5251736111</text:p>
          </table:table-cell>
          <table:table-cell office:value-type="float" office:value="356.429530201">
            <text:p>356.429530201</text:p>
          </table:table-cell>
          <table:table-cell office:value-type="float" office:value="22.323875578">
            <text:p>22.323875578</text:p>
          </table:table-cell>
          <table:table-cell office:value-type="float" office:value="53108">
            <text:p>53108</text:p>
          </table:table-cell>
        </table:table-row>
        <table:table-row table:style-name="ro1">
          <table:table-cell office:value-type="string">
            <text:p>KrL-Ny.xml</text:p>
          </table:table-cell>
          <table:table-cell office:value-type="float" office:value="34.180952381">
            <text:p>34.180952381</text:p>
          </table:table-cell>
          <table:table-cell office:value-type="float" office:value="29.1788617886">
            <text:p>29.1788617886</text:p>
          </table:table-cell>
          <table:table-cell office:value-type="float" office:value="0.422764227642">
            <text:p>0.4227642276</text:p>
          </table:table-cell>
          <table:table-cell office:value-type="float" office:value="10.8429003021">
            <text:p>10.8429003021</text:p>
          </table:table-cell>
          <table:table-cell office:value-type="float" office:value="0">
            <text:p>0</text:p>
          </table:table-cell>
          <table:table-cell office:value-type="float" office:value="188.894736842">
            <text:p>188.894736842</text:p>
          </table:table-cell>
          <table:table-cell office:value-type="float" office:value="179.45">
            <text:p>179.45</text:p>
          </table:table-cell>
          <table:table-cell office:value-type="float" office:value="3589">
            <text:p>3589</text:p>
          </table:table-cell>
          <table:table-cell office:value-type="float" office:value="125.929824561">
            <text:p>125.929824561</text:p>
          </table:table-cell>
          <table:table-cell office:value-type="float" office:value="3589">
            <text:p>3589</text:p>
          </table:table-cell>
        </table:table-row>
        <table:table-row table:style-name="ro1">
          <table:table-cell office:value-type="string">
            <text:p>Moses-B.xml</text:p>
          </table:table-cell>
          <table:table-cell office:value-type="float" office:value="33.752688172">
            <text:p>33.752688172</text:p>
          </table:table-cell>
          <table:table-cell office:value-type="float" office:value="33.0130345301">
            <text:p>33.0130345301</text:p>
          </table:table-cell>
          <table:table-cell office:value-type="float" office:value="0.146581294306">
            <text:p>0.1465812943</text:p>
          </table:table-cell>
          <table:table-cell office:value-type="float" office:value="144366">
            <text:p>144366</text:p>
          </table:table-cell>
          <table:table-cell office:value-type="float" office:value="0">
            <text:p>0</text:p>
          </table:table-cell>
          <table:table-cell office:value-type="float" office:value="71.1863905325">
            <text:p>71.1863905325</text:p>
          </table:table-cell>
          <table:table-cell office:value-type="float" office:value="32.7880990234">
            <text:p>32.7880990234</text:p>
          </table:table-cell>
          <table:table-cell office:value-type="float" office:value="630.419213974">
            <text:p>630.419213974</text:p>
          </table:table-cell>
          <table:table-cell office:value-type="float" office:value="62.4150453956">
            <text:p>62.4150453956</text:p>
          </table:table-cell>
          <table:table-cell office:value-type="float" office:value="144366">
            <text:p>144366</text:p>
          </table:table-cell>
        </table:table-row>
        <table:table-row table:style-name="ro1">
          <table:table-cell office:value-type="string">
            <text:p>Runius.xml</text:p>
          </table:table-cell>
          <table:table-cell office:value-type="float" office:value="33.2649006623">
            <text:p>33.2649006623</text:p>
          </table:table-cell>
          <table:table-cell office:value-type="float" office:value="32.8864628821">
            <text:p>32.8864628821</text:p>
          </table:table-cell>
          <table:table-cell office:value-type="float" office:value="0.918122270742">
            <text:p>0.9181222707</text:p>
          </table:table-cell>
          <table:table-cell office:value-type="float" office:value="56.5178236398">
            <text:p>56.5178236398</text:p>
          </table:table-cell>
          <table:table-cell office:value-type="float" office:value="0.0187617260788">
            <text:p>0.0187617261</text:p>
          </table:table-cell>
          <table:table-cell office:value-type="float" office:value="37.2821782178">
            <text:p>37.2821782178</text:p>
          </table:table-cell>
          <table:table-cell office:value-type="float" office:value="12.2704684318">
            <text:p>12.2704684318</text:p>
          </table:table-cell>
          <table:table-cell office:value-type="float" office:value="424.281690141">
            <text:p>424.281690141</text:p>
          </table:table-cell>
          <table:table-cell office:value-type="float" office:value="23.7481277099">
            <text:p>23.7481277099</text:p>
          </table:table-cell>
          <table:table-cell office:value-type="float" office:value="30124">
            <text:p>30124</text:p>
          </table:table-cell>
        </table:table-row>
        <table:table-row table:style-name="ro1">
          <table:table-cell office:value-type="string">
            <text:p>LegBil.xml</text:p>
          </table:table-cell>
          <table:table-cell office:value-type="float" office:value="30.1251507114">
            <text:p>30.1251507114</text:p>
          </table:table-cell>
          <table:table-cell office:value-type="float" office:value="29.3743240066">
            <text:p>29.3743240066</text:p>
          </table:table-cell>
          <table:table-cell office:value-type="float" office:value="0.349400423231">
            <text:p>0.3494004232</text:p>
          </table:table-cell>
          <table:table-cell office:value-type="float" office:value="77.1166666667">
            <text:p>77.1166666667</text:p>
          </table:table-cell>
          <table:table-cell office:value-type="float" office:value="0.0648148148148">
            <text:p>0.0648148148</text:p>
          </table:table-cell>
          <table:table-cell office:value-type="float" office:value="42.7399931577">
            <text:p>42.7399931577</text:p>
          </table:table-cell>
          <table:table-cell office:value-type="float" office:value="16.6794392523">
            <text:p>16.6794392523</text:p>
          </table:table-cell>
          <table:table-cell office:value-type="float" office:value="279.483221477">
            <text:p>279.483221477</text:p>
          </table:table-cell>
          <table:table-cell office:value-type="float" office:value="31.4524169184">
            <text:p>31.4524169184</text:p>
          </table:table-cell>
          <table:table-cell office:value-type="float" office:value="124929">
            <text:p>124929</text:p>
          </table:table-cell>
        </table:table-row>
        <table:table-row table:style-name="ro1">
          <table:table-cell office:value-type="string">
            <text:p>KrL-Andr.xml</text:p>
          </table:table-cell>
          <table:table-cell office:value-type="float" office:value="29.5990338164">
            <text:p>29.5990338164</text:p>
          </table:table-cell>
          <table:table-cell office:value-type="float" office:value="24.3134920635">
            <text:p>24.3134920635</text:p>
          </table:table-cell>
          <table:table-cell office:value-type="float" office:value="0.448412698413">
            <text:p>0.4484126984</text:p>
          </table:table-cell>
          <table:table-cell office:value-type="float" office:value="10.5094339623">
            <text:p>10.5094339623</text:p>
          </table:table-cell>
          <table:table-cell office:value-type="float" office:value="0">
            <text:p>0</text:p>
          </table:table-cell>
          <table:table-cell office:value-type="float" office:value="117.826923077">
            <text:p>117.826923077</text:p>
          </table:table-cell>
          <table:table-cell office:value-type="float" office:value="107.49122807">
            <text:p>107.49122807</text:p>
          </table:table-cell>
          <table:table-cell office:value-type="float" office:value="6127">
            <text:p>6127</text:p>
          </table:table-cell>
          <table:table-cell office:value-type="float" office:value="118.970873786">
            <text:p>118.970873786</text:p>
          </table:table-cell>
          <table:table-cell office:value-type="float" office:value="6127">
            <text:p>6127</text:p>
          </table:table-cell>
        </table:table-row>
        <table:table-row table:style-name="ro1">
          <table:table-cell office:value-type="string">
            <text:p>Bo6.xml</text:p>
          </table:table-cell>
          <table:table-cell table:number-columns-repeated="2" office:value-type="float" office:value="29.5714285714">
            <text:p>29.5714285714</text:p>
          </table:table-cell>
          <table:table-cell office:value-type="float" office:value="0">
            <text:p>0</text:p>
          </table:table-cell>
          <table:table-cell office:value-type="float" office:value="16.8979591837">
            <text:p>16.8979591837</text:p>
          </table:table-cell>
          <table:table-cell office:value-type="float" office:value="0.102040816327">
            <text:p>0.1020408163</text:p>
          </table:table-cell>
          <table:table-cell office:value-type="float" office:value="165.6">
            <text:p>165.6</text:p>
          </table:table-cell>
          <table:table-cell office:value-type="float" office:value="31.8461538462">
            <text:p>31.8461538462</text:p>
          </table:table-cell>
          <table:table-cell office:value-type="float" office:value="414">
            <text:p>414</text:p>
          </table:table-cell>
          <table:table-cell office:value-type="float" office:value="59.2142857143">
            <text:p>59.2142857143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ElisUngUppA.xml</text:p>
          </table:table-cell>
          <table:table-cell office:value-type="float" office:value="29.5540540541">
            <text:p>29.5540540541</text:p>
          </table:table-cell>
          <table:table-cell office:value-type="float" office:value="28.2193548387">
            <text:p>28.2193548387</text:p>
          </table:table-cell>
          <table:table-cell office:value-type="float" office:value="0.103225806452">
            <text:p>0.1032258065</text:p>
          </table:table-cell>
          <table:table-cell office:value-type="float" office:value="14.3881578947">
            <text:p>14.3881578947</text:p>
          </table:table-cell>
          <table:table-cell office:value-type="float" office:value="0.144736842105">
            <text:p>0.1447368421</text:p>
          </table:table-cell>
          <table:table-cell office:value-type="float" office:value="59.1081081081">
            <text:p>59.1081081081</text:p>
          </table:table-cell>
          <table:table-cell office:value-type="float" office:value="19.9726027397">
            <text:p>19.9726027397</text:p>
          </table:table-cell>
          <table:table-cell office:value-type="float" office:value="486">
            <text:p>486</text:p>
          </table:table-cell>
          <table:table-cell office:value-type="float" office:value="38.0434782609">
            <text:p>38.0434782609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string">
            <text:p>KrL-MEL.xml</text:p>
          </table:table-cell>
          <table:table-cell office:value-type="float" office:value="28.9371859296">
            <text:p>28.9371859296</text:p>
          </table:table-cell>
          <table:table-cell office:value-type="float" office:value="23.7790777701">
            <text:p>23.7790777701</text:p>
          </table:table-cell>
          <table:table-cell office:value-type="float" office:value="0.406744666208">
            <text:p>0.4067446662</text:p>
          </table:table-cell>
          <table:table-cell office:value-type="float" office:value="10.3477088949">
            <text:p>10.3477088949</text:p>
          </table:table-cell>
          <table:table-cell office:value-type="float" office:value="0.00299490865529">
            <text:p>0.0029949087</text:p>
          </table:table-cell>
          <table:table-cell office:value-type="float" office:value="127.025735294">
            <text:p>127.025735294</text:p>
          </table:table-cell>
          <table:table-cell office:value-type="float" office:value="126.098540146">
            <text:p>126.098540146</text:p>
          </table:table-cell>
          <table:table-cell office:value-type="float" office:value="17275.5">
            <text:p>17275.5</text:p>
          </table:table-cell>
          <table:table-cell office:value-type="float" office:value="111.45483871">
            <text:p>111.45483871</text:p>
          </table:table-cell>
          <table:table-cell office:value-type="float" office:value="34551">
            <text:p>34551</text:p>
          </table:table-cell>
        </table:table-row>
        <table:table-row table:style-name="ro1">
          <table:table-cell office:value-type="string">
            <text:p>KS-Bu.xml</text:p>
          </table:table-cell>
          <table:table-cell office:value-type="float" office:value="28.8072289157">
            <text:p>28.8072289157</text:p>
          </table:table-cell>
          <table:table-cell office:value-type="float" office:value="28.9716981132">
            <text:p>28.9716981132</text:p>
          </table:table-cell>
          <table:table-cell office:value-type="float" office:value="0.99730458221">
            <text:p>0.9973045822</text:p>
          </table:table-cell>
          <table:table-cell office:value-type="float" office:value="7165.66666667">
            <text:p>7165.66666667</text:p>
          </table:table-cell>
          <table:table-cell office:value-type="float" office:value="0.333333333333">
            <text:p>0.3333333333</text:p>
          </table:table-cell>
          <table:table-cell office:value-type="float" office:value="29.9818688982">
            <text:p>29.9818688982</text:p>
          </table:table-cell>
          <table:table-cell office:value-type="float" office:value="11.2255874674">
            <text:p>11.2255874674</text:p>
          </table:table-cell>
          <table:table-cell office:value-type="float" office:value="66.1446153846">
            <text:p>66.1446153846</text:p>
          </table:table-cell>
          <table:table-cell office:value-type="float" office:value="18.4286326618">
            <text:p>18.4286326618</text:p>
          </table:table-cell>
          <table:table-cell office:value-type="float" office:value="21497">
            <text:p>21497</text:p>
          </table:table-cell>
        </table:table-row>
        <table:table-row table:style-name="ro1">
          <table:table-cell office:value-type="string">
            <text:p>GL-Add.xml</text:p>
          </table:table-cell>
          <table:table-cell office:value-type="float" office:value="28.0392156863">
            <text:p>28.0392156863</text:p>
          </table:table-cell>
          <table:table-cell office:value-type="float" office:value="25.0877192982">
            <text:p>25.0877192982</text:p>
          </table:table-cell>
          <table:table-cell office:value-type="float" office:value="0.157894736842">
            <text:p>0.1578947368</text:p>
          </table:table-cell>
          <table:table-cell office:value-type="float" office:value="12.0168067227">
            <text:p>12.0168067227</text:p>
          </table:table-cell>
          <table:table-cell office:value-type="float" office:value="0.0420168067227">
            <text:p>0.0420168067</text:p>
          </table:table-cell>
          <table:table-cell office:value-type="float" office:value="143">
            <text:p>143</text:p>
          </table:table-cell>
          <table:table-cell office:value-type="float" office:value="110">
            <text:p>110</text:p>
          </table:table-cell>
          <table:table-cell office:value-type="float" office:value="89.375">
            <text:p>89.375</text:p>
          </table:table-cell>
          <table:table-cell office:value-type="float" office:value="98.6206896552">
            <text:p>98.6206896552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Proskron.xml</text:p>
          </table:table-cell>
          <table:table-cell office:value-type="float" office:value="27.4795321637">
            <text:p>27.4795321637</text:p>
          </table:table-cell>
          <table:table-cell office:value-type="float" office:value="26.0611111111">
            <text:p>26.0611111111</text:p>
          </table:table-cell>
          <table:table-cell office:value-type="float" office:value="0.266666666667">
            <text:p>0.2666666667</text:p>
          </table:table-cell>
          <table:table-cell office:value-type="float" office:value="938.2">
            <text:p>938.2</text:p>
          </table:table-cell>
          <table:table-cell office:value-type="float" office:value="0">
            <text:p>0</text:p>
          </table:table-cell>
          <table:table-cell office:value-type="float" office:value="95.7346938776">
            <text:p>95.7346938776</text:p>
          </table:table-cell>
          <table:table-cell office:value-type="float" office:value="25.0855614973">
            <text:p>25.0855614973</text:p>
          </table:table-cell>
          <table:table-cell office:value-type="float" office:value="61.7236842105">
            <text:p>61.7236842105</text:p>
          </table:table-cell>
          <table:table-cell office:value-type="float" office:value="37.0830039526">
            <text:p>37.0830039526</text:p>
          </table:table-cell>
          <table:table-cell office:value-type="float" office:value="4691">
            <text:p>4691</text:p>
          </table:table-cell>
        </table:table-row>
        <table:table-row table:style-name="ro1">
          <table:table-cell office:value-type="string">
            <text:p>BirgVita.xml</text:p>
          </table:table-cell>
          <table:table-cell office:value-type="float" office:value="27.4562211982">
            <text:p>27.4562211982</text:p>
          </table:table-cell>
          <table:table-cell office:value-type="float" office:value="27.4470046083">
            <text:p>27.4470046083</text:p>
          </table:table-cell>
          <table:table-cell office:value-type="float" office:value="0.479262672811">
            <text:p>0.4792626728</text:p>
          </table:table-cell>
          <table:table-cell office:value-type="float" office:value="83.8873239437">
            <text:p>83.8873239437</text:p>
          </table:table-cell>
          <table:table-cell office:value-type="float" office:value="0.549295774648">
            <text:p>0.5492957746</text:p>
          </table:table-cell>
          <table:table-cell office:value-type="float" office:value="43.4744525547">
            <text:p>43.4744525547</text:p>
          </table:table-cell>
          <table:table-cell office:value-type="float" office:value="20.1216216216">
            <text:p>20.1216216216</text:p>
          </table:table-cell>
          <table:table-cell office:value-type="float" office:value="541.454545455">
            <text:p>541.454545455</text:p>
          </table:table-cell>
          <table:table-cell office:value-type="float" office:value="38.9281045752">
            <text:p>38.9281045752</text:p>
          </table:table-cell>
          <table:table-cell office:value-type="float" office:value="5956">
            <text:p>5956</text:p>
          </table:table-cell>
        </table:table-row>
        <table:table-row table:style-name="ro1">
          <table:table-cell office:value-type="string">
            <text:p>ivan.xml</text:p>
          </table:table-cell>
          <table:table-cell office:value-type="float" office:value="26.2814674257">
            <text:p>26.2814674257</text:p>
          </table:table-cell>
          <table:table-cell office:value-type="float" office:value="30.4437086093">
            <text:p>30.4437086093</text:p>
          </table:table-cell>
          <table:table-cell office:value-type="float" office:value="0.70787343635">
            <text:p>0.7078734364</text:p>
          </table:table-cell>
          <table:table-cell office:value-type="float" office:value="16.7502024291">
            <text:p>16.7502024291</text:p>
          </table:table-cell>
          <table:table-cell office:value-type="float" office:value="0.00688259109312">
            <text:p>0.0068825911</text:p>
          </table:table-cell>
          <table:table-cell office:value-type="float" office:value="43.4590336134">
            <text:p>43.4590336134</text:p>
          </table:table-cell>
          <table:table-cell office:value-type="float" office:value="22.5711947627">
            <text:p>22.5711947627</text:p>
          </table:table-cell>
          <table:table-cell office:value-type="float" office:value="41373">
            <text:p>41373</text:p>
          </table:table-cell>
          <table:table-cell office:value-type="float" office:value="9.99347826087">
            <text:p>9.9934782609</text:p>
          </table:table-cell>
          <table:table-cell office:value-type="float" office:value="41373">
            <text:p>41373</text:p>
          </table:table-cell>
        </table:table-row>
        <table:table-row table:style-name="ro1">
          <table:table-cell office:value-type="string">
            <text:p>Greg-B.xml</text:p>
          </table:table-cell>
          <table:table-cell office:value-type="float" office:value="26.2657534247">
            <text:p>26.2657534247</text:p>
          </table:table-cell>
          <table:table-cell office:value-type="float" office:value="26.2908093278">
            <text:p>26.2908093278</text:p>
          </table:table-cell>
          <table:table-cell office:value-type="float" office:value="0.371742112483">
            <text:p>0.3717421125</text:p>
          </table:table-cell>
          <table:table-cell office:value-type="float" office:value="336.245614035">
            <text:p>336.245614035</text:p>
          </table:table-cell>
          <table:table-cell office:value-type="float" office:value="0.0526315789474">
            <text:p>0.0526315789</text:p>
          </table:table-cell>
          <table:table-cell office:value-type="float" office:value="57.2119402985">
            <text:p>57.2119402985</text:p>
          </table:table-cell>
          <table:table-cell office:value-type="float" office:value="29.5771604938">
            <text:p>29.5771604938</text:p>
          </table:table-cell>
          <table:table-cell office:value-type="float" office:value="3833.2">
            <text:p>3833.2</text:p>
          </table:table-cell>
          <table:table-cell office:value-type="float" office:value="57.2119402985">
            <text:p>57.2119402985</text:p>
          </table:table-cell>
          <table:table-cell office:value-type="float" office:value="19166">
            <text:p>19166</text:p>
          </table:table-cell>
        </table:table-row>
        <table:table-row table:style-name="ro1">
          <table:table-cell office:value-type="string">
            <text:p>Hogstrom-Lm.xml</text:p>
          </table:table-cell>
          <table:table-cell office:value-type="float" office:value="26.0087463557">
            <text:p>26.0087463557</text:p>
          </table:table-cell>
          <table:table-cell office:value-type="float" office:value="25.0929577465">
            <text:p>25.0929577465</text:p>
          </table:table-cell>
          <table:table-cell office:value-type="float" office:value="0.711267605634">
            <text:p>0.7112676056</text:p>
          </table:table-cell>
          <table:table-cell office:value-type="float" office:value="9.6459122902">
            <text:p>9.6459122902</text:p>
          </table:table-cell>
          <table:table-cell office:value-type="float" office:value="0.0238224147266">
            <text:p>0.0238224147</text:p>
          </table:table-cell>
          <table:table-cell office:value-type="float" office:value="214.65060241">
            <text:p>214.65060241</text:p>
          </table:table-cell>
          <table:table-cell office:value-type="float" office:value="207.162790698">
            <text:p>207.162790698</text:p>
          </table:table-cell>
          <table:table-cell office:value-type="float" office:value="144.845528455">
            <text:p>144.845528455</text:p>
          </table:table-cell>
          <table:table-cell office:value-type="float" office:value="168.075471698">
            <text:p>168.075471698</text:p>
          </table:table-cell>
          <table:table-cell office:value-type="float" office:value="17816">
            <text:p>17816</text:p>
          </table:table-cell>
        </table:table-row>
        <table:table-row table:style-name="ro1">
          <table:table-cell office:value-type="string">
            <text:p>MESt.xml</text:p>
          </table:table-cell>
          <table:table-cell office:value-type="float" office:value="25.8131868132">
            <text:p>25.8131868132</text:p>
          </table:table-cell>
          <table:table-cell office:value-type="float" office:value="25.5634824667">
            <text:p>25.5634824667</text:p>
          </table:table-cell>
          <table:table-cell office:value-type="float" office:value="0.529625151149">
            <text:p>0.5296251511</text:p>
          </table:table-cell>
          <table:table-cell office:value-type="float" office:value="9.67994505495">
            <text:p>9.679945055</text:p>
          </table:table-cell>
          <table:table-cell office:value-type="float" office:value="0">
            <text:p>0</text:p>
          </table:table-cell>
          <table:table-cell office:value-type="float" office:value="110.109375">
            <text:p>110.109375</text:p>
          </table:table-cell>
          <table:table-cell office:value-type="float" office:value="109.538860104">
            <text:p>109.538860104</text:p>
          </table:table-cell>
          <table:table-cell office:value-type="float" office:value="21141">
            <text:p>21141</text:p>
          </table:table-cell>
          <table:table-cell office:value-type="float" office:value="120.805714286">
            <text:p>120.805714286</text:p>
          </table:table-cell>
          <table:table-cell office:value-type="float" office:value="21141">
            <text:p>21141</text:p>
          </table:table-cell>
        </table:table-row>
        <table:table-row table:style-name="ro1">
          <table:table-cell office:value-type="string">
            <text:p>Bo7.xml</text:p>
          </table:table-cell>
          <table:table-cell office:value-type="float" office:value="25.696969697">
            <text:p>25.696969697</text:p>
          </table:table-cell>
          <table:table-cell office:value-type="float" office:value="25.6666666667">
            <text:p>25.6666666667</text:p>
          </table:table-cell>
          <table:table-cell office:value-type="float" office:value="0.030303030303">
            <text:p>0.0303030303</text:p>
          </table:table-cell>
          <table:table-cell office:value-type="float" office:value="20.4096385542">
            <text:p>20.4096385542</text:p>
          </table:table-cell>
          <table:table-cell office:value-type="float" office:value="0.0963855421687">
            <text:p>0.0963855422</text:p>
          </table:table-cell>
          <table:table-cell office:value-type="float" office:value="188.222222222">
            <text:p>188.222222222</text:p>
          </table:table-cell>
          <table:table-cell office:value-type="float" office:value="30.8">
            <text:p>30.8</text:p>
          </table:table-cell>
          <table:table-cell office:value-type="float" office:value="1694">
            <text:p>1694</text:p>
          </table:table-cell>
          <table:table-cell office:value-type="float" office:value="60.5">
            <text:p>60.5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string">
            <text:p>Swart.xml</text:p>
          </table:table-cell>
          <table:table-cell office:value-type="float" office:value="25.2869692533">
            <text:p>25.2869692533</text:p>
          </table:table-cell>
          <table:table-cell office:value-type="float" office:value="24.2467228464">
            <text:p>24.2467228464</text:p>
          </table:table-cell>
          <table:table-cell office:value-type="float" office:value="0.998595505618">
            <text:p>0.9985955056</text:p>
          </table:table-cell>
          <table:table-cell office:value-type="float" office:value="14.7384746727">
            <text:p>14.7384746727</text:p>
          </table:table-cell>
          <table:table-cell office:value-type="float" office:value="0.0549231644849">
            <text:p>0.0549231645</text:p>
          </table:table-cell>
          <table:table-cell office:value-type="float" office:value="23.0797682709">
            <text:p>23.0797682709</text:p>
          </table:table-cell>
          <table:table-cell office:value-type="float" office:value="6.99500270124">
            <text:p>6.9950027012</text:p>
          </table:table-cell>
          <table:table-cell office:value-type="float" office:value="196.178030303">
            <text:p>196.178030303</text:p>
          </table:table-cell>
          <table:table-cell office:value-type="float" office:value="13.5067153475">
            <text:p>13.5067153475</text:p>
          </table:table-cell>
          <table:table-cell office:value-type="float" office:value="51791">
            <text:p>51791</text:p>
          </table:table-cell>
        </table:table-row>
        <table:table-row table:style-name="ro1">
          <table:table-cell office:value-type="string">
            <text:p>Briccius.xml</text:p>
          </table:table-cell>
          <table:table-cell table:number-columns-repeated="2" office:value-type="float" office:value="25.2424242424">
            <text:p>25.2424242424</text:p>
          </table:table-cell>
          <table:table-cell office:value-type="float" office:value="0.0909090909091">
            <text:p>0.0909090909</text:p>
          </table:table-cell>
          <table:table-cell office:value-type="float" office:value="18.9318181818">
            <text:p>18.9318181818</text:p>
          </table:table-cell>
          <table:table-cell office:value-type="float" office:value="0.295454545455">
            <text:p>0.2954545455</text:p>
          </table:table-cell>
          <table:table-cell office:value-type="float" office:value="46.2777777778">
            <text:p>46.2777777778</text:p>
          </table:table-cell>
          <table:table-cell office:value-type="float" office:value="20.3170731707">
            <text:p>20.3170731707</text:p>
          </table:table-cell>
          <table:table-cell office:value-type="float" office:value="277.666666667">
            <text:p>277.666666667</text:p>
          </table:table-cell>
          <table:table-cell office:value-type="float" office:value="37.9090909091">
            <text:p>37.9090909091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string">
            <text:p>Hiarne.xml</text:p>
          </table:table-cell>
          <table:table-cell office:value-type="float" office:value="25.2276785714">
            <text:p>25.2276785714</text:p>
          </table:table-cell>
          <table:table-cell office:value-type="float" office:value="27.5536585366">
            <text:p>27.5536585366</text:p>
          </table:table-cell>
          <table:table-cell office:value-type="float" office:value="0.885365853659">
            <text:p>0.8853658537</text:p>
          </table:table-cell>
          <table:table-cell office:value-type="float" office:value="10.0956210903">
            <text:p>10.0956210903</text:p>
          </table:table-cell>
          <table:table-cell office:value-type="float" office:value="0.0160857908847">
            <text:p>0.0160857909</text:p>
          </table:table-cell>
          <table:table-cell office:value-type="float" office:value="30.2058823529">
            <text:p>30.2058823529</text:p>
          </table:table-cell>
          <table:table-cell office:value-type="float" office:value="10.35472044">
            <text:p>10.35472044</text:p>
          </table:table-cell>
          <table:table-cell office:value-type="float" office:value="185.196721311">
            <text:p>185.196721311</text:p>
          </table:table-cell>
          <table:table-cell office:value-type="float" office:value="19.5967042498">
            <text:p>19.5967042498</text:p>
          </table:table-cell>
          <table:table-cell office:value-type="float" office:value="11297">
            <text:p>11297</text:p>
          </table:table-cell>
        </table:table-row>
        <table:table-row table:style-name="ro1">
          <table:table-cell office:value-type="string">
            <text:p>fredrik.xml</text:p>
          </table:table-cell>
          <table:table-cell office:value-type="float" office:value="25.2034346103">
            <text:p>25.2034346103</text:p>
          </table:table-cell>
          <table:table-cell office:value-type="float" office:value="28.0014727541">
            <text:p>28.0014727541</text:p>
          </table:table-cell>
          <table:table-cell office:value-type="float" office:value="0.746686303387">
            <text:p>0.7466863034</text:p>
          </table:table-cell>
          <table:table-cell office:value-type="float" office:value="25.182781457">
            <text:p>25.182781457</text:p>
          </table:table-cell>
          <table:table-cell office:value-type="float" office:value="0.00927152317881">
            <text:p>0.0092715232</text:p>
          </table:table-cell>
          <table:table-cell office:value-type="float" office:value="38.487854251">
            <text:p>38.487854251</text:p>
          </table:table-cell>
          <table:table-cell office:value-type="float" office:value="18.6584887144">
            <text:p>18.6584887144</text:p>
          </table:table-cell>
          <table:table-cell office:value-type="float" office:value="19013">
            <text:p>19013</text:p>
          </table:table-cell>
          <table:table-cell office:value-type="float" office:value="8.78604436229">
            <text:p>8.7860443623</text:p>
          </table:table-cell>
          <table:table-cell office:value-type="float" office:value="19013">
            <text:p>19013</text:p>
          </table:table-cell>
        </table:table-row>
        <table:table-row table:style-name="ro1">
          <table:table-cell office:value-type="string">
            <text:p>Alexius.xml</text:p>
          </table:table-cell>
          <table:table-cell office:value-type="float" office:value="24.1428571429">
            <text:p>24.1428571429</text:p>
          </table:table-cell>
          <table:table-cell office:value-type="float" office:value="22.5333333333">
            <text:p>22.5333333333</text:p>
          </table:table-cell>
          <table:table-cell office:value-type="float" office:value="0.166666666667">
            <text:p>0.1666666667</text:p>
          </table:table-cell>
          <table:table-cell office:value-type="float" office:value="10.2424242424">
            <text:p>10.2424242424</text:p>
          </table:table-cell>
          <table:table-cell office:value-type="float" office:value="0.181818181818">
            <text:p>0.1818181818</text:p>
          </table:table-cell>
          <table:table-cell office:value-type="float" office:value="42.25">
            <text:p>42.25</text:p>
          </table:table-cell>
          <table:table-cell office:value-type="float" office:value="27.04">
            <text:p>27.04</text:p>
          </table:table-cell>
          <table:table-cell office:value-type="float" office:value="676">
            <text:p>676</text:p>
          </table:table-cell>
          <table:table-cell office:value-type="float" office:value="50.0740740741">
            <text:p>50.0740740741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string">
            <text:p>AnnaVasa.xml</text:p>
          </table:table-cell>
          <table:table-cell office:value-type="float" office:value="23.649122807">
            <text:p>23.649122807</text:p>
          </table:table-cell>
          <table:table-cell office:value-type="float" office:value="22.9772727273">
            <text:p>22.9772727273</text:p>
          </table:table-cell>
          <table:table-cell office:value-type="float" office:value="0.957386363636">
            <text:p>0.9573863636</text:p>
          </table:table-cell>
          <table:table-cell office:value-type="float" office:value="53.5629139073">
            <text:p>53.5629139073</text:p>
          </table:table-cell>
          <table:table-cell office:value-type="float" office:value="0.0331125827815">
            <text:p>0.0331125828</text:p>
          </table:table-cell>
          <table:table-cell office:value-type="float" office:value="26.5180327869">
            <text:p>26.5180327869</text:p>
          </table:table-cell>
          <table:table-cell office:value-type="float" office:value="23.2413793103">
            <text:p>23.2413793103</text:p>
          </table:table-cell>
          <table:table-cell office:value-type="float" office:value="8088">
            <text:p>8088</text:p>
          </table:table-cell>
          <table:table-cell office:value-type="float" office:value="40.8484848485">
            <text:p>40.8484848485</text:p>
          </table:table-cell>
          <table:table-cell office:value-type="float" office:value="8088">
            <text:p>8088</text:p>
          </table:table-cell>
        </table:table-row>
        <table:table-row table:style-name="ro1">
          <table:table-cell office:value-type="string">
            <text:p>KarlMagnus-A.xml</text:p>
          </table:table-cell>
          <table:table-cell office:value-type="float" office:value="22.1795918367">
            <text:p>22.1795918367</text:p>
          </table:table-cell>
          <table:table-cell office:value-type="float" office:value="20.571969697">
            <text:p>20.571969697</text:p>
          </table:table-cell>
          <table:table-cell office:value-type="float" office:value="0.143939393939">
            <text:p>0.1439393939</text:p>
          </table:table-cell>
          <table:table-cell office:value-type="float" office:value="1086.2">
            <text:p>1086.2</text:p>
          </table:table-cell>
          <table:table-cell office:value-type="float" office:value="0.2">
            <text:p>0.2</text:p>
          </table:table-cell>
          <table:table-cell office:value-type="float" office:value="142.921052632">
            <text:p>142.921052632</text:p>
          </table:table-cell>
          <table:table-cell office:value-type="float" office:value="18.7599309154">
            <text:p>18.7599309154</text:p>
          </table:table-cell>
          <table:table-cell office:value-type="float" office:value="2172.4">
            <text:p>2172.4</text:p>
          </table:table-cell>
          <table:table-cell office:value-type="float" office:value="37.3907056799">
            <text:p>37.3907056799</text:p>
          </table:table-cell>
          <table:table-cell office:value-type="float" office:value="10862">
            <text:p>10862</text:p>
          </table:table-cell>
        </table:table-row>
        <table:table-row table:style-name="ro1">
          <table:table-cell office:value-type="string">
            <text:p>Apo41SLundversion.xml</text:p>
          </table:table-cell>
          <table:table-cell office:value-type="float" office:value="21.9624217119">
            <text:p>21.9624217119</text:p>
          </table:table-cell>
          <table:table-cell office:value-type="float" office:value="22.221987315">
            <text:p>22.221987315</text:p>
          </table:table-cell>
          <table:table-cell office:value-type="float" office:value="0.993657505285">
            <text:p>0.9936575053</text:p>
          </table:table-cell>
          <table:table-cell office:value-type="float" office:value="7.24396967609">
            <text:p>7.2439696761</text:p>
          </table:table-cell>
          <table:table-cell office:value-type="float" office:value="0.187456926258">
            <text:p>0.1874569263</text:p>
          </table:table-cell>
          <table:table-cell office:value-type="float" office:value="14.7419354839">
            <text:p>14.7419354839</text:p>
          </table:table-cell>
          <table:table-cell office:value-type="float" office:value="8.04208110176">
            <text:p>8.0420811018</text:p>
          </table:table-cell>
          <table:table-cell office:value-type="float" office:value="97.3240740741">
            <text:p>97.3240740741</text:p>
          </table:table-cell>
          <table:table-cell office:value-type="float" office:value="14.0803750837">
            <text:p>14.0803750837</text:p>
          </table:table-cell>
          <table:table-cell office:value-type="float" office:value="10511">
            <text:p>10511</text:p>
          </table:table-cell>
        </table:table-row>
        <table:table-row table:style-name="ro1">
          <table:table-cell office:value-type="string">
            <text:p>AngDikt.xml</text:p>
          </table:table-cell>
          <table:table-cell office:value-type="float" office:value="21.6959876543">
            <text:p>21.6959876543</text:p>
          </table:table-cell>
          <table:table-cell office:value-type="float" office:value="21.5352760736">
            <text:p>21.5352760736</text:p>
          </table:table-cell>
          <table:table-cell office:value-type="float" office:value="0.460122699387">
            <text:p>0.4601226994</text:p>
          </table:table-cell>
          <table:table-cell office:value-type="float" office:value="275.31372549">
            <text:p>275.31372549</text:p>
          </table:table-cell>
          <table:table-cell office:value-type="float" office:value="0.117647058824">
            <text:p>0.1176470588</text:p>
          </table:table-cell>
          <table:table-cell office:value-type="float" office:value="45.5876623377">
            <text:p>45.5876623377</text:p>
          </table:table-cell>
          <table:table-cell office:value-type="float" office:value="19.0774456522">
            <text:p>19.0774456522</text:p>
          </table:table-cell>
          <table:table-cell office:value-type="float" office:value="401.171428571">
            <text:p>401.171428571</text:p>
          </table:table-cell>
          <table:table-cell office:value-type="float" office:value="35.4570707071">
            <text:p>35.4570707071</text:p>
          </table:table-cell>
          <table:table-cell office:value-type="float" office:value="14041">
            <text:p>14041</text:p>
          </table:table-cell>
        </table:table-row>
        <table:table-row table:style-name="ro1">
          <table:table-cell office:value-type="string">
            <text:p>Horn.xml</text:p>
          </table:table-cell>
          <table:table-cell office:value-type="float" office:value="21.1941391941">
            <text:p>21.1941391941</text:p>
          </table:table-cell>
          <table:table-cell office:value-type="float" office:value="21.2444910808">
            <text:p>21.2444910808</text:p>
          </table:table-cell>
          <table:table-cell office:value-type="float" office:value="0.906086044071">
            <text:p>0.9060860441</text:p>
          </table:table-cell>
          <table:table-cell office:value-type="float" office:value="13.2456656853">
            <text:p>13.2456656853</text:p>
          </table:table-cell>
          <table:table-cell office:value-type="float" office:value="0.000654236179261">
            <text:p>0.0006542362</text:p>
          </table:table-cell>
          <table:table-cell office:value-type="float" office:value="23.6795321637">
            <text:p>23.6795321637</text:p>
          </table:table-cell>
          <table:table-cell office:value-type="float" office:value="21.7348362856">
            <text:p>21.7348362856</text:p>
          </table:table-cell>
          <table:table-cell office:value-type="float" office:value="723.071428571">
            <text:p>723.071428571</text:p>
          </table:table-cell>
          <table:table-cell office:value-type="float" office:value="42.1796875">
            <text:p>42.1796875</text:p>
          </table:table-cell>
          <table:table-cell office:value-type="float" office:value="40492">
            <text:p>40492</text:p>
          </table:table-cell>
        </table:table-row>
        <table:table-row table:style-name="ro1">
          <table:table-cell office:value-type="string">
            <text:p>SVM-A.xml</text:p>
          </table:table-cell>
          <table:table-cell office:value-type="float" office:value="21.1799217731">
            <text:p>21.1799217731</text:p>
          </table:table-cell>
          <table:table-cell office:value-type="float" office:value="21.1393229167">
            <text:p>21.1393229167</text:p>
          </table:table-cell>
          <table:table-cell office:value-type="float" office:value="0.205729166667">
            <text:p>0.2057291667</text:p>
          </table:table-cell>
          <table:table-cell office:value-type="float" office:value="1159.64285714">
            <text:p>1159.64285714</text:p>
          </table:table-cell>
          <table:table-cell office:value-type="float" office:value="0.142857142857">
            <text:p>0.1428571429</text:p>
          </table:table-cell>
          <table:table-cell office:value-type="float" office:value="106.809210526">
            <text:p>106.809210526</text:p>
          </table:table-cell>
          <table:table-cell office:value-type="float" office:value="14.5867026056">
            <text:p>14.5867026056</text:p>
          </table:table-cell>
          <table:table-cell office:value-type="float" office:value="345.425531915">
            <text:p>345.425531915</text:p>
          </table:table-cell>
          <table:table-cell office:value-type="float" office:value="27.4936494496">
            <text:p>27.4936494496</text:p>
          </table:table-cell>
          <table:table-cell office:value-type="float" office:value="16235">
            <text:p>16235</text:p>
          </table:table-cell>
        </table:table-row>
        <table:table-row table:style-name="ro1">
          <table:table-cell office:value-type="string">
            <text:p>flores.xml</text:p>
          </table:table-cell>
          <table:table-cell office:value-type="float" office:value="20.8597014925">
            <text:p>20.8597014925</text:p>
          </table:table-cell>
          <table:table-cell office:value-type="float" office:value="24.8410714286">
            <text:p>24.8410714286</text:p>
          </table:table-cell>
          <table:table-cell office:value-type="float" office:value="0.771428571429">
            <text:p>0.7714285714</text:p>
          </table:table-cell>
          <table:table-cell office:value-type="float" office:value="12.739010989">
            <text:p>12.739010989</text:p>
          </table:table-cell>
          <table:table-cell office:value-type="float" office:value="0.018315018315">
            <text:p>0.0183150183</text:p>
          </table:table-cell>
          <table:table-cell office:value-type="float" office:value="31.7602739726">
            <text:p>31.7602739726</text:p>
          </table:table-cell>
          <table:table-cell office:value-type="float" office:value="17.195302843">
            <text:p>17.195302843</text:p>
          </table:table-cell>
          <table:table-cell office:value-type="float" office:value="13911">
            <text:p>13911</text:p>
          </table:table-cell>
          <table:table-cell office:value-type="float" office:value="9.01847649919">
            <text:p>9.0184764992</text:p>
          </table:table-cell>
          <table:table-cell office:value-type="float" office:value="13911">
            <text:p>13911</text:p>
          </table:table-cell>
        </table:table-row>
        <table:table-row table:style-name="ro1">
          <table:table-cell office:value-type="string">
            <text:p>Argus.xml</text:p>
          </table:table-cell>
          <table:table-cell office:value-type="float" office:value="20.8032195122">
            <text:p>20.8032195122</text:p>
          </table:table-cell>
          <table:table-cell office:value-type="float" office:value="23.0043173233">
            <text:p>23.0043173233</text:p>
          </table:table-cell>
          <table:table-cell office:value-type="float" office:value="0.813923367512">
            <text:p>0.8139233675</text:p>
          </table:table-cell>
          <table:table-cell office:value-type="float" office:value="10.124697164">
            <text:p>10.124697164</text:p>
          </table:table-cell>
          <table:table-cell office:value-type="float" office:value="0.0893069212864">
            <text:p>0.0893069213</text:p>
          </table:table-cell>
          <table:table-cell office:value-type="float" office:value="24.3917372396">
            <text:p>24.3917372396</text:p>
          </table:table-cell>
          <table:table-cell office:value-type="float" office:value="5.48003496773">
            <text:p>5.4800349677</text:p>
          </table:table-cell>
          <table:table-cell office:value-type="float" office:value="80.2768361582">
            <text:p>80.2768361582</text:p>
          </table:table-cell>
          <table:table-cell office:value-type="float" office:value="10.2601935204">
            <text:p>10.2601935204</text:p>
          </table:table-cell>
          <table:table-cell office:value-type="float" office:value="213135">
            <text:p>213135</text:p>
          </table:table-cell>
        </table:table-row>
        <table:table-row table:style-name="ro1">
          <table:table-cell office:value-type="string">
            <text:p>MEL.xml</text:p>
          </table:table-cell>
          <table:table-cell office:value-type="float" office:value="19.0159529807">
            <text:p>19.0159529807</text:p>
          </table:table-cell>
          <table:table-cell office:value-type="float" office:value="18.4881632653">
            <text:p>18.4881632653</text:p>
          </table:table-cell>
          <table:table-cell office:value-type="float" office:value="0.722040816327">
            <text:p>0.7220408163</text:p>
          </table:table-cell>
          <table:table-cell office:value-type="float" office:value="11.8482866858">
            <text:p>11.8482866858</text:p>
          </table:table-cell>
          <table:table-cell office:value-type="float" office:value="0.000784724038713">
            <text:p>0.000784724</text:p>
          </table:table-cell>
          <table:table-cell office:value-type="float" office:value="153.027027027">
            <text:p>153.027027027</text:p>
          </table:table-cell>
          <table:table-cell office:value-type="float" office:value="152.511784512">
            <text:p>152.511784512</text:p>
          </table:table-cell>
          <table:table-cell office:value-type="float" office:value="58.7496757458">
            <text:p>58.7496757458</text:p>
          </table:table-cell>
          <table:table-cell office:value-type="float" office:value="61.8797814208">
            <text:p>61.8797814208</text:p>
          </table:table-cell>
          <table:table-cell office:value-type="float" office:value="45296">
            <text:p>45296</text:p>
          </table:table-cell>
        </table:table-row>
        <table:table-row table:style-name="ro1">
          <table:table-cell office:value-type="string">
            <text:p>Columb.xml</text:p>
          </table:table-cell>
          <table:table-cell office:value-type="float" office:value="17.9255319149">
            <text:p>17.9255319149</text:p>
          </table:table-cell>
          <table:table-cell office:value-type="float" office:value="18.9793233083">
            <text:p>18.9793233083</text:p>
          </table:table-cell>
          <table:table-cell office:value-type="float" office:value="0.90037593985">
            <text:p>0.9003759399</text:p>
          </table:table-cell>
          <table:table-cell office:value-type="float" office:value="11.9703615886">
            <text:p>11.9703615886</text:p>
          </table:table-cell>
          <table:table-cell office:value-type="float" office:value="0.0444576170717">
            <text:p>0.0444576171</text:p>
          </table:table-cell>
          <table:table-cell office:value-type="float" office:value="20.0935323383">
            <text:p>20.0935323383</text:p>
          </table:table-cell>
          <table:table-cell office:value-type="float" office:value="7.95665878645">
            <text:p>7.9566587865</text:p>
          </table:table-cell>
          <table:table-cell office:value-type="float" office:value="65.3527508091">
            <text:p>65.3527508091</text:p>
          </table:table-cell>
          <table:table-cell office:value-type="float" office:value="13.4049120478">
            <text:p>13.4049120478</text:p>
          </table:table-cell>
          <table:table-cell office:value-type="float" office:value="20194">
            <text:p>20194</text:p>
          </table:table-cell>
        </table:table-row>
        <table:table-row table:style-name="ro1">
          <table:table-cell office:value-type="string">
            <text:p>Luk41SLundversion.xml</text:p>
          </table:table-cell>
          <table:table-cell office:value-type="float" office:value="17.2821637427">
            <text:p>17.2821637427</text:p>
          </table:table-cell>
          <table:table-cell office:value-type="float" office:value="19.4411522634">
            <text:p>19.4411522634</text:p>
          </table:table-cell>
          <table:table-cell office:value-type="float" office:value="0.997530864198">
            <text:p>0.9975308642</text:p>
          </table:table-cell>
          <table:table-cell office:value-type="float" office:value="7.55630198337">
            <text:p>7.5563019834</text:p>
          </table:table-cell>
          <table:table-cell office:value-type="float" office:value="0.256557901472">
            <text:p>0.2565579015</text:p>
          </table:table-cell>
          <table:table-cell office:value-type="float" office:value="12.1946308725">
            <text:p>12.1946308725</text:p>
          </table:table-cell>
          <table:table-cell office:value-type="float" office:value="6.80720461095">
            <text:p>6.807204611</text:p>
          </table:table-cell>
          <table:table-cell office:value-type="float" office:value="82.8807017544">
            <text:p>82.8807017544</text:p>
          </table:table-cell>
          <table:table-cell office:value-type="float" office:value="12.0546057668">
            <text:p>12.0546057668</text:p>
          </table:table-cell>
          <table:table-cell office:value-type="float" office:value="23621">
            <text:p>23621</text:p>
          </table:table-cell>
        </table:table-row>
        <table:table-row table:style-name="ro1">
          <table:table-cell office:value-type="string">
            <text:p>Val.xml</text:p>
          </table:table-cell>
          <table:table-cell office:value-type="float" office:value="16.9192825112">
            <text:p>16.9192825112</text:p>
          </table:table-cell>
          <table:table-cell office:value-type="float" office:value="18.1896135266">
            <text:p>18.1896135266</text:p>
          </table:table-cell>
          <table:table-cell office:value-type="float" office:value="0.0591787439614">
            <text:p>0.059178744</text:p>
          </table:table-cell>
          <table:table-cell office:value-type="float" office:value="14.4956689124">
            <text:p>14.4956689124</text:p>
          </table:table-cell>
          <table:table-cell office:value-type="float" office:value="0.00577478344562">
            <text:p>0.0057747834</text:p>
          </table:table-cell>
          <table:table-cell office:value-type="float" office:value="268.946428571">
            <text:p>268.946428571</text:p>
          </table:table-cell>
          <table:table-cell office:value-type="float" office:value="26.4692442882">
            <text:p>26.4692442882</text:p>
          </table:table-cell>
          <table:table-cell office:value-type="float" office:value="55.3713235294">
            <text:p>55.3713235294</text:p>
          </table:table-cell>
          <table:table-cell office:value-type="float" office:value="29.8237623762">
            <text:p>29.8237623762</text:p>
          </table:table-cell>
          <table:table-cell office:value-type="float" office:value="15061">
            <text:p>15061</text:p>
          </table:table-cell>
        </table:table-row>
        <table:table-row table:style-name="ro1">
          <table:table-cell office:value-type="string">
            <text:p>Mar41SLundversion.xml</text:p>
          </table:table-cell>
          <table:table-cell office:value-type="float" office:value="16.5883054893">
            <text:p>16.5883054893</text:p>
          </table:table-cell>
          <table:table-cell office:value-type="float" office:value="18.9754098361">
            <text:p>18.9754098361</text:p>
          </table:table-cell>
          <table:table-cell office:value-type="float" office:value="0.995901639344">
            <text:p>0.9959016393</text:p>
          </table:table-cell>
          <table:table-cell office:value-type="float" office:value="7.44372990354">
            <text:p>7.4437299035</text:p>
          </table:table-cell>
          <table:table-cell office:value-type="float" office:value="0.252411575563">
            <text:p>0.2524115756</text:p>
          </table:table-cell>
          <table:table-cell office:value-type="float" office:value="11.9125214408">
            <text:p>11.9125214408</text:p>
          </table:table-cell>
          <table:table-cell office:value-type="float" office:value="6.81550539745">
            <text:p>6.8155053975</text:p>
          </table:table-cell>
          <table:table-cell office:value-type="float" office:value="110.238095238">
            <text:p>110.238095238</text:p>
          </table:table-cell>
          <table:table-cell office:value-type="float" office:value="12.386090058">
            <text:p>12.386090058</text:p>
          </table:table-cell>
          <table:table-cell office:value-type="float" office:value="13890">
            <text:p>13890</text:p>
          </table:table-cell>
        </table:table-row>
        <table:table-row table:style-name="ro1">
          <table:table-cell office:value-type="string">
            <text:p>GB-1734.xml</text:p>
          </table:table-cell>
          <table:table-cell office:value-type="float" office:value="16.3652173913">
            <text:p>16.3652173913</text:p>
          </table:table-cell>
          <table:table-cell office:value-type="float" office:value="10.4749536178">
            <text:p>10.4749536178</text:p>
          </table:table-cell>
          <table:table-cell office:value-type="float" office:value="0.463821892393">
            <text:p>0.4638218924</text:p>
          </table:table-cell>
          <table:table-cell office:value-type="float" office:value="8.71296296296">
            <text:p>8.712962963</text:p>
          </table:table-cell>
          <table:table-cell office:value-type="float" office:value="0.00154320987654">
            <text:p>0.0015432099</text:p>
          </table:table-cell>
          <table:table-cell office:value-type="float" office:value="27.014354067">
            <text:p>27.014354067</text:p>
          </table:table-cell>
          <table:table-cell office:value-type="float" office:value="19.4689655172">
            <text:p>19.4689655172</text:p>
          </table:table-cell>
          <table:table-cell office:value-type="float" office:value="5646">
            <text:p>5646</text:p>
          </table:table-cell>
          <table:table-cell office:value-type="float" office:value="27.014354067">
            <text:p>27.014354067</text:p>
          </table:table-cell>
          <table:table-cell office:value-type="float" office:value="5646">
            <text:p>5646</text:p>
          </table:table-cell>
        </table:table-row>
        <table:table-row table:style-name="ro1">
          <table:table-cell office:value-type="string">
            <text:p>Gyllenb.xml</text:p>
          </table:table-cell>
          <table:table-cell office:value-type="float" office:value="16.2987457241">
            <text:p>16.2987457241</text:p>
          </table:table-cell>
          <table:table-cell office:value-type="float" office:value="18.0956907478">
            <text:p>18.0956907478</text:p>
          </table:table-cell>
          <table:table-cell office:value-type="float" office:value="0.798479087452">
            <text:p>0.7984790875</text:p>
          </table:table-cell>
          <table:table-cell office:value-type="float" office:value="8.59313873006">
            <text:p>8.5931387301</text:p>
          </table:table-cell>
          <table:table-cell office:value-type="float" office:value="0.086066807102">
            <text:p>0.0860668071</text:p>
          </table:table-cell>
          <table:table-cell office:value-type="float" office:value="19.4516348774">
            <text:p>19.4516348774</text:p>
          </table:table-cell>
          <table:table-cell office:value-type="float" office:value="6.24153005464">
            <text:p>6.2415300546</text:p>
          </table:table-cell>
          <table:table-cell office:value-type="float" office:value="39.0629274966">
            <text:p>39.0629274966</text:p>
          </table:table-cell>
          <table:table-cell office:value-type="float" office:value="10.7391876645">
            <text:p>10.7391876645</text:p>
          </table:table-cell>
          <table:table-cell office:value-type="float" office:value="28555">
            <text:p>28555</text:p>
          </table:table-cell>
        </table:table-row>
        <table:table-row table:style-name="ro1">
          <table:table-cell office:value-type="string">
            <text:p>ElisUng.xml</text:p>
          </table:table-cell>
          <table:table-cell table:number-columns-repeated="2" office:value-type="float" office:value="16.2575757576">
            <text:p>16.2575757576</text:p>
          </table:table-cell>
          <table:table-cell office:value-type="float" office:value="0.121212121212">
            <text:p>0.1212121212</text:p>
          </table:table-cell>
          <table:table-cell office:value-type="float" office:value="18.186440678">
            <text:p>18.186440678</text:p>
          </table:table-cell>
          <table:table-cell office:value-type="float" office:value="0.186440677966">
            <text:p>0.186440678</text:p>
          </table:table-cell>
          <table:table-cell office:value-type="float" office:value="53.65">
            <text:p>53.65</text:p>
          </table:table-cell>
          <table:table-cell office:value-type="float" office:value="29">
            <text:p>29</text:p>
          </table:table-cell>
          <table:table-cell office:value-type="float" office:value="1073">
            <text:p>1073</text:p>
          </table:table-cell>
          <table:table-cell office:value-type="float" office:value="53.7">
            <text:p>53.7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string">
            <text:p>ElisUngUppB.xml</text:p>
          </table:table-cell>
          <table:table-cell table:number-columns-repeated="2" office:value-type="float" office:value="16.2575757576">
            <text:p>16.2575757576</text:p>
          </table:table-cell>
          <table:table-cell office:value-type="float" office:value="0.121212121212">
            <text:p>0.1212121212</text:p>
          </table:table-cell>
          <table:table-cell office:value-type="float" office:value="18.186440678">
            <text:p>18.186440678</text:p>
          </table:table-cell>
          <table:table-cell office:value-type="float" office:value="0.186440677966">
            <text:p>0.186440678</text:p>
          </table:table-cell>
          <table:table-cell office:value-type="float" office:value="53.65">
            <text:p>53.65</text:p>
          </table:table-cell>
          <table:table-cell office:value-type="float" office:value="29">
            <text:p>29</text:p>
          </table:table-cell>
          <table:table-cell office:value-type="float" office:value="1073">
            <text:p>1073</text:p>
          </table:table-cell>
          <table:table-cell office:value-type="float" office:value="53.7">
            <text:p>53.7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string">
            <text:p>Stalham.xml</text:p>
          </table:table-cell>
          <table:table-cell office:value-type="float" office:value="15.8856447689">
            <text:p>15.8856447689</text:p>
          </table:table-cell>
          <table:table-cell office:value-type="float" office:value="14.0322382561">
            <text:p>14.0322382561</text:p>
          </table:table-cell>
          <table:table-cell office:value-type="float" office:value="0.708013509364">
            <text:p>0.7080135094</text:p>
          </table:table-cell>
          <table:table-cell office:value-type="float" office:value="23.717176959">
            <text:p>23.717176959</text:p>
          </table:table-cell>
          <table:table-cell office:value-type="float" office:value="0.0607161390763">
            <text:p>0.0607161391</text:p>
          </table:table-cell>
          <table:table-cell office:value-type="float" office:value="19.146627566">
            <text:p>19.146627566</text:p>
          </table:table-cell>
          <table:table-cell office:value-type="float" office:value="7.82451634994">
            <text:p>7.8245163499</text:p>
          </table:table-cell>
          <table:table-cell office:value-type="float" office:value="86.2320754717">
            <text:p>86.2320754717</text:p>
          </table:table-cell>
          <table:table-cell office:value-type="float" office:value="14.347198242">
            <text:p>14.347198242</text:p>
          </table:table-cell>
          <table:table-cell office:value-type="float" office:value="45703">
            <text:p>45703</text:p>
          </table:table-cell>
        </table:table-row>
        <table:table-row table:style-name="ro1">
          <table:table-cell office:value-type="string">
            <text:p>Ronigk.xml</text:p>
          </table:table-cell>
          <table:table-cell office:value-type="float" office:value="15.1091314031">
            <text:p>15.1091314031</text:p>
          </table:table-cell>
          <table:table-cell office:value-type="float" office:value="20.6829268293">
            <text:p>20.6829268293</text:p>
          </table:table-cell>
          <table:table-cell office:value-type="float" office:value="0.975609756098">
            <text:p>0.9756097561</text:p>
          </table:table-cell>
          <table:table-cell office:value-type="float" office:value="10.6834645669">
            <text:p>10.6834645669</text:p>
          </table:table-cell>
          <table:table-cell office:value-type="float" office:value="0.0409448818898">
            <text:p>0.0409448819</text:p>
          </table:table-cell>
          <table:table-cell office:value-type="float" office:value="20.3723723724">
            <text:p>20.3723723724</text:p>
          </table:table-cell>
          <table:table-cell office:value-type="float" office:value="8.10513739546">
            <text:p>8.1051373955</text:p>
          </table:table-cell>
          <table:table-cell office:value-type="float" office:value="6784">
            <text:p>6784</text:p>
          </table:table-cell>
          <table:table-cell office:value-type="float" office:value="14.2971548999">
            <text:p>14.2971548999</text:p>
          </table:table-cell>
          <table:table-cell office:value-type="float" office:value="6784">
            <text:p>6784</text:p>
          </table:table-cell>
        </table:table-row>
        <table:table-row table:style-name="ro1">
          <table:table-cell office:value-type="string">
            <text:p>Spegel.xml</text:p>
          </table:table-cell>
          <table:table-cell office:value-type="float" office:value="14.7560869565">
            <text:p>14.7560869565</text:p>
          </table:table-cell>
          <table:table-cell office:value-type="float" office:value="13.3869565217">
            <text:p>13.3869565217</text:p>
          </table:table-cell>
          <table:table-cell office:value-type="float" office:value="0.492490118577">
            <text:p>0.4924901186</text:p>
          </table:table-cell>
          <table:table-cell office:value-type="float" office:value="12.1918646508">
            <text:p>12.1918646508</text:p>
          </table:table-cell>
          <table:table-cell office:value-type="float" office:value="0.105831533477">
            <text:p>0.1058315335</text:p>
          </table:table-cell>
          <table:table-cell office:value-type="float" office:value="23.4549861496">
            <text:p>23.4549861496</text:p>
          </table:table-cell>
          <table:table-cell office:value-type="float" office:value="6.08935634664">
            <text:p>6.0893563466</text:p>
          </table:table-cell>
          <table:table-cell office:value-type="float" office:value="37.7160356347">
            <text:p>37.7160356347</text:p>
          </table:table-cell>
          <table:table-cell office:value-type="float" office:value="10.4907851944">
            <text:p>10.4907851944</text:p>
          </table:table-cell>
          <table:table-cell office:value-type="float" office:value="33869">
            <text:p>33869</text:p>
          </table:table-cell>
        </table:table-row>
        <table:table-row table:style-name="ro1">
          <table:table-cell office:value-type="string">
            <text:p>MB-1734.xml</text:p>
          </table:table-cell>
          <table:table-cell office:value-type="float" office:value="14.6160714286">
            <text:p>14.6160714286</text:p>
          </table:table-cell>
          <table:table-cell office:value-type="float" office:value="11.1455319149">
            <text:p>11.1455319149</text:p>
          </table:table-cell>
          <table:table-cell office:value-type="float" office:value="0.543829787234">
            <text:p>0.5438297872</text:p>
          </table:table-cell>
          <table:table-cell office:value-type="float" office:value="7.50487106017">
            <text:p>7.5048710602</text:p>
          </table:table-cell>
          <table:table-cell office:value-type="float" office:value="0.00916905444126">
            <text:p>0.0091690544</text:p>
          </table:table-cell>
          <table:table-cell office:value-type="float" office:value="23.1787610619">
            <text:p>23.1787610619</text:p>
          </table:table-cell>
          <table:table-cell office:value-type="float" office:value="14.9839816934">
            <text:p>14.9839816934</text:p>
          </table:table-cell>
          <table:table-cell office:value-type="float" office:value="13096">
            <text:p>13096</text:p>
          </table:table-cell>
          <table:table-cell office:value-type="float" office:value="21.8266666667">
            <text:p>21.8266666667</text:p>
          </table:table-cell>
          <table:table-cell office:value-type="float" office:value="13096">
            <text:p>13096</text:p>
          </table:table-cell>
        </table:table-row>
        <table:table-row table:style-name="ro1">
          <table:table-cell office:value-type="string">
            <text:p>OgL-D.xml</text:p>
          </table:table-cell>
          <table:table-cell office:value-type="float" office:value="14.4285714286">
            <text:p>14.4285714286</text:p>
          </table:table-cell>
          <table:table-cell office:value-type="float" office:value="13.8210526316">
            <text:p>13.8210526316</text:p>
          </table:table-cell>
          <table:table-cell office:value-type="float" office:value="0.0736842105263">
            <text:p>0.0736842105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218.833333333">
            <text:p>218.833333333</text:p>
          </table:table-cell>
          <table:table-cell office:value-type="float" office:value="27.3541666667">
            <text:p>27.3541666667</text:p>
          </table:table-cell>
          <table:table-cell office:value-type="float" office:value="1313">
            <text:p>1313</text:p>
          </table:table-cell>
          <table:table-cell office:value-type="float" office:value="48.6666666667">
            <text:p>48.6666666667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 office:value-type="string">
            <text:p>HML.xml</text:p>
          </table:table-cell>
          <table:table-cell office:value-type="float" office:value="13.4408844765">
            <text:p>13.4408844765</text:p>
          </table:table-cell>
          <table:table-cell office:value-type="float" office:value="13.4121621622">
            <text:p>13.4121621622</text:p>
          </table:table-cell>
          <table:table-cell office:value-type="float" office:value="0.317567567568">
            <text:p>0.3175675676</text:p>
          </table:table-cell>
          <table:table-cell office:value-type="float" office:value="607.653061224">
            <text:p>607.653061224</text:p>
          </table:table-cell>
          <table:table-cell office:value-type="float" office:value="0.734693877551">
            <text:p>0.7346938776</text:p>
          </table:table-cell>
          <table:table-cell office:value-type="float" office:value="37.1722846442">
            <text:p>37.1722846442</text:p>
          </table:table-cell>
          <table:table-cell office:value-type="float" office:value="12.0254442649">
            <text:p>12.0254442649</text:p>
          </table:table-cell>
          <table:table-cell office:value-type="float" office:value="109.870848708">
            <text:p>109.870848708</text:p>
          </table:table-cell>
          <table:table-cell office:value-type="float" office:value="21.6074020319">
            <text:p>21.6074020319</text:p>
          </table:table-cell>
          <table:table-cell office:value-type="float" office:value="29775">
            <text:p>29775</text:p>
          </table:table-cell>
        </table:table-row>
        <table:table-row table:style-name="ro1">
          <table:table-cell office:value-type="string">
            <text:p>Clara.xml</text:p>
          </table:table-cell>
          <table:table-cell office:value-type="float" office:value="12.642172524">
            <text:p>12.642172524</text:p>
          </table:table-cell>
          <table:table-cell office:value-type="float" office:value="12.6180851064">
            <text:p>12.6180851064</text:p>
          </table:table-cell>
          <table:table-cell office:value-type="float" office:value="0.38829787234">
            <text:p>0.3882978723</text:p>
          </table:table-cell>
          <table:table-cell office:value-type="float" office:value="130.340659341">
            <text:p>130.340659341</text:p>
          </table:table-cell>
          <table:table-cell office:value-type="float" office:value="0.428571428571">
            <text:p>0.4285714286</text:p>
          </table:table-cell>
          <table:table-cell office:value-type="float" office:value="30.1040609137">
            <text:p>30.1040609137</text:p>
          </table:table-cell>
          <table:table-cell office:value-type="float" office:value="24.5061983471">
            <text:p>24.5061983471</text:p>
          </table:table-cell>
          <table:table-cell office:value-type="float" office:value="790.733333333">
            <text:p>790.733333333</text:p>
          </table:table-cell>
          <table:table-cell office:value-type="float" office:value="46.9742574257">
            <text:p>46.9742574257</text:p>
          </table:table-cell>
          <table:table-cell office:value-type="float" office:value="11861">
            <text:p>11861</text:p>
          </table:table-cell>
        </table:table-row>
        <table:table-row table:style-name="ro1">
          <table:table-cell office:value-type="string">
            <text:p>Lydekin.xml</text:p>
          </table:table-cell>
          <table:table-cell office:value-type="float" office:value="12.0441898527">
            <text:p>12.0441898527</text:p>
          </table:table-cell>
          <table:table-cell office:value-type="float" office:value="7.73129610116">
            <text:p>7.7312961012</text:p>
          </table:table-cell>
          <table:table-cell office:value-type="float" office:value="0.0158061116965">
            <text:p>0.0158061117</text:p>
          </table:table-cell>
          <table:table-cell office:value-type="float" office:value="489.133333333">
            <text:p>489.133333333</text:p>
          </table:table-cell>
          <table:table-cell office:value-type="float" office:value="0">
            <text:p>0</text:p>
          </table:table-cell>
          <table:table-cell office:value-type="float" office:value="124.355932203">
            <text:p>124.355932203</text:p>
          </table:table-cell>
          <table:table-cell office:value-type="float" office:value="75.6391752577">
            <text:p>75.6391752577</text:p>
          </table:table-cell>
          <table:table-cell office:value-type="float" office:value="34.1255813953">
            <text:p>34.1255813953</text:p>
          </table:table-cell>
          <table:table-cell office:value-type="float" office:value="45.7133956386">
            <text:p>45.7133956386</text:p>
          </table:table-cell>
          <table:table-cell office:value-type="float" office:value="7337">
            <text:p>7337</text:p>
          </table:table-cell>
        </table:table-row>
        <table:table-row table:style-name="ro1">
          <table:table-cell office:value-type="string">
            <text:p>OgL-E.xml</text:p>
          </table:table-cell>
          <table:table-cell table:number-columns-repeated="2" office:value-type="float" office:value="11.8620689655">
            <text:p>11.8620689655</text:p>
          </table:table-cell>
          <table:table-cell office:value-type="float" office:value="0.379310344828">
            <text:p>0.3793103448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table:number-columns-repeated="2" office:value-type="float" office:value="16.380952381">
            <text:p>16.380952381</text:p>
          </table:table-cell>
          <table:table-cell office:value-type="float" office:value="15.6818181818">
            <text:p>15.6818181818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OgL-N.xml</text:p>
          </table:table-cell>
          <table:table-cell table:number-columns-repeated="2" office:value-type="float" office:value="11.8461538462">
            <text:p>11.8461538462</text:p>
          </table:table-cell>
          <table:table-cell office:value-type="float" office:value="0.2">
            <text:p>0.2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float" office:value="59.2307692308">
            <text:p>59.2307692308</text:p>
          </table:table-cell>
          <table:table-cell office:value-type="float" office:value="26.5517241379">
            <text:p>26.5517241379</text:p>
          </table:table-cell>
          <table:table-cell office:value-type="float" office:value="770">
            <text:p>770</text:p>
          </table:table-cell>
          <table:table-cell office:value-type="float" office:value="46.7272727273">
            <text:p>46.7272727273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Germ.xml</text:p>
          </table:table-cell>
          <table:table-cell office:value-type="float" office:value="11.7903118779">
            <text:p>11.7903118779</text:p>
          </table:table-cell>
          <table:table-cell office:value-type="float" office:value="11.717118308">
            <text:p>11.717118308</text:p>
          </table:table-cell>
          <table:table-cell office:value-type="float" office:value="0.349636483807">
            <text:p>0.3496364838</text:p>
          </table:table-cell>
          <table:table-cell office:value-type="float" office:value="454.564102564">
            <text:p>454.564102564</text:p>
          </table:table-cell>
          <table:table-cell office:value-type="float" office:value="0.179487179487">
            <text:p>0.1794871795</text:p>
          </table:table-cell>
          <table:table-cell office:value-type="float" office:value="34.5575048733">
            <text:p>34.5575048733</text:p>
          </table:table-cell>
          <table:table-cell office:value-type="float" office:value="25.6555716353">
            <text:p>25.6555716353</text:p>
          </table:table-cell>
          <table:table-cell office:value-type="float" office:value="17728">
            <text:p>17728</text:p>
          </table:table-cell>
          <table:table-cell office:value-type="float" office:value="46.7783641161">
            <text:p>46.7783641161</text:p>
          </table:table-cell>
          <table:table-cell office:value-type="float" office:value="17728">
            <text:p>17728</text:p>
          </table:table-cell>
        </table:table-row>
        <table:table-row table:style-name="ro1">
          <table:table-cell office:value-type="string">
            <text:p>Germ-Gen.xml</text:p>
          </table:table-cell>
          <table:table-cell office:value-type="float" office:value="11.7677806341">
            <text:p>11.7677806341</text:p>
          </table:table-cell>
          <table:table-cell office:value-type="float" office:value="11.6868600683">
            <text:p>11.6868600683</text:p>
          </table:table-cell>
          <table:table-cell office:value-type="float" office:value="0.339590443686">
            <text:p>0.3395904437</text:p>
          </table:table-cell>
          <table:table-cell office:value-type="float" office:value="428.03125">
            <text:p>428.03125</text:p>
          </table:table-cell>
          <table:table-cell office:value-type="float" office:value="0.28125">
            <text:p>0.28125</text:p>
          </table:table-cell>
          <table:table-cell office:value-type="float" office:value="34.9413265306">
            <text:p>34.9413265306</text:p>
          </table:table-cell>
          <table:table-cell office:value-type="float" office:value="24.9036363636">
            <text:p>24.9036363636</text:p>
          </table:table-cell>
          <table:table-cell office:value-type="float" office:value="1956.71428571">
            <text:p>1956.71428571</text:p>
          </table:table-cell>
          <table:table-cell office:value-type="float" office:value="43.8304">
            <text:p>43.8304</text:p>
          </table:table-cell>
          <table:table-cell office:value-type="float" office:value="13697">
            <text:p>13697</text:p>
          </table:table-cell>
        </table:table-row>
        <table:table-row table:style-name="ro1">
          <table:table-cell office:value-type="string">
            <text:p>Genoveva.xml</text:p>
          </table:table-cell>
          <table:table-cell office:value-type="float" office:value="11.6884057971">
            <text:p>11.6884057971</text:p>
          </table:table-cell>
          <table:table-cell office:value-type="float" office:value="11.59375">
            <text:p>11.59375</text:p>
          </table:table-cell>
          <table:table-cell office:value-type="float" office:value="0.322115384615">
            <text:p>0.3221153846</text:p>
          </table:table-cell>
          <table:table-cell office:value-type="float" office:value="401.916666667">
            <text:p>401.916666667</text:p>
          </table:table-cell>
          <table:table-cell office:value-type="float" office:value="0.5">
            <text:p>0.5</text:p>
          </table:table-cell>
          <table:table-cell office:value-type="float" office:value="35.4632352941">
            <text:p>35.4632352941</text:p>
          </table:table-cell>
          <table:table-cell office:value-type="float" office:value="23.9950248756">
            <text:p>23.9950248756</text:p>
          </table:table-cell>
          <table:table-cell office:value-type="float" office:value="689">
            <text:p>689</text:p>
          </table:table-cell>
          <table:table-cell office:value-type="float" office:value="39.867768595">
            <text:p>39.867768595</text:p>
          </table:table-cell>
          <table:table-cell office:value-type="float" office:value="4823">
            <text:p>4823</text:p>
          </table:table-cell>
        </table:table-row>
        <table:table-row table:style-name="ro1">
          <table:table-cell office:value-type="string">
            <text:p>Macra.xml</text:p>
          </table:table-cell>
          <table:table-cell table:number-columns-repeated="2" office:value-type="float" office:value="11.5">
            <text:p>11.5</text:p>
          </table:table-cell>
          <table:table-cell office:value-type="float" office:value="0.333333333333">
            <text:p>0.3333333333</text:p>
          </table:table-cell>
          <table:table-cell office:value-type="float" office:value="310.5">
            <text:p>310.5</text:p>
          </table:table-cell>
          <table:table-cell office:value-type="float" office:value="0.25">
            <text:p>0.25</text:p>
          </table:table-cell>
          <table:table-cell office:value-type="float" office:value="32.6842105263">
            <text:p>32.6842105263</text:p>
          </table:table-cell>
          <table:table-cell office:value-type="float" office:value="17.7428571429">
            <text:p>17.7428571429</text:p>
          </table:table-cell>
          <table:table-cell office:value-type="float" office:value="414">
            <text:p>414</text:p>
          </table:table-cell>
          <table:table-cell office:value-type="float" office:value="33.5675675676">
            <text:p>33.5675675676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string">
            <text:p>OgL-C.xml</text:p>
          </table:table-cell>
          <table:table-cell office:value-type="float" office:value="11.2896218825">
            <text:p>11.2896218825</text:p>
          </table:table-cell>
          <table:table-cell office:value-type="float" office:value="10.96171875">
            <text:p>10.96171875</text:p>
          </table:table-cell>
          <table:table-cell office:value-type="float" office:value="0.096875">
            <text:p>0.096875</text:p>
          </table:table-cell>
          <table:table-cell office:value-type="float" office:value="14031">
            <text:p>14031</text:p>
          </table:table-cell>
          <table:table-cell office:value-type="float" office:value="1">
            <text:p>1</text:p>
          </table:table-cell>
          <table:table-cell office:value-type="float" office:value="114.073170732">
            <text:p>114.073170732</text:p>
          </table:table-cell>
          <table:table-cell office:value-type="float" office:value="38.652892562">
            <text:p>38.652892562</text:p>
          </table:table-cell>
          <table:table-cell office:value-type="float" office:value="14031">
            <text:p>14031</text:p>
          </table:table-cell>
          <table:table-cell office:value-type="float" office:value="70.5125628141">
            <text:p>70.5125628141</text:p>
          </table:table-cell>
          <table:table-cell office:value-type="float" office:value="14031">
            <text:p>14031</text:p>
          </table:table-cell>
        </table:table-row>
        <table:table-row table:style-name="ro1">
          <table:table-cell office:value-type="string">
            <text:p>LegBu.xml</text:p>
          </table:table-cell>
          <table:table-cell office:value-type="float" office:value="11.2744186047">
            <text:p>11.2744186047</text:p>
          </table:table-cell>
          <table:table-cell office:value-type="float" office:value="11.215299198">
            <text:p>11.215299198</text:p>
          </table:table-cell>
          <table:table-cell office:value-type="float" office:value="0.0231338679827">
            <text:p>0.023133868</text:p>
          </table:table-cell>
          <table:table-cell office:value-type="float" office:value="12120">
            <text:p>12120</text:p>
          </table:table-cell>
          <table:table-cell office:value-type="float" office:value="0">
            <text:p>0</text:p>
          </table:table-cell>
          <table:table-cell office:value-type="float" office:value="105.697674419">
            <text:p>105.697674419</text:p>
          </table:table-cell>
          <table:table-cell office:value-type="float" office:value="68.0898876404">
            <text:p>68.0898876404</text:p>
          </table:table-cell>
          <table:table-cell office:value-type="float" office:value="172.322274882">
            <text:p>172.322274882</text:p>
          </table:table-cell>
          <table:table-cell office:value-type="float" office:value="95.3079947575">
            <text:p>95.3079947575</text:p>
          </table:table-cell>
          <table:table-cell office:value-type="float" office:value="36360">
            <text:p>36360</text:p>
          </table:table-cell>
        </table:table-row>
        <table:table-row table:style-name="ro1">
          <table:table-cell office:value-type="string">
            <text:p>Birg-Bergm.xml</text:p>
          </table:table-cell>
          <table:table-cell office:value-type="float" office:value="10.9790575916">
            <text:p>10.9790575916</text:p>
          </table:table-cell>
          <table:table-cell office:value-type="float" office:value="10.8652849741">
            <text:p>10.8652849741</text:p>
          </table:table-cell>
          <table:table-cell office:value-type="float" office:value="0.492227979275">
            <text:p>0.4922279793</text:p>
          </table:table-cell>
          <table:table-cell office:value-type="float" office:value="419.4">
            <text:p>419.4</text:p>
          </table:table-cell>
          <table:table-cell office:value-type="float" office:value="0.8">
            <text:p>0.8</text:p>
          </table:table-cell>
          <table:table-cell office:value-type="float" office:value="21.618556701">
            <text:p>21.618556701</text:p>
          </table:table-cell>
          <table:table-cell office:value-type="float" office:value="16.2558139535">
            <text:p>16.2558139535</text:p>
          </table:table-cell>
          <table:table-cell office:value-type="float" office:value="262.125">
            <text:p>262.125</text:p>
          </table:table-cell>
          <table:table-cell office:value-type="float" office:value="29.125">
            <text:p>29.125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string">
            <text:p>OgL-A.xml</text:p>
          </table:table-cell>
          <table:table-cell office:value-type="float" office:value="10.5714567317">
            <text:p>10.5714567317</text:p>
          </table:table-cell>
          <table:table-cell office:value-type="float" office:value="10.22478551">
            <text:p>10.22478551</text:p>
          </table:table-cell>
          <table:table-cell office:value-type="float" office:value="0.291706387035">
            <text:p>0.291706387</text:p>
          </table:table-cell>
          <table:table-cell office:value-type="float" office:value="5958.77777778">
            <text:p>5958.77777778</text:p>
          </table:table-cell>
          <table:table-cell office:value-type="float" office:value="0">
            <text:p>0</text:p>
          </table:table-cell>
          <table:table-cell office:value-type="float" office:value="188.834507042">
            <text:p>188.834507042</text:p>
          </table:table-cell>
          <table:table-cell office:value-type="float" office:value="186.211805556">
            <text:p>186.211805556</text:p>
          </table:table-cell>
          <table:table-cell office:value-type="float" office:value="89.9815436242">
            <text:p>89.9815436242</text:p>
          </table:table-cell>
          <table:table-cell office:value-type="float" office:value="90.2845117845">
            <text:p>90.2845117845</text:p>
          </table:table-cell>
          <table:table-cell office:value-type="float" office:value="53629">
            <text:p>53629</text:p>
          </table:table-cell>
        </table:table-row>
        <table:table-row table:style-name="ro1">
          <table:table-cell office:value-type="string">
            <text:p>Did-A.xml</text:p>
          </table:table-cell>
          <table:table-cell office:value-type="float" office:value="10.3365125441">
            <text:p>10.3365125441</text:p>
          </table:table-cell>
          <table:table-cell office:value-type="float" office:value="10.0974619289">
            <text:p>10.0974619289</text:p>
          </table:table-cell>
          <table:table-cell office:value-type="float" office:value="0.117766497462">
            <text:p>0.1177664975</text:p>
          </table:table-cell>
          <table:table-cell office:value-type="float" office:value="24865">
            <text:p>24865</text:p>
          </table:table-cell>
          <table:table-cell office:value-type="float" office:value="0">
            <text:p>0</text:p>
          </table:table-cell>
          <table:table-cell office:value-type="float" office:value="90.9140767824">
            <text:p>90.9140767824</text:p>
          </table:table-cell>
          <table:table-cell office:value-type="float" office:value="43.318815331">
            <text:p>43.318815331</text:p>
          </table:table-cell>
          <table:table-cell office:value-type="float" office:value="180.18115942">
            <text:p>180.18115942</text:p>
          </table:table-cell>
          <table:table-cell office:value-type="float" office:value="60.3885853066">
            <text:p>60.3885853066</text:p>
          </table:table-cell>
          <table:table-cell office:value-type="float" office:value="49730">
            <text:p>49730</text:p>
          </table:table-cell>
        </table:table-row>
        <table:table-row table:style-name="ro1">
          <table:table-cell office:value-type="string">
            <text:p>Blasius.xml</text:p>
          </table:table-cell>
          <table:table-cell office:value-type="float" office:value="10.3034482759">
            <text:p>10.3034482759</text:p>
          </table:table-cell>
          <table:table-cell office:value-type="float" office:value="10.2191780822">
            <text:p>10.2191780822</text:p>
          </table:table-cell>
          <table:table-cell office:value-type="float" office:value="0.5">
            <text:p>0.5</text:p>
          </table:table-cell>
          <table:table-cell office:value-type="float" office:value="186.5">
            <text:p>186.5</text:p>
          </table:table-cell>
          <table:table-cell office:value-type="float" office:value="0">
            <text:p>0</text:p>
          </table:table-cell>
          <table:table-cell office:value-type="float" office:value="20.7222222222">
            <text:p>20.7222222222</text:p>
          </table:table-cell>
          <table:table-cell office:value-type="float" office:value="16.5777777778">
            <text:p>16.5777777778</text:p>
          </table:table-cell>
          <table:table-cell office:value-type="float" office:value="1492">
            <text:p>1492</text:p>
          </table:table-cell>
          <table:table-cell office:value-type="float" office:value="32.4347826087">
            <text:p>32.4347826087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Birg-no.xml</text:p>
          </table:table-cell>
          <table:table-cell office:value-type="float" office:value="10.0803703704">
            <text:p>10.0803703704</text:p>
          </table:table-cell>
          <table:table-cell office:value-type="float" office:value="10.0320914792">
            <text:p>10.0320914792</text:p>
          </table:table-cell>
          <table:table-cell office:value-type="float" office:value="0.357063814091">
            <text:p>0.3570638141</text:p>
          </table:table-cell>
          <table:table-cell office:value-type="float" office:value="58.9956616052">
            <text:p>58.9956616052</text:p>
          </table:table-cell>
          <table:table-cell office:value-type="float" office:value="0.331887201735">
            <text:p>0.3318872017</text:p>
          </table:table-cell>
          <table:table-cell office:value-type="float" office:value="24.6126696833">
            <text:p>24.6126696833</text:p>
          </table:table-cell>
          <table:table-cell office:value-type="float" office:value="16.7057739558">
            <text:p>16.7057739558</text:p>
          </table:table-cell>
          <table:table-cell office:value-type="float" office:value="1007.2962963">
            <text:p>1007.2962963</text:p>
          </table:table-cell>
          <table:table-cell office:value-type="float" office:value="32.3773809524">
            <text:p>32.3773809524</text:p>
          </table:table-cell>
          <table:table-cell office:value-type="float" office:value="27197">
            <text:p>27197</text:p>
          </table:table-cell>
        </table:table-row>
        <table:table-row table:style-name="ro1">
          <table:table-cell office:value-type="string">
            <text:p>Greg-A.xml</text:p>
          </table:table-cell>
          <table:table-cell office:value-type="float" office:value="10.0169194866">
            <text:p>10.0169194866</text:p>
          </table:table-cell>
          <table:table-cell office:value-type="float" office:value="10.0005830904">
            <text:p>10.0005830904</text:p>
          </table:table-cell>
          <table:table-cell office:value-type="float" office:value="0.337026239067">
            <text:p>0.3370262391</text:p>
          </table:table-cell>
          <table:table-cell office:value-type="float" office:value="125.189781022">
            <text:p>125.189781022</text:p>
          </table:table-cell>
          <table:table-cell office:value-type="float" office:value="0.408759124088">
            <text:p>0.4087591241</text:p>
          </table:table-cell>
          <table:table-cell office:value-type="float" office:value="27.7075928918">
            <text:p>27.7075928918</text:p>
          </table:table-cell>
          <table:table-cell office:value-type="float" office:value="24.0546984572">
            <text:p>24.0546984572</text:p>
          </table:table-cell>
          <table:table-cell office:value-type="float" office:value="5717">
            <text:p>5717</text:p>
          </table:table-cell>
          <table:table-cell office:value-type="float" office:value="48.0420168067">
            <text:p>48.0420168067</text:p>
          </table:table-cell>
          <table:table-cell office:value-type="float" office:value="17151">
            <text:p>17151</text:p>
          </table:table-cell>
        </table:table-row>
        <table:table-row table:style-name="ro1">
          <table:table-cell office:value-type="string">
            <text:p>Nic-A.xml</text:p>
          </table:table-cell>
          <table:table-cell office:value-type="float" office:value="9.31168831169">
            <text:p>9.3116883117</text:p>
          </table:table-cell>
          <table:table-cell office:value-type="float" office:value="9.2487091222">
            <text:p>9.2487091222</text:p>
          </table:table-cell>
          <table:table-cell office:value-type="float" office:value="0.437177280551">
            <text:p>0.4371772806</text:p>
          </table:table-cell>
          <table:table-cell office:value-type="float" office:value="210.725490196">
            <text:p>210.725490196</text:p>
          </table:table-cell>
          <table:table-cell office:value-type="float" office:value="0.274509803922">
            <text:p>0.2745098039</text:p>
          </table:table-cell>
          <table:table-cell office:value-type="float" office:value="21.6673387097">
            <text:p>21.6673387097</text:p>
          </table:table-cell>
          <table:table-cell office:value-type="float" office:value="18.0016750419">
            <text:p>18.0016750419</text:p>
          </table:table-cell>
          <table:table-cell office:value-type="float" office:value="447.791666667">
            <text:p>447.791666667</text:p>
          </table:table-cell>
          <table:table-cell office:value-type="float" office:value="34.5562700965">
            <text:p>34.5562700965</text:p>
          </table:table-cell>
          <table:table-cell office:value-type="float" office:value="10747">
            <text:p>10747</text:p>
          </table:table-cell>
        </table:table-row>
        <table:table-row table:style-name="ro1">
          <table:table-cell office:value-type="string">
            <text:p>Bo.xml</text:p>
          </table:table-cell>
          <table:table-cell office:value-type="float" office:value="9.2013559322">
            <text:p>9.2013559322</text:p>
          </table:table-cell>
          <table:table-cell office:value-type="float" office:value="9.1751014885">
            <text:p>9.1751014885</text:p>
          </table:table-cell>
          <table:table-cell office:value-type="float" office:value="0.323951285521">
            <text:p>0.3239512855</text:p>
          </table:table-cell>
          <table:table-cell office:value-type="float" office:value="131.14893617">
            <text:p>131.14893617</text:p>
          </table:table-cell>
          <table:table-cell office:value-type="float" office:value="0.353965183752">
            <text:p>0.3539651838</text:p>
          </table:table-cell>
          <table:table-cell office:value-type="float" office:value="26.7576953433">
            <text:p>26.7576953433</text:p>
          </table:table-cell>
          <table:table-cell office:value-type="float" office:value="23.0156143924">
            <text:p>23.0156143924</text:p>
          </table:table-cell>
          <table:table-cell office:value-type="float" office:value="584.517241379">
            <text:p>584.517241379</text:p>
          </table:table-cell>
          <table:table-cell office:value-type="float" office:value="42.8596713021">
            <text:p>42.8596713021</text:p>
          </table:table-cell>
          <table:table-cell office:value-type="float" office:value="67804">
            <text:p>67804</text:p>
          </table:table-cell>
        </table:table-row>
        <table:table-row table:style-name="ro1">
          <table:table-cell office:value-type="string">
            <text:p>GL.xml</text:p>
          </table:table-cell>
          <table:table-cell office:value-type="float" office:value="9.02232746955">
            <text:p>9.0223274696</text:p>
          </table:table-cell>
          <table:table-cell office:value-type="float" office:value="7.59829059829">
            <text:p>7.5982905983</text:p>
          </table:table-cell>
          <table:table-cell office:value-type="float" office:value="0.0974358974359">
            <text:p>0.0974358974</text:p>
          </table:table-cell>
          <table:table-cell office:value-type="float" office:value="13335">
            <text:p>13335</text:p>
          </table:table-cell>
          <table:table-cell office:value-type="float" office:value="0">
            <text:p>0</text:p>
          </table:table-cell>
          <table:table-cell office:value-type="float" office:value="86.5909090909">
            <text:p>86.5909090909</text:p>
          </table:table-cell>
          <table:table-cell office:value-type="float" office:value="86.0322580645">
            <text:p>86.0322580645</text:p>
          </table:table-cell>
          <table:table-cell office:value-type="float" office:value="99.5149253731">
            <text:p>99.5149253731</text:p>
          </table:table-cell>
          <table:table-cell office:value-type="float" office:value="74.0833333333">
            <text:p>74.0833333333</text:p>
          </table:table-cell>
          <table:table-cell office:value-type="float" office:value="13335">
            <text:p>13335</text:p>
          </table:table-cell>
        </table:table-row>
        <table:table-row table:style-name="ro1">
          <table:table-cell office:value-type="string">
            <text:p>Birg-8.xml</text:p>
          </table:table-cell>
          <table:table-cell office:value-type="float" office:value="9.0158405723">
            <text:p>9.0158405723</text:p>
          </table:table-cell>
          <table:table-cell office:value-type="float" office:value="8.99285349668">
            <text:p>8.9928534967</text:p>
          </table:table-cell>
          <table:table-cell office:value-type="float" office:value="0.269525267994">
            <text:p>0.269525268</text:p>
          </table:table-cell>
          <table:table-cell office:value-type="float" office:value="463.605263158">
            <text:p>463.605263158</text:p>
          </table:table-cell>
          <table:table-cell office:value-type="float" office:value="0.184210526316">
            <text:p>0.1842105263</text:p>
          </table:table-cell>
          <table:table-cell office:value-type="float" office:value="33.4605887939">
            <text:p>33.4605887939</text:p>
          </table:table-cell>
          <table:table-cell office:value-type="float" office:value="26.5716440422">
            <text:p>26.5716440422</text:p>
          </table:table-cell>
          <table:table-cell office:value-type="float" office:value="3914.88888889">
            <text:p>3914.88888889</text:p>
          </table:table-cell>
          <table:table-cell office:value-type="float" office:value="49.9065155807">
            <text:p>49.9065155807</text:p>
          </table:table-cell>
          <table:table-cell office:value-type="float" office:value="35234">
            <text:p>35234</text:p>
          </table:table-cell>
        </table:table-row>
        <table:table-row table:style-name="ro1">
          <table:table-cell office:value-type="string">
            <text:p>SkaL.xml</text:p>
          </table:table-cell>
          <table:table-cell office:value-type="float" office:value="8.63578852237">
            <text:p>8.6357885224</text:p>
          </table:table-cell>
          <table:table-cell office:value-type="float" office:value="8.48623445826">
            <text:p>8.4862344583</text:p>
          </table:table-cell>
          <table:table-cell office:value-type="float" office:value="0.147868561279">
            <text:p>0.1478685613</text:p>
          </table:table-cell>
          <table:table-cell office:value-type="float" office:value="3822.2">
            <text:p>3822.2</text:p>
          </table:table-cell>
          <table:table-cell office:value-type="float" office:value="0.2">
            <text:p>0.2</text:p>
          </table:table-cell>
          <table:table-cell office:value-type="float" office:value="57.3903903904">
            <text:p>57.3903903904</text:p>
          </table:table-cell>
          <table:table-cell office:value-type="float" office:value="51.373655914">
            <text:p>51.373655914</text:p>
          </table:table-cell>
          <table:table-cell office:value-type="float" office:value="84.1894273128">
            <text:p>84.1894273128</text:p>
          </table:table-cell>
          <table:table-cell office:value-type="float" office:value="46.612195122">
            <text:p>46.612195122</text:p>
          </table:table-cell>
          <table:table-cell office:value-type="float" office:value="19111">
            <text:p>19111</text:p>
          </table:table-cell>
        </table:table-row>
        <table:table-row table:style-name="ro1">
          <table:table-cell office:value-type="string">
            <text:p>SdmL-conf.xml</text:p>
          </table:table-cell>
          <table:table-cell table:number-columns-repeated="2" office:value-type="float" office:value="7.84782608696">
            <text:p>7.847826087</text:p>
          </table:table-cell>
          <table:table-cell office:value-type="float" office:value="0.119565217391">
            <text:p>0.1195652174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60.1666666667">
            <text:p>60.1666666667</text:p>
          </table:table-cell>
          <table:table-cell office:value-type="float" office:value="51.5714285714">
            <text:p>51.5714285714</text:p>
          </table:table-cell>
          <table:table-cell office:value-type="float" office:value="722">
            <text:p>722</text:p>
          </table:table-cell>
          <table:table-cell office:value-type="float" office:value="90.25">
            <text:p>90.25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SdmL-Add.xml</text:p>
          </table:table-cell>
          <table:table-cell office:value-type="float" office:value="7.65165876777">
            <text:p>7.6516587678</text:p>
          </table:table-cell>
          <table:table-cell office:value-type="float" office:value="7.56206088993">
            <text:p>7.5620608899</text:p>
          </table:table-cell>
          <table:table-cell office:value-type="float" office:value="0.133489461358">
            <text:p>0.1334894614</text:p>
          </table:table-cell>
          <table:table-cell office:value-type="float" office:value="1614.5">
            <text:p>1614.5</text:p>
          </table:table-cell>
          <table:table-cell office:value-type="float" office:value="0.5">
            <text:p>0.5</text:p>
          </table:table-cell>
          <table:table-cell office:value-type="float" office:value="49.6769230769">
            <text:p>49.6769230769</text:p>
          </table:table-cell>
          <table:table-cell office:value-type="float" office:value="42.4868421053">
            <text:p>42.4868421053</text:p>
          </table:table-cell>
          <table:table-cell office:value-type="float" office:value="161.45">
            <text:p>161.45</text:p>
          </table:table-cell>
          <table:table-cell office:value-type="float" office:value="59.247706422">
            <text:p>59.247706422</text:p>
          </table:table-cell>
          <table:table-cell office:value-type="float" office:value="3229">
            <text:p>3229</text:p>
          </table:table-cell>
        </table:table-row>
        <table:table-row table:style-name="ro1">
          <table:table-cell office:value-type="string">
            <text:p>SmLKB.xml</text:p>
          </table:table-cell>
          <table:table-cell office:value-type="float" office:value="7.50471698113">
            <text:p>7.5047169811</text:p>
          </table:table-cell>
          <table:table-cell office:value-type="float" office:value="5.56293706294">
            <text:p>5.5629370629</text:p>
          </table:table-cell>
          <table:table-cell office:value-type="float" office:value="0.159090909091">
            <text:p>0.1590909091</text:p>
          </table:table-cell>
          <table:table-cell office:value-type="float" office:value="25.0551181102">
            <text:p>25.0551181102</text:p>
          </table:table-cell>
          <table:table-cell office:value-type="float" office:value="0.338582677165">
            <text:p>0.3385826772</text:p>
          </table:table-cell>
          <table:table-cell office:value-type="float" office:value="109.724137931">
            <text:p>109.724137931</text:p>
          </table:table-cell>
          <table:table-cell office:value-type="float" office:value="102.64516129">
            <text:p>102.64516129</text:p>
          </table:table-cell>
          <table:table-cell office:value-type="float" office:value="90.9142857143">
            <text:p>90.9142857143</text:p>
          </table:table-cell>
          <table:table-cell office:value-type="float" office:value="93.5882352941">
            <text:p>93.5882352941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Barbara.xml</text:p>
          </table:table-cell>
          <table:table-cell office:value-type="float" office:value="6.59368836292">
            <text:p>6.5936883629</text:p>
          </table:table-cell>
          <table:table-cell office:value-type="float" office:value="6.5688976378">
            <text:p>6.5688976378</text:p>
          </table:table-cell>
          <table:table-cell office:value-type="float" office:value="0.442913385827">
            <text:p>0.4429133858</text:p>
          </table:table-cell>
          <table:table-cell office:value-type="float" office:value="104.28125">
            <text:p>104.28125</text:p>
          </table:table-cell>
          <table:table-cell office:value-type="float" office:value="0.0625">
            <text:p>0.0625</text:p>
          </table:table-cell>
          <table:table-cell office:value-type="float" office:value="14.8311111111">
            <text:p>14.8311111111</text:p>
          </table:table-cell>
          <table:table-cell office:value-type="float" office:value="13.9041666667">
            <text:p>13.9041666667</text:p>
          </table:table-cell>
          <table:table-cell office:value-type="float" office:value="1668.5">
            <text:p>1668.5</text:p>
          </table:table-cell>
          <table:table-cell office:value-type="float" office:value="27.2408163265">
            <text:p>27.2408163265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string">
            <text:p>OgL-M.xml</text:p>
          </table:table-cell>
          <table:table-cell office:value-type="float" office:value="6.55226209048">
            <text:p>6.5522620905</text:p>
          </table:table-cell>
          <table:table-cell office:value-type="float" office:value="6.46913580247">
            <text:p>6.4691358025</text:p>
          </table:table-cell>
          <table:table-cell office:value-type="float" office:value="0.171296296296">
            <text:p>0.1712962963</text:p>
          </table:table-cell>
          <table:table-cell office:value-type="float" office:value="4192">
            <text:p>4192</text:p>
          </table:table-cell>
          <table:table-cell office:value-type="float" office:value="1">
            <text:p>1</text:p>
          </table:table-cell>
          <table:table-cell office:value-type="float" office:value="38.4587155963">
            <text:p>38.4587155963</text:p>
          </table:table-cell>
          <table:table-cell office:value-type="float" office:value="33.8064516129">
            <text:p>33.8064516129</text:p>
          </table:table-cell>
          <table:table-cell office:value-type="float" office:value="2096">
            <text:p>2096</text:p>
          </table:table-cell>
          <table:table-cell office:value-type="float" office:value="61.2116788321">
            <text:p>61.2116788321</text:p>
          </table:table-cell>
          <table:table-cell office:value-type="float" office:value="4192">
            <text:p>4192</text:p>
          </table:table-cell>
        </table:table-row>
        <table:table-row table:style-name="ro1">
          <table:table-cell office:value-type="string">
            <text:p>HL.xml</text:p>
          </table:table-cell>
          <table:table-cell office:value-type="float" office:value="6.12924016282">
            <text:p>6.1292401628</text:p>
          </table:table-cell>
          <table:table-cell office:value-type="float" office:value="5.32067137809">
            <text:p>5.3206713781</text:p>
          </table:table-cell>
          <table:table-cell office:value-type="float" office:value="0.241460541814">
            <text:p>0.2414605418</text:p>
          </table:table-cell>
          <table:table-cell office:value-type="float" office:value="96.6256684492">
            <text:p>96.6256684492</text:p>
          </table:table-cell>
          <table:table-cell office:value-type="float" office:value="0.144385026738">
            <text:p>0.1443850267</text:p>
          </table:table-cell>
          <table:table-cell office:value-type="float" office:value="115.826923077">
            <text:p>115.826923077</text:p>
          </table:table-cell>
          <table:table-cell office:value-type="float" office:value="115.089171975">
            <text:p>115.089171975</text:p>
          </table:table-cell>
          <table:table-cell office:value-type="float" office:value="57.1803797468">
            <text:p>57.1803797468</text:p>
          </table:table-cell>
          <table:table-cell office:value-type="float" office:value="20.6975945017">
            <text:p>20.6975945017</text:p>
          </table:table-cell>
          <table:table-cell office:value-type="float" office:value="18069">
            <text:p>18069</text:p>
          </table:table-cell>
        </table:table-row>
        <table:table-row table:style-name="ro1">
          <table:table-cell office:value-type="string">
            <text:p>UL-B.xml</text:p>
          </table:table-cell>
          <table:table-cell office:value-type="float" office:value="6.0984767504">
            <text:p>6.0984767504</text:p>
          </table:table-cell>
          <table:table-cell office:value-type="float" office:value="5.55562339724">
            <text:p>5.5556233972</text:p>
          </table:table-cell>
          <table:table-cell office:value-type="float" office:value="0.068750763219">
            <text:p>0.0687507632</text:p>
          </table:table-cell>
          <table:table-cell office:value-type="float" office:value="1978.04347826">
            <text:p>1978.04347826</text:p>
          </table:table-cell>
          <table:table-cell office:value-type="float" office:value="0">
            <text:p>0</text:p>
          </table:table-cell>
          <table:table-cell office:value-type="float" office:value="62.4074074074">
            <text:p>62.4074074074</text:p>
          </table:table-cell>
          <table:table-cell office:value-type="float" office:value="58.7790697674">
            <text:p>58.7790697674</text:p>
          </table:table-cell>
          <table:table-cell office:value-type="float" office:value="229.772727273">
            <text:p>229.772727273</text:p>
          </table:table-cell>
          <table:table-cell office:value-type="float" office:value="77.969151671">
            <text:p>77.969151671</text:p>
          </table:table-cell>
          <table:table-cell office:value-type="float" office:value="45495">
            <text:p>45495</text:p>
          </table:table-cell>
        </table:table-row>
        <table:table-row table:style-name="ro1">
          <table:table-cell office:value-type="string">
            <text:p>OgL-H.xml</text:p>
          </table:table-cell>
          <table:table-cell office:value-type="float" office:value="5.79712041885">
            <text:p>5.7971204189</text:p>
          </table:table-cell>
          <table:table-cell office:value-type="float" office:value="5.76631853786">
            <text:p>5.7663185379</text:p>
          </table:table-cell>
          <table:table-cell office:value-type="float" office:value="0.304177545692">
            <text:p>0.3041775457</text:p>
          </table:table-cell>
          <table:table-cell office:value-type="float" office:value="4417">
            <text:p>4417</text:p>
          </table:table-cell>
          <table:table-cell office:value-type="float" office:value="1">
            <text:p>1</text:p>
          </table:table-cell>
          <table:table-cell office:value-type="float" office:value="19.9864253394">
            <text:p>19.9864253394</text:p>
          </table:table-cell>
          <table:table-cell office:value-type="float" office:value="16.2988929889">
            <text:p>16.2988929889</text:p>
          </table:table-cell>
          <table:table-cell office:value-type="float" office:value="1104.25">
            <text:p>1104.25</text:p>
          </table:table-cell>
          <table:table-cell office:value-type="float" office:value="27.1876923077">
            <text:p>27.1876923077</text:p>
          </table:table-cell>
          <table:table-cell office:value-type="float" office:value="4417">
            <text:p>4417</text:p>
          </table:table-cell>
        </table:table-row>
        <table:table-row table:style-name="ro1">
          <table:table-cell office:value-type="string">
            <text:p>YVgL-add.xml</text:p>
          </table:table-cell>
          <table:table-cell office:value-type="float" office:value="5.69632352941">
            <text:p>5.6963235294</text:p>
          </table:table-cell>
          <table:table-cell office:value-type="float" office:value="5.24864498645">
            <text:p>5.2486449865</text:p>
          </table:table-cell>
          <table:table-cell office:value-type="float" office:value="0.124661246612">
            <text:p>0.1246612466</text:p>
          </table:table-cell>
          <table:table-cell office:value-type="float" office:value="7747">
            <text:p>7747</text:p>
          </table:table-cell>
          <table:table-cell office:value-type="float" office:value="1">
            <text:p>1</text:p>
          </table:table-cell>
          <table:table-cell table:number-columns-repeated="2" office:value-type="float" office:value="121.046875">
            <text:p>121.046875</text:p>
          </table:table-cell>
          <table:table-cell office:value-type="float" office:value="553.357142857">
            <text:p>553.357142857</text:p>
          </table:table-cell>
          <table:table-cell office:value-type="float" office:value="128.049586777">
            <text:p>128.049586777</text:p>
          </table:table-cell>
          <table:table-cell office:value-type="float" office:value="7747">
            <text:p>7747</text:p>
          </table:table-cell>
        </table:table-row>
        <table:table-row table:style-name="ro1">
          <table:table-cell office:value-type="string">
            <text:p>Yvgl.xml</text:p>
          </table:table-cell>
          <table:table-cell office:value-type="float" office:value="5.67047861076">
            <text:p>5.6704786108</text:p>
          </table:table-cell>
          <table:table-cell office:value-type="float" office:value="5.25638005497">
            <text:p>5.256380055</text:p>
          </table:table-cell>
          <table:table-cell office:value-type="float" office:value="0.275618374558">
            <text:p>0.2756183746</text:p>
          </table:table-cell>
          <table:table-cell office:value-type="float" office:value="6694">
            <text:p>6694</text:p>
          </table:table-cell>
          <table:table-cell office:value-type="float" office:value="0.5">
            <text:p>0.5</text:p>
          </table:table-cell>
          <table:table-cell office:value-type="float" office:value="166.310559006">
            <text:p>166.310559006</text:p>
          </table:table-cell>
          <table:table-cell office:value-type="float" office:value="150.426966292">
            <text:p>150.426966292</text:p>
          </table:table-cell>
          <table:table-cell office:value-type="float" office:value="26776">
            <text:p>26776</text:p>
          </table:table-cell>
          <table:table-cell office:value-type="float" office:value="53.9295065458">
            <text:p>53.9295065458</text:p>
          </table:table-cell>
          <table:table-cell office:value-type="float" office:value="26776">
            <text:p>26776</text:p>
          </table:table-cell>
        </table:table-row>
        <table:table-row table:style-name="ro1">
          <table:table-cell office:value-type="string">
            <text:p>DL.xml</text:p>
          </table:table-cell>
          <table:table-cell office:value-type="float" office:value="5.48847457627">
            <text:p>5.4884745763</text:p>
          </table:table-cell>
          <table:table-cell office:value-type="float" office:value="4.86362270952">
            <text:p>4.8636227095</text:p>
          </table:table-cell>
          <table:table-cell office:value-type="float" office:value="0.124962451187">
            <text:p>0.1249624512</text:p>
          </table:table-cell>
          <table:table-cell office:value-type="float" office:value="8095.5">
            <text:p>8095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97.5361445783">
            <text:p>97.5361445783</text:p>
          </table:table-cell>
          <table:table-cell office:value-type="float" office:value="51.2373417722">
            <text:p>51.2373417722</text:p>
          </table:table-cell>
          <table:table-cell office:value-type="float" office:value="66.2208588957">
            <text:p>66.2208588957</text:p>
          </table:table-cell>
          <table:table-cell office:value-type="float" office:value="16191">
            <text:p>16191</text:p>
          </table:table-cell>
        </table:table-row>
        <table:table-row table:style-name="ro1">
          <table:table-cell office:value-type="string">
            <text:p>BjR.xml</text:p>
          </table:table-cell>
          <table:table-cell office:value-type="float" office:value="5.43108233117">
            <text:p>5.4310823312</text:p>
          </table:table-cell>
          <table:table-cell office:value-type="float" office:value="4.91708542714">
            <text:p>4.9170854271</text:p>
          </table:table-cell>
          <table:table-cell office:value-type="float" office:value="0.136515912898">
            <text:p>0.1365159129</text:p>
          </table:table-cell>
          <table:table-cell office:value-type="float" office:value="5871">
            <text:p>5871</text:p>
          </table:table-cell>
          <table:table-cell office:value-type="float" office:value="0">
            <text:p>0</text:p>
          </table:table-cell>
          <table:table-cell table:number-columns-repeated="2" office:value-type="float" office:value="71.5975609756">
            <text:p>71.5975609756</text:p>
          </table:table-cell>
          <table:table-cell office:value-type="float" office:value="75.2692307692">
            <text:p>75.2692307692</text:p>
          </table:table-cell>
          <table:table-cell office:value-type="float" office:value="71.1636363636">
            <text:p>71.1636363636</text:p>
          </table:table-cell>
          <table:table-cell office:value-type="float" office:value="5871">
            <text:p>5871</text:p>
          </table:table-cell>
        </table:table-row>
        <table:table-row table:style-name="ro1">
          <table:table-cell office:value-type="string">
            <text:p>VmL.xml</text:p>
          </table:table-cell>
          <table:table-cell office:value-type="float" office:value="5.39845758355">
            <text:p>5.3984575836</text:p>
          </table:table-cell>
          <table:table-cell office:value-type="float" office:value="4.99339498018">
            <text:p>4.9933949802</text:p>
          </table:table-cell>
          <table:table-cell office:value-type="float" office:value="0.267371202114">
            <text:p>0.267371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table:number-columns-repeated="2" office:value-type="float" office:value="123.529411765">
            <text:p>123.529411765</text:p>
          </table:table-cell>
          <table:table-cell office:value-type="float" office:value="52.6462395543">
            <text:p>52.6462395543</text:p>
          </table:table-cell>
          <table:table-cell office:value-type="float" office:value="71.8631178707">
            <text:p>71.8631178707</text:p>
          </table:table-cell>
          <table:table-cell office:value-type="float" office:value="18900">
            <text:p>18900</text:p>
          </table:table-cell>
        </table:table-row>
        <table:table-row table:style-name="ro1">
          <table:table-cell office:value-type="string">
            <text:p>AVgL.xml</text:p>
          </table:table-cell>
          <table:table-cell office:value-type="float" office:value="5.25526043463">
            <text:p>5.2552604346</text:p>
          </table:table-cell>
          <table:table-cell office:value-type="float" office:value="4.69953632148">
            <text:p>4.6995363215</text:p>
          </table:table-cell>
          <table:table-cell office:value-type="float" office:value="0.216692426584">
            <text:p>0.2166924266</text:p>
          </table:table-cell>
          <table:table-cell office:value-type="float" office:value="5067.66666667">
            <text:p>5067.66666667</text:p>
          </table:table-cell>
          <table:table-cell office:value-type="float" office:value="0.666666666667">
            <text:p>0.6666666667</text:p>
          </table:table-cell>
          <table:table-cell office:value-type="float" office:value="60.812">
            <text:p>60.812</text:p>
          </table:table-cell>
          <table:table-cell office:value-type="float" office:value="60.3293650794">
            <text:p>60.3293650794</text:p>
          </table:table-cell>
          <table:table-cell office:value-type="float" office:value="90.494047619">
            <text:p>90.494047619</text:p>
          </table:table-cell>
          <table:table-cell office:value-type="float" office:value="72.5727923628">
            <text:p>72.5727923628</text:p>
          </table:table-cell>
          <table:table-cell office:value-type="float" office:value="15203">
            <text:p>15203</text:p>
          </table:table-cell>
        </table:table-row>
        <table:table-row table:style-name="ro1">
          <table:table-cell office:value-type="string">
            <text:p>SdmL-A.xml</text:p>
          </table:table-cell>
          <table:table-cell office:value-type="float" office:value="5.01732833312">
            <text:p>5.0173283331</text:p>
          </table:table-cell>
          <table:table-cell office:value-type="float" office:value="4.65439059501">
            <text:p>4.654390595</text:p>
          </table:table-cell>
          <table:table-cell office:value-type="float" office:value="0.312260076775">
            <text:p>0.3122600768</text:p>
          </table:table-cell>
          <table:table-cell office:value-type="float" office:value="19399.5">
            <text:p>19399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17.217522659">
            <text:p>117.217522659</text:p>
          </table:table-cell>
          <table:table-cell office:value-type="float" office:value="207.481283422">
            <text:p>207.481283422</text:p>
          </table:table-cell>
          <table:table-cell office:value-type="float" office:value="88.8865979381">
            <text:p>88.8865979381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office:value-type="string">
            <text:p>UL-A.xml</text:p>
          </table:table-cell>
          <table:table-cell office:value-type="float" office:value="4.70053423992">
            <text:p>4.7005342399</text:p>
          </table:table-cell>
          <table:table-cell office:value-type="float" office:value="4.2685013672">
            <text:p>4.2685013672</text:p>
          </table:table-cell>
          <table:table-cell office:value-type="float" office:value="0.102672664726">
            <text:p>0.1026726647</text:p>
          </table:table-cell>
          <table:table-cell office:value-type="float" office:value="16130.6666667">
            <text:p>16130.6666667</text:p>
          </table:table-cell>
          <table:table-cell office:value-type="float" office:value="0">
            <text:p>0</text:p>
          </table:table-cell>
          <table:table-cell table:number-columns-repeated="2" office:value-type="float" office:value="115.770334928">
            <text:p>115.770334928</text:p>
          </table:table-cell>
          <table:table-cell office:value-type="float" office:value="102.743099788">
            <text:p>102.743099788</text:p>
          </table:table-cell>
          <table:table-cell office:value-type="float" office:value="100.502596054">
            <text:p>100.502596054</text:p>
          </table:table-cell>
          <table:table-cell office:value-type="float" office:value="48392">
            <text:p>48392</text:p>
          </table:table-cell>
        </table:table-row>
        <table:table-row table:style-name="ro1">
          <table:table-cell office:value-type="string">
            <text:p>Vidhem.xml</text:p>
          </table:table-cell>
          <table:table-cell office:value-type="float" office:value="3.98200514139">
            <text:p>3.9820051414</text:p>
          </table:table-cell>
          <table:table-cell office:value-type="float" office:value="3.4006586169">
            <text:p>3.4006586169</text:p>
          </table:table-cell>
          <table:table-cell office:value-type="float" office:value="0.169593852909">
            <text:p>0.1695938529</text:p>
          </table:table-cell>
          <table:table-cell office:value-type="float" office:value="6196">
            <text:p>6196</text:p>
          </table:table-cell>
          <table:table-cell office:value-type="float" office:value="0">
            <text:p>0</text:p>
          </table:table-cell>
          <table:table-cell office:value-type="float" office:value="23.1194029851">
            <text:p>23.1194029851</text:p>
          </table:table-cell>
          <table:table-cell office:value-type="float" office:value="20.0517799353">
            <text:p>20.0517799353</text:p>
          </table:table-cell>
          <table:table-cell office:value-type="float" office:value="69.6179775281">
            <text:p>69.6179775281</text:p>
          </table:table-cell>
          <table:table-cell office:value-type="float" office:value="28.036199095">
            <text:p>28.036199095</text:p>
          </table:table-cell>
          <table:table-cell office:value-type="float" office:value="6196">
            <text:p>6196</text:p>
          </table:table-cell>
        </table:table-row>
        <table:table-row table:style-name="ro1">
          <table:table-cell office:value-type="string">
            <text:p>UL-Add.xml</text:p>
          </table:table-cell>
          <table:table-cell office:value-type="float" office:value="3.90607734807">
            <text:p>3.9060773481</text:p>
          </table:table-cell>
          <table:table-cell office:value-type="float" office:value="3.5">
            <text:p>3.5</text:p>
          </table:table-cell>
          <table:table-cell office:value-type="float" office:value="0.0841584158416">
            <text:p>0.0841584158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117.833333333">
            <text:p>117.833333333</text:p>
          </table:table-cell>
          <table:table-cell office:value-type="float" office:value="88.375">
            <text:p>88.375</text:p>
          </table:table-cell>
          <table:table-cell office:value-type="float" office:value="19.1081081081">
            <text:p>19.1081081081</text:p>
          </table:table-cell>
          <table:table-cell office:value-type="float" office:value="31.4222222222">
            <text:p>31.4222222222</text:p>
          </table:table-cell>
          <table:table-cell office:value-type="float" office:value="707">
            <text:p>707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K17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17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6:03:41</meta:creation-date>
    <dc:date>2012-05-02T17:45:11</dc:date>
    <meta:editing-duration>PT1H41M30S</meta:editing-duration>
    <meta:editing-cycles>3</meta:editing-cycles>
    <meta:generator>LibreOffice/3.4$Linux LibreOffice_project/340m1$Build-402</meta:generator>
    <meta:document-statistic meta:table-count="3" meta:cell-count="1947" meta:object-count="0"/>
  </office:meta>
</office:document-meta>
</file>